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249.99mm" svg:height="165.48mm" svg:x="256.32mm" svg:y="30.27mm">
            <draw:object draw:notify-on-update-of-ranges="Feuille1.A1:Feuille1.A1 Feuille1.A2:Feuille1.A160 Feuille1.H1:Feuille1.H1 Feuille1.H2:Feuille1.H160 Feuille1.I1:Feuille1.I1 Feuille1.I2:Feuille1.I160 Feuille1.J1:Feuille1.J1 Feuille1.J2:Feuille1.J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number-columns-repeated="10" table:default-cell-style-name="Default"/>
        <table:table-row table:style-name="ro1">
          <table:table-cell office:value-type="string" calcext:value-type="string">
            <text:p>% of DirectCopy</text:p>
          </table:table-cell>
          <table:table-cell office:value-type="string" calcext:value-type="string">
            <text:p>1st iteration</text:p>
          </table:table-cell>
          <table:table-cell office:value-type="string" calcext:value-type="string">
            <text:p>2nd iteration</text:p>
          </table:table-cell>
          <table:table-cell office:value-type="string" calcext:value-type="string">
            <text:p>3rd iteration</text:p>
          </table:table-cell>
          <table:table-cell office:value-type="string" calcext:value-type="string">
            <text:p>4th iteration</text:p>
          </table:table-cell>
          <table:table-cell office:value-type="string" calcext:value-type="string">
            <text:p>5th iteration</text:p>
          </table:table-cell>
          <table:table-cell office:value-type="string" calcext:value-type="string">
            <text:p>6th iteration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stddev</text:p>
          </table:table-cell>
        </table:table-row>
        <table:table-row table:style-name="ro1">
          <table:table-cell office:value-type="percentage" office:value="0" calcext:value-type="percentage">
            <text:p>0,00 %</text:p>
          </table:table-cell>
          <table:table-cell office:value-type="float" office:value="256943" calcext:value-type="float">
            <text:p>256943</text:p>
          </table:table-cell>
          <table:table-cell office:value-type="float" office:value="256035" calcext:value-type="float">
            <text:p>256035</text:p>
          </table:table-cell>
          <table:table-cell office:value-type="float" office:value="248292" calcext:value-type="float">
            <text:p>248292</text:p>
          </table:table-cell>
          <table:table-cell office:value-type="float" office:value="256110" calcext:value-type="float">
            <text:p>256110</text:p>
          </table:table-cell>
          <table:table-cell office:value-type="float" office:value="254493" calcext:value-type="float">
            <text:p>254493</text:p>
          </table:table-cell>
          <table:table-cell office:value-type="float" office:value="253679" calcext:value-type="float">
            <text:p>253679</text:p>
          </table:table-cell>
          <table:table-cell table:formula="of:=MIN([.B2:.G2])" office:value-type="float" office:value="248292" calcext:value-type="float">
            <text:p>248292</text:p>
          </table:table-cell>
          <table:table-cell table:formula="of:=MAX([.B2:.G2])" office:value-type="float" office:value="256943" calcext:value-type="float">
            <text:p>256943</text:p>
          </table:table-cell>
          <table:table-cell table:formula="of:=AVERAGE([.B2:.G2])" office:value-type="float" office:value="254258.666666667" calcext:value-type="float">
            <text:p>254258,666666667</text:p>
          </table:table-cell>
          <table:table-cell table:formula="of:=STDEV([.B2:.G2])" office:value-type="float" office:value="3155.32810760888" calcext:value-type="float">
            <text:p>3155,32810760888</text:p>
          </table:table-cell>
        </table:table-row>
        <table:table-row table:style-name="ro1">
          <table:table-cell office:value-type="percentage" office:value="0.01" calcext:value-type="percentage">
            <text:p>1,00 %</text:p>
          </table:table-cell>
          <table:table-cell office:value-type="float" office:value="252736" calcext:value-type="float">
            <text:p>252736</text:p>
          </table:table-cell>
          <table:table-cell office:value-type="float" office:value="263067" calcext:value-type="float">
            <text:p>263067</text:p>
          </table:table-cell>
          <table:table-cell office:value-type="float" office:value="259332" calcext:value-type="float">
            <text:p>259332</text:p>
          </table:table-cell>
          <table:table-cell office:value-type="float" office:value="254385" calcext:value-type="float">
            <text:p>254385</text:p>
          </table:table-cell>
          <table:table-cell office:value-type="float" office:value="248701" calcext:value-type="float">
            <text:p>248701</text:p>
          </table:table-cell>
          <table:table-cell office:value-type="float" office:value="244506" calcext:value-type="float">
            <text:p>244506</text:p>
          </table:table-cell>
          <table:table-cell table:formula="of:=MIN([.B3:.G3])" office:value-type="float" office:value="244506" calcext:value-type="float">
            <text:p>244506</text:p>
          </table:table-cell>
          <table:table-cell table:formula="of:=MAX([.B3:.G3])" office:value-type="float" office:value="263067" calcext:value-type="float">
            <text:p>263067</text:p>
          </table:table-cell>
          <table:table-cell table:formula="of:=AVERAGE([.B3:.G3])" office:value-type="float" office:value="253787.833333333" calcext:value-type="float">
            <text:p>253787,833333333</text:p>
          </table:table-cell>
          <table:table-cell table:formula="of:=STDEV([.B3:.G3])" office:value-type="float" office:value="6787.22303793434" calcext:value-type="float">
            <text:p>6787,22303793434</text:p>
          </table:table-cell>
        </table:table-row>
        <table:table-row table:style-name="ro1">
          <table:table-cell office:value-type="percentage" office:value="0.02" calcext:value-type="percentage">
            <text:p>2,00 %</text:p>
          </table:table-cell>
          <table:table-cell office:value-type="float" office:value="250117" calcext:value-type="float">
            <text:p>250117</text:p>
          </table:table-cell>
          <table:table-cell office:value-type="float" office:value="253336" calcext:value-type="float">
            <text:p>253336</text:p>
          </table:table-cell>
          <table:table-cell office:value-type="float" office:value="256613" calcext:value-type="float">
            <text:p>256613</text:p>
          </table:table-cell>
          <table:table-cell office:value-type="float" office:value="256003" calcext:value-type="float">
            <text:p>256003</text:p>
          </table:table-cell>
          <table:table-cell office:value-type="float" office:value="256728" calcext:value-type="float">
            <text:p>256728</text:p>
          </table:table-cell>
          <table:table-cell office:value-type="float" office:value="256773" calcext:value-type="float">
            <text:p>256773</text:p>
          </table:table-cell>
          <table:table-cell table:formula="of:=MIN([.B4:.G4])" office:value-type="float" office:value="250117" calcext:value-type="float">
            <text:p>250117</text:p>
          </table:table-cell>
          <table:table-cell table:formula="of:=MAX([.B4:.G4])" office:value-type="float" office:value="256773" calcext:value-type="float">
            <text:p>256773</text:p>
          </table:table-cell>
          <table:table-cell table:formula="of:=AVERAGE([.B4:.G4])" office:value-type="float" office:value="254928.333333333" calcext:value-type="float">
            <text:p>254928,333333333</text:p>
          </table:table-cell>
          <table:table-cell table:formula="of:=STDEV([.B4:.G4])" office:value-type="float" office:value="2695.14598244078" calcext:value-type="float">
            <text:p>2695,14598244078</text:p>
          </table:table-cell>
        </table:table-row>
        <table:table-row table:style-name="ro1">
          <table:table-cell office:value-type="percentage" office:value="0.03" calcext:value-type="percentage">
            <text:p>3,00 %</text:p>
          </table:table-cell>
          <table:table-cell office:value-type="float" office:value="255680" calcext:value-type="float">
            <text:p>255680</text:p>
          </table:table-cell>
          <table:table-cell office:value-type="float" office:value="246053" calcext:value-type="float">
            <text:p>246053</text:p>
          </table:table-cell>
          <table:table-cell office:value-type="float" office:value="240532" calcext:value-type="float">
            <text:p>240532</text:p>
          </table:table-cell>
          <table:table-cell office:value-type="float" office:value="256054" calcext:value-type="float">
            <text:p>256054</text:p>
          </table:table-cell>
          <table:table-cell office:value-type="float" office:value="253630" calcext:value-type="float">
            <text:p>253630</text:p>
          </table:table-cell>
          <table:table-cell office:value-type="float" office:value="249533" calcext:value-type="float">
            <text:p>249533</text:p>
          </table:table-cell>
          <table:table-cell table:formula="of:=MIN([.B5:.G5])" office:value-type="float" office:value="240532" calcext:value-type="float">
            <text:p>240532</text:p>
          </table:table-cell>
          <table:table-cell table:formula="of:=MAX([.B5:.G5])" office:value-type="float" office:value="256054" calcext:value-type="float">
            <text:p>256054</text:p>
          </table:table-cell>
          <table:table-cell table:formula="of:=AVERAGE([.B5:.G5])" office:value-type="float" office:value="250247" calcext:value-type="float">
            <text:p>250247</text:p>
          </table:table-cell>
          <table:table-cell table:formula="of:=STDEV([.B5:.G5])" office:value-type="float" office:value="6118.23641256204" calcext:value-type="float">
            <text:p>6118,23641256204</text:p>
          </table:table-cell>
        </table:table-row>
        <table:table-row table:style-name="ro1">
          <table:table-cell office:value-type="percentage" office:value="0.04" calcext:value-type="percentage">
            <text:p>4,00 %</text:p>
          </table:table-cell>
          <table:table-cell office:value-type="float" office:value="254379" calcext:value-type="float">
            <text:p>254379</text:p>
          </table:table-cell>
          <table:table-cell office:value-type="float" office:value="253013" calcext:value-type="float">
            <text:p>253013</text:p>
          </table:table-cell>
          <table:table-cell office:value-type="float" office:value="247591" calcext:value-type="float">
            <text:p>247591</text:p>
          </table:table-cell>
          <table:table-cell office:value-type="float" office:value="253515" calcext:value-type="float">
            <text:p>253515</text:p>
          </table:table-cell>
          <table:table-cell office:value-type="float" office:value="262257" calcext:value-type="float">
            <text:p>262257</text:p>
          </table:table-cell>
          <table:table-cell office:value-type="float" office:value="253891" calcext:value-type="float">
            <text:p>253891</text:p>
          </table:table-cell>
          <table:table-cell table:formula="of:=MIN([.B6:.G6])" office:value-type="float" office:value="247591" calcext:value-type="float">
            <text:p>247591</text:p>
          </table:table-cell>
          <table:table-cell table:formula="of:=MAX([.B6:.G6])" office:value-type="float" office:value="262257" calcext:value-type="float">
            <text:p>262257</text:p>
          </table:table-cell>
          <table:table-cell table:formula="of:=AVERAGE([.B6:.G6])" office:value-type="float" office:value="254107.666666667" calcext:value-type="float">
            <text:p>254107,666666667</text:p>
          </table:table-cell>
          <table:table-cell table:formula="of:=STDEV([.B6:.G6])" office:value-type="float" office:value="4702.09938927993" calcext:value-type="float">
            <text:p>4702,09938927993</text:p>
          </table:table-cell>
        </table:table-row>
        <table:table-row table:style-name="ro1">
          <table:table-cell office:value-type="percentage" office:value="0.049999997" calcext:value-type="percentage">
            <text:p>5,00 %</text:p>
          </table:table-cell>
          <table:table-cell office:value-type="float" office:value="250140" calcext:value-type="float">
            <text:p>250140</text:p>
          </table:table-cell>
          <table:table-cell office:value-type="float" office:value="243996" calcext:value-type="float">
            <text:p>243996</text:p>
          </table:table-cell>
          <table:table-cell office:value-type="float" office:value="250472" calcext:value-type="float">
            <text:p>250472</text:p>
          </table:table-cell>
          <table:table-cell office:value-type="float" office:value="249562" calcext:value-type="float">
            <text:p>249562</text:p>
          </table:table-cell>
          <table:table-cell office:value-type="float" office:value="258914" calcext:value-type="float">
            <text:p>258914</text:p>
          </table:table-cell>
          <table:table-cell office:value-type="float" office:value="256148" calcext:value-type="float">
            <text:p>256148</text:p>
          </table:table-cell>
          <table:table-cell table:formula="of:=MIN([.B7:.G7])" office:value-type="float" office:value="243996" calcext:value-type="float">
            <text:p>243996</text:p>
          </table:table-cell>
          <table:table-cell table:formula="of:=MAX([.B7:.G7])" office:value-type="float" office:value="258914" calcext:value-type="float">
            <text:p>258914</text:p>
          </table:table-cell>
          <table:table-cell table:formula="of:=AVERAGE([.B7:.G7])" office:value-type="float" office:value="251538.666666667" calcext:value-type="float">
            <text:p>251538,666666667</text:p>
          </table:table-cell>
          <table:table-cell table:formula="of:=STDEV([.B7:.G7])" office:value-type="float" office:value="5282.69956240809" calcext:value-type="float">
            <text:p>5282,69956240809</text:p>
          </table:table-cell>
        </table:table-row>
        <table:table-row table:style-name="ro1">
          <table:table-cell office:value-type="percentage" office:value="0.059999995" calcext:value-type="percentage">
            <text:p>6,00 %</text:p>
          </table:table-cell>
          <table:table-cell office:value-type="float" office:value="253317" calcext:value-type="float">
            <text:p>253317</text:p>
          </table:table-cell>
          <table:table-cell office:value-type="float" office:value="257641" calcext:value-type="float">
            <text:p>257641</text:p>
          </table:table-cell>
          <table:table-cell office:value-type="float" office:value="243673" calcext:value-type="float">
            <text:p>243673</text:p>
          </table:table-cell>
          <table:table-cell office:value-type="float" office:value="239828" calcext:value-type="float">
            <text:p>239828</text:p>
          </table:table-cell>
          <table:table-cell office:value-type="float" office:value="252503" calcext:value-type="float">
            <text:p>252503</text:p>
          </table:table-cell>
          <table:table-cell office:value-type="float" office:value="249675" calcext:value-type="float">
            <text:p>249675</text:p>
          </table:table-cell>
          <table:table-cell table:formula="of:=MIN([.B8:.G8])" office:value-type="float" office:value="239828" calcext:value-type="float">
            <text:p>239828</text:p>
          </table:table-cell>
          <table:table-cell table:formula="of:=MAX([.B8:.G8])" office:value-type="float" office:value="257641" calcext:value-type="float">
            <text:p>257641</text:p>
          </table:table-cell>
          <table:table-cell table:formula="of:=AVERAGE([.B8:.G8])" office:value-type="float" office:value="249439.5" calcext:value-type="float">
            <text:p>249439,5</text:p>
          </table:table-cell>
          <table:table-cell table:formula="of:=STDEV([.B8:.G8])" office:value-type="float" office:value="6593.53555385879" calcext:value-type="float">
            <text:p>6593,53555385879</text:p>
          </table:table-cell>
        </table:table-row>
        <table:table-row table:style-name="ro1">
          <table:table-cell office:value-type="percentage" office:value="0.06999999" calcext:value-type="percentage">
            <text:p>7,00 %</text:p>
          </table:table-cell>
          <table:table-cell office:value-type="float" office:value="251537" calcext:value-type="float">
            <text:p>251537</text:p>
          </table:table-cell>
          <table:table-cell office:value-type="float" office:value="245115" calcext:value-type="float">
            <text:p>245115</text:p>
          </table:table-cell>
          <table:table-cell office:value-type="float" office:value="251774" calcext:value-type="float">
            <text:p>251774</text:p>
          </table:table-cell>
          <table:table-cell office:value-type="float" office:value="257894" calcext:value-type="float">
            <text:p>257894</text:p>
          </table:table-cell>
          <table:table-cell office:value-type="float" office:value="252363" calcext:value-type="float">
            <text:p>252363</text:p>
          </table:table-cell>
          <table:table-cell office:value-type="float" office:value="253880" calcext:value-type="float">
            <text:p>253880</text:p>
          </table:table-cell>
          <table:table-cell table:formula="of:=MIN([.B9:.G9])" office:value-type="float" office:value="245115" calcext:value-type="float">
            <text:p>245115</text:p>
          </table:table-cell>
          <table:table-cell table:formula="of:=MAX([.B9:.G9])" office:value-type="float" office:value="257894" calcext:value-type="float">
            <text:p>257894</text:p>
          </table:table-cell>
          <table:table-cell table:formula="of:=AVERAGE([.B9:.G9])" office:value-type="float" office:value="252093.833333333" calcext:value-type="float">
            <text:p>252093,833333333</text:p>
          </table:table-cell>
          <table:table-cell table:formula="of:=STDEV([.B9:.G9])" office:value-type="float" office:value="4147.80054567076" calcext:value-type="float">
            <text:p>4147,80054567076</text:p>
          </table:table-cell>
        </table:table-row>
        <table:table-row table:style-name="ro1">
          <table:table-cell office:value-type="percentage" office:value="0.07999999" calcext:value-type="percentage">
            <text:p>8,00 %</text:p>
          </table:table-cell>
          <table:table-cell office:value-type="float" office:value="258354" calcext:value-type="float">
            <text:p>258354</text:p>
          </table:table-cell>
          <table:table-cell office:value-type="float" office:value="242736" calcext:value-type="float">
            <text:p>242736</text:p>
          </table:table-cell>
          <table:table-cell office:value-type="float" office:value="254119" calcext:value-type="float">
            <text:p>254119</text:p>
          </table:table-cell>
          <table:table-cell office:value-type="float" office:value="251704" calcext:value-type="float">
            <text:p>251704</text:p>
          </table:table-cell>
          <table:table-cell office:value-type="float" office:value="250840" calcext:value-type="float">
            <text:p>250840</text:p>
          </table:table-cell>
          <table:table-cell office:value-type="float" office:value="247301" calcext:value-type="float">
            <text:p>247301</text:p>
          </table:table-cell>
          <table:table-cell table:formula="of:=MIN([.B10:.G10])" office:value-type="float" office:value="242736" calcext:value-type="float">
            <text:p>242736</text:p>
          </table:table-cell>
          <table:table-cell table:formula="of:=MAX([.B10:.G10])" office:value-type="float" office:value="258354" calcext:value-type="float">
            <text:p>258354</text:p>
          </table:table-cell>
          <table:table-cell table:formula="of:=AVERAGE([.B10:.G10])" office:value-type="float" office:value="250842.333333333" calcext:value-type="float">
            <text:p>250842,333333333</text:p>
          </table:table-cell>
          <table:table-cell table:formula="of:=STDEV([.B10:.G10])" office:value-type="float" office:value="5406.62255633465" calcext:value-type="float">
            <text:p>5406,62255633465</text:p>
          </table:table-cell>
        </table:table-row>
        <table:table-row table:style-name="ro1">
          <table:table-cell office:value-type="percentage" office:value="0.08999999" calcext:value-type="percentage">
            <text:p>9,00 %</text:p>
          </table:table-cell>
          <table:table-cell office:value-type="float" office:value="253067" calcext:value-type="float">
            <text:p>253067</text:p>
          </table:table-cell>
          <table:table-cell office:value-type="float" office:value="250430" calcext:value-type="float">
            <text:p>250430</text:p>
          </table:table-cell>
          <table:table-cell office:value-type="float" office:value="247266" calcext:value-type="float">
            <text:p>247266</text:p>
          </table:table-cell>
          <table:table-cell office:value-type="float" office:value="251671" calcext:value-type="float">
            <text:p>251671</text:p>
          </table:table-cell>
          <table:table-cell office:value-type="float" office:value="248136" calcext:value-type="float">
            <text:p>248136</text:p>
          </table:table-cell>
          <table:table-cell office:value-type="float" office:value="254131" calcext:value-type="float">
            <text:p>254131</text:p>
          </table:table-cell>
          <table:table-cell table:formula="of:=MIN([.B11:.G11])" office:value-type="float" office:value="247266" calcext:value-type="float">
            <text:p>247266</text:p>
          </table:table-cell>
          <table:table-cell table:formula="of:=MAX([.B11:.G11])" office:value-type="float" office:value="254131" calcext:value-type="float">
            <text:p>254131</text:p>
          </table:table-cell>
          <table:table-cell table:formula="of:=AVERAGE([.B11:.G11])" office:value-type="float" office:value="250783.5" calcext:value-type="float">
            <text:p>250783,5</text:p>
          </table:table-cell>
          <table:table-cell table:formula="of:=STDEV([.B11:.G11])" office:value-type="float" office:value="2709.79001031445" calcext:value-type="float">
            <text:p>2709,79001031445</text:p>
          </table:table-cell>
        </table:table-row>
        <table:table-row table:style-name="ro1">
          <table:table-cell office:value-type="percentage" office:value="0.09999999" calcext:value-type="percentage">
            <text:p>10,00 %</text:p>
          </table:table-cell>
          <table:table-cell office:value-type="float" office:value="251269" calcext:value-type="float">
            <text:p>251269</text:p>
          </table:table-cell>
          <table:table-cell office:value-type="float" office:value="252713" calcext:value-type="float">
            <text:p>252713</text:p>
          </table:table-cell>
          <table:table-cell office:value-type="float" office:value="245632" calcext:value-type="float">
            <text:p>245632</text:p>
          </table:table-cell>
          <table:table-cell office:value-type="float" office:value="241800" calcext:value-type="float">
            <text:p>241800</text:p>
          </table:table-cell>
          <table:table-cell office:value-type="float" office:value="249917" calcext:value-type="float">
            <text:p>249917</text:p>
          </table:table-cell>
          <table:table-cell office:value-type="float" office:value="257807" calcext:value-type="float">
            <text:p>257807</text:p>
          </table:table-cell>
          <table:table-cell table:formula="of:=MIN([.B12:.G12])" office:value-type="float" office:value="241800" calcext:value-type="float">
            <text:p>241800</text:p>
          </table:table-cell>
          <table:table-cell table:formula="of:=MAX([.B12:.G12])" office:value-type="float" office:value="257807" calcext:value-type="float">
            <text:p>257807</text:p>
          </table:table-cell>
          <table:table-cell table:formula="of:=AVERAGE([.B12:.G12])" office:value-type="float" office:value="249856.333333333" calcext:value-type="float">
            <text:p>249856,333333333</text:p>
          </table:table-cell>
          <table:table-cell table:formula="of:=STDEV([.B12:.G12])" office:value-type="float" office:value="5587.88781801019" calcext:value-type="float">
            <text:p>5587,88781801019</text:p>
          </table:table-cell>
        </table:table-row>
        <table:table-row table:style-name="ro1">
          <table:table-cell office:value-type="percentage" office:value="0.109999985" calcext:value-type="percentage">
            <text:p>11,00 %</text:p>
          </table:table-cell>
          <table:table-cell office:value-type="float" office:value="238396" calcext:value-type="float">
            <text:p>238396</text:p>
          </table:table-cell>
          <table:table-cell office:value-type="float" office:value="253936" calcext:value-type="float">
            <text:p>253936</text:p>
          </table:table-cell>
          <table:table-cell office:value-type="float" office:value="250111" calcext:value-type="float">
            <text:p>250111</text:p>
          </table:table-cell>
          <table:table-cell office:value-type="float" office:value="254369" calcext:value-type="float">
            <text:p>254369</text:p>
          </table:table-cell>
          <table:table-cell office:value-type="float" office:value="250859" calcext:value-type="float">
            <text:p>250859</text:p>
          </table:table-cell>
          <table:table-cell office:value-type="float" office:value="259715" calcext:value-type="float">
            <text:p>259715</text:p>
          </table:table-cell>
          <table:table-cell table:formula="of:=MIN([.B13:.G13])" office:value-type="float" office:value="238396" calcext:value-type="float">
            <text:p>238396</text:p>
          </table:table-cell>
          <table:table-cell table:formula="of:=MAX([.B13:.G13])" office:value-type="float" office:value="259715" calcext:value-type="float">
            <text:p>259715</text:p>
          </table:table-cell>
          <table:table-cell table:formula="of:=AVERAGE([.B13:.G13])" office:value-type="float" office:value="251231" calcext:value-type="float">
            <text:p>251231</text:p>
          </table:table-cell>
          <table:table-cell table:formula="of:=STDEV([.B13:.G13])" office:value-type="float" office:value="7145.24084968449" calcext:value-type="float">
            <text:p>7145,24084968449</text:p>
          </table:table-cell>
        </table:table-row>
        <table:table-row table:style-name="ro1">
          <table:table-cell office:value-type="percentage" office:value="0.11999998" calcext:value-type="percentage">
            <text:p>12,00 %</text:p>
          </table:table-cell>
          <table:table-cell office:value-type="float" office:value="253522" calcext:value-type="float">
            <text:p>253522</text:p>
          </table:table-cell>
          <table:table-cell office:value-type="float" office:value="255088" calcext:value-type="float">
            <text:p>255088</text:p>
          </table:table-cell>
          <table:table-cell office:value-type="float" office:value="249134" calcext:value-type="float">
            <text:p>249134</text:p>
          </table:table-cell>
          <table:table-cell office:value-type="float" office:value="257527" calcext:value-type="float">
            <text:p>257527</text:p>
          </table:table-cell>
          <table:table-cell office:value-type="float" office:value="252756" calcext:value-type="float">
            <text:p>252756</text:p>
          </table:table-cell>
          <table:table-cell office:value-type="float" office:value="253172" calcext:value-type="float">
            <text:p>253172</text:p>
          </table:table-cell>
          <table:table-cell table:formula="of:=MIN([.B14:.G14])" office:value-type="float" office:value="249134" calcext:value-type="float">
            <text:p>249134</text:p>
          </table:table-cell>
          <table:table-cell table:formula="of:=MAX([.B14:.G14])" office:value-type="float" office:value="257527" calcext:value-type="float">
            <text:p>257527</text:p>
          </table:table-cell>
          <table:table-cell table:formula="of:=AVERAGE([.B14:.G14])" office:value-type="float" office:value="253533.166666667" calcext:value-type="float">
            <text:p>253533,166666667</text:p>
          </table:table-cell>
          <table:table-cell table:formula="of:=STDEV([.B14:.G14])" office:value-type="float" office:value="2773.28083083316" calcext:value-type="float">
            <text:p>2773,28083083316</text:p>
          </table:table-cell>
        </table:table-row>
        <table:table-row table:style-name="ro1">
          <table:table-cell office:value-type="percentage" office:value="0.12999998" calcext:value-type="percentage">
            <text:p>13,00 %</text:p>
          </table:table-cell>
          <table:table-cell office:value-type="float" office:value="256994" calcext:value-type="float">
            <text:p>256994</text:p>
          </table:table-cell>
          <table:table-cell office:value-type="float" office:value="246667" calcext:value-type="float">
            <text:p>246667</text:p>
          </table:table-cell>
          <table:table-cell office:value-type="float" office:value="248462" calcext:value-type="float">
            <text:p>248462</text:p>
          </table:table-cell>
          <table:table-cell office:value-type="float" office:value="255497" calcext:value-type="float">
            <text:p>255497</text:p>
          </table:table-cell>
          <table:table-cell office:value-type="float" office:value="244260" calcext:value-type="float">
            <text:p>244260</text:p>
          </table:table-cell>
          <table:table-cell office:value-type="float" office:value="259075" calcext:value-type="float">
            <text:p>259075</text:p>
          </table:table-cell>
          <table:table-cell table:formula="of:=MIN([.B15:.G15])" office:value-type="float" office:value="244260" calcext:value-type="float">
            <text:p>244260</text:p>
          </table:table-cell>
          <table:table-cell table:formula="of:=MAX([.B15:.G15])" office:value-type="float" office:value="259075" calcext:value-type="float">
            <text:p>259075</text:p>
          </table:table-cell>
          <table:table-cell table:formula="of:=AVERAGE([.B15:.G15])" office:value-type="float" office:value="251825.833333333" calcext:value-type="float">
            <text:p>251825,833333333</text:p>
          </table:table-cell>
          <table:table-cell table:formula="of:=STDEV([.B15:.G15])" office:value-type="float" office:value="6130.39311681287" calcext:value-type="float">
            <text:p>6130,39311681287</text:p>
          </table:table-cell>
        </table:table-row>
        <table:table-row table:style-name="ro1">
          <table:table-cell office:value-type="percentage" office:value="0.13999999" calcext:value-type="percentage">
            <text:p>14,00 %</text:p>
          </table:table-cell>
          <table:table-cell office:value-type="float" office:value="251042" calcext:value-type="float">
            <text:p>251042</text:p>
          </table:table-cell>
          <table:table-cell office:value-type="float" office:value="248719" calcext:value-type="float">
            <text:p>248719</text:p>
          </table:table-cell>
          <table:table-cell office:value-type="float" office:value="247428" calcext:value-type="float">
            <text:p>247428</text:p>
          </table:table-cell>
          <table:table-cell office:value-type="float" office:value="251723" calcext:value-type="float">
            <text:p>251723</text:p>
          </table:table-cell>
          <table:table-cell office:value-type="float" office:value="249248" calcext:value-type="float">
            <text:p>249248</text:p>
          </table:table-cell>
          <table:table-cell office:value-type="float" office:value="251845" calcext:value-type="float">
            <text:p>251845</text:p>
          </table:table-cell>
          <table:table-cell table:formula="of:=MIN([.B16:.G16])" office:value-type="float" office:value="247428" calcext:value-type="float">
            <text:p>247428</text:p>
          </table:table-cell>
          <table:table-cell table:formula="of:=MAX([.B16:.G16])" office:value-type="float" office:value="251845" calcext:value-type="float">
            <text:p>251845</text:p>
          </table:table-cell>
          <table:table-cell table:formula="of:=AVERAGE([.B16:.G16])" office:value-type="float" office:value="250000.833333333" calcext:value-type="float">
            <text:p>250000,833333333</text:p>
          </table:table-cell>
          <table:table-cell table:formula="of:=STDEV([.B16:.G16])" office:value-type="float" office:value="1804.44799500198" calcext:value-type="float">
            <text:p>1804,44799500198</text:p>
          </table:table-cell>
        </table:table-row>
        <table:table-row table:style-name="ro1">
          <table:table-cell office:value-type="percentage" office:value="0.14999999" calcext:value-type="percentage">
            <text:p>15,00 %</text:p>
          </table:table-cell>
          <table:table-cell office:value-type="float" office:value="243127" calcext:value-type="float">
            <text:p>243127</text:p>
          </table:table-cell>
          <table:table-cell office:value-type="float" office:value="240636" calcext:value-type="float">
            <text:p>240636</text:p>
          </table:table-cell>
          <table:table-cell office:value-type="float" office:value="254891" calcext:value-type="float">
            <text:p>254891</text:p>
          </table:table-cell>
          <table:table-cell office:value-type="float" office:value="249775" calcext:value-type="float">
            <text:p>249775</text:p>
          </table:table-cell>
          <table:table-cell office:value-type="float" office:value="253369" calcext:value-type="float">
            <text:p>253369</text:p>
          </table:table-cell>
          <table:table-cell office:value-type="float" office:value="257013" calcext:value-type="float">
            <text:p>257013</text:p>
          </table:table-cell>
          <table:table-cell table:formula="of:=MIN([.B17:.G17])" office:value-type="float" office:value="240636" calcext:value-type="float">
            <text:p>240636</text:p>
          </table:table-cell>
          <table:table-cell table:formula="of:=MAX([.B17:.G17])" office:value-type="float" office:value="257013" calcext:value-type="float">
            <text:p>257013</text:p>
          </table:table-cell>
          <table:table-cell table:formula="of:=AVERAGE([.B17:.G17])" office:value-type="float" office:value="249801.833333333" calcext:value-type="float">
            <text:p>249801,833333333</text:p>
          </table:table-cell>
          <table:table-cell table:formula="of:=STDEV([.B17:.G17])" office:value-type="float" office:value="6621.05491343084" calcext:value-type="float">
            <text:p>6621,05491343084</text:p>
          </table:table-cell>
        </table:table-row>
        <table:table-row table:style-name="ro1">
          <table:table-cell office:value-type="percentage" office:value="0.16" calcext:value-type="percentage">
            <text:p>16,00 %</text:p>
          </table:table-cell>
          <table:table-cell office:value-type="float" office:value="241006" calcext:value-type="float">
            <text:p>241006</text:p>
          </table:table-cell>
          <table:table-cell office:value-type="float" office:value="250843" calcext:value-type="float">
            <text:p>250843</text:p>
          </table:table-cell>
          <table:table-cell office:value-type="float" office:value="256572" calcext:value-type="float">
            <text:p>256572</text:p>
          </table:table-cell>
          <table:table-cell office:value-type="float" office:value="243363" calcext:value-type="float">
            <text:p>243363</text:p>
          </table:table-cell>
          <table:table-cell office:value-type="float" office:value="252183" calcext:value-type="float">
            <text:p>252183</text:p>
          </table:table-cell>
          <table:table-cell office:value-type="float" office:value="251555" calcext:value-type="float">
            <text:p>251555</text:p>
          </table:table-cell>
          <table:table-cell table:formula="of:=MIN([.B18:.G18])" office:value-type="float" office:value="241006" calcext:value-type="float">
            <text:p>241006</text:p>
          </table:table-cell>
          <table:table-cell table:formula="of:=MAX([.B18:.G18])" office:value-type="float" office:value="256572" calcext:value-type="float">
            <text:p>256572</text:p>
          </table:table-cell>
          <table:table-cell table:formula="of:=AVERAGE([.B18:.G18])" office:value-type="float" office:value="249253.666666667" calcext:value-type="float">
            <text:p>249253,666666667</text:p>
          </table:table-cell>
          <table:table-cell table:formula="of:=STDEV([.B18:.G18])" office:value-type="float" office:value="5876.82008118903" calcext:value-type="float">
            <text:p>5876,82008118903</text:p>
          </table:table-cell>
        </table:table-row>
        <table:table-row table:style-name="ro1">
          <table:table-cell office:value-type="percentage" office:value="0.17" calcext:value-type="percentage">
            <text:p>17,00 %</text:p>
          </table:table-cell>
          <table:table-cell office:value-type="float" office:value="256330" calcext:value-type="float">
            <text:p>256330</text:p>
          </table:table-cell>
          <table:table-cell office:value-type="float" office:value="254913" calcext:value-type="float">
            <text:p>254913</text:p>
          </table:table-cell>
          <table:table-cell office:value-type="float" office:value="252763" calcext:value-type="float">
            <text:p>252763</text:p>
          </table:table-cell>
          <table:table-cell office:value-type="float" office:value="257304" calcext:value-type="float">
            <text:p>257304</text:p>
          </table:table-cell>
          <table:table-cell office:value-type="float" office:value="241726" calcext:value-type="float">
            <text:p>241726</text:p>
          </table:table-cell>
          <table:table-cell office:value-type="float" office:value="248026" calcext:value-type="float">
            <text:p>248026</text:p>
          </table:table-cell>
          <table:table-cell table:formula="of:=MIN([.B19:.G19])" office:value-type="float" office:value="241726" calcext:value-type="float">
            <text:p>241726</text:p>
          </table:table-cell>
          <table:table-cell table:formula="of:=MAX([.B19:.G19])" office:value-type="float" office:value="257304" calcext:value-type="float">
            <text:p>257304</text:p>
          </table:table-cell>
          <table:table-cell table:formula="of:=AVERAGE([.B19:.G19])" office:value-type="float" office:value="251843.666666667" calcext:value-type="float">
            <text:p>251843,666666667</text:p>
          </table:table-cell>
          <table:table-cell table:formula="of:=STDEV([.B19:.G19])" office:value-type="float" office:value="5952.31325340549" calcext:value-type="float">
            <text:p>5952,31325340549</text:p>
          </table:table-cell>
        </table:table-row>
        <table:table-row table:style-name="ro1">
          <table:table-cell office:value-type="percentage" office:value="0.18" calcext:value-type="percentage">
            <text:p>18,00 %</text:p>
          </table:table-cell>
          <table:table-cell office:value-type="float" office:value="256386" calcext:value-type="float">
            <text:p>256386</text:p>
          </table:table-cell>
          <table:table-cell office:value-type="float" office:value="248801" calcext:value-type="float">
            <text:p>248801</text:p>
          </table:table-cell>
          <table:table-cell office:value-type="float" office:value="257892" calcext:value-type="float">
            <text:p>257892</text:p>
          </table:table-cell>
          <table:table-cell office:value-type="float" office:value="255368" calcext:value-type="float">
            <text:p>255368</text:p>
          </table:table-cell>
          <table:table-cell office:value-type="float" office:value="245680" calcext:value-type="float">
            <text:p>245680</text:p>
          </table:table-cell>
          <table:table-cell office:value-type="float" office:value="256640" calcext:value-type="float">
            <text:p>256640</text:p>
          </table:table-cell>
          <table:table-cell table:formula="of:=MIN([.B20:.G20])" office:value-type="float" office:value="245680" calcext:value-type="float">
            <text:p>245680</text:p>
          </table:table-cell>
          <table:table-cell table:formula="of:=MAX([.B20:.G20])" office:value-type="float" office:value="257892" calcext:value-type="float">
            <text:p>257892</text:p>
          </table:table-cell>
          <table:table-cell table:formula="of:=AVERAGE([.B20:.G20])" office:value-type="float" office:value="253461.166666667" calcext:value-type="float">
            <text:p>253461,166666667</text:p>
          </table:table-cell>
          <table:table-cell table:formula="of:=STDEV([.B20:.G20])" office:value-type="float" office:value="4983.80651376703" calcext:value-type="float">
            <text:p>4983,80651376703</text:p>
          </table:table-cell>
        </table:table-row>
        <table:table-row table:style-name="ro1">
          <table:table-cell office:value-type="percentage" office:value="0.19000001" calcext:value-type="percentage">
            <text:p>19,00 %</text:p>
          </table:table-cell>
          <table:table-cell office:value-type="float" office:value="242795" calcext:value-type="float">
            <text:p>242795</text:p>
          </table:table-cell>
          <table:table-cell office:value-type="float" office:value="256027" calcext:value-type="float">
            <text:p>256027</text:p>
          </table:table-cell>
          <table:table-cell office:value-type="float" office:value="258124" calcext:value-type="float">
            <text:p>258124</text:p>
          </table:table-cell>
          <table:table-cell office:value-type="float" office:value="238028" calcext:value-type="float">
            <text:p>238028</text:p>
          </table:table-cell>
          <table:table-cell office:value-type="float" office:value="240294" calcext:value-type="float">
            <text:p>240294</text:p>
          </table:table-cell>
          <table:table-cell office:value-type="float" office:value="255470" calcext:value-type="float">
            <text:p>255470</text:p>
          </table:table-cell>
          <table:table-cell table:formula="of:=MIN([.B21:.G21])" office:value-type="float" office:value="238028" calcext:value-type="float">
            <text:p>238028</text:p>
          </table:table-cell>
          <table:table-cell table:formula="of:=MAX([.B21:.G21])" office:value-type="float" office:value="258124" calcext:value-type="float">
            <text:p>258124</text:p>
          </table:table-cell>
          <table:table-cell table:formula="of:=AVERAGE([.B21:.G21])" office:value-type="float" office:value="248456.333333333" calcext:value-type="float">
            <text:p>248456,333333333</text:p>
          </table:table-cell>
          <table:table-cell table:formula="of:=STDEV([.B21:.G21])" office:value-type="float" office:value="9026.56977299055" calcext:value-type="float">
            <text:p>9026,56977299055</text:p>
          </table:table-cell>
        </table:table-row>
        <table:table-row table:style-name="ro1">
          <table:table-cell office:value-type="percentage" office:value="0.20000002" calcext:value-type="percentage">
            <text:p>20,00 %</text:p>
          </table:table-cell>
          <table:table-cell office:value-type="float" office:value="258447" calcext:value-type="float">
            <text:p>258447</text:p>
          </table:table-cell>
          <table:table-cell office:value-type="float" office:value="245897" calcext:value-type="float">
            <text:p>245897</text:p>
          </table:table-cell>
          <table:table-cell office:value-type="float" office:value="245873" calcext:value-type="float">
            <text:p>245873</text:p>
          </table:table-cell>
          <table:table-cell office:value-type="float" office:value="248314" calcext:value-type="float">
            <text:p>248314</text:p>
          </table:table-cell>
          <table:table-cell office:value-type="float" office:value="255188" calcext:value-type="float">
            <text:p>255188</text:p>
          </table:table-cell>
          <table:table-cell office:value-type="float" office:value="255044" calcext:value-type="float">
            <text:p>255044</text:p>
          </table:table-cell>
          <table:table-cell table:formula="of:=MIN([.B22:.G22])" office:value-type="float" office:value="245873" calcext:value-type="float">
            <text:p>245873</text:p>
          </table:table-cell>
          <table:table-cell table:formula="of:=MAX([.B22:.G22])" office:value-type="float" office:value="258447" calcext:value-type="float">
            <text:p>258447</text:p>
          </table:table-cell>
          <table:table-cell table:formula="of:=AVERAGE([.B22:.G22])" office:value-type="float" office:value="251460.5" calcext:value-type="float">
            <text:p>251460,5</text:p>
          </table:table-cell>
          <table:table-cell table:formula="of:=STDEV([.B22:.G22])" office:value-type="float" office:value="5433.60030734687" calcext:value-type="float">
            <text:p>5433,60030734687</text:p>
          </table:table-cell>
        </table:table-row>
        <table:table-row table:style-name="ro1">
          <table:table-cell office:value-type="percentage" office:value="0.21000002" calcext:value-type="percentage">
            <text:p>21,00 %</text:p>
          </table:table-cell>
          <table:table-cell office:value-type="float" office:value="244848" calcext:value-type="float">
            <text:p>244848</text:p>
          </table:table-cell>
          <table:table-cell office:value-type="float" office:value="256267" calcext:value-type="float">
            <text:p>256267</text:p>
          </table:table-cell>
          <table:table-cell office:value-type="float" office:value="248035" calcext:value-type="float">
            <text:p>248035</text:p>
          </table:table-cell>
          <table:table-cell office:value-type="float" office:value="253785" calcext:value-type="float">
            <text:p>253785</text:p>
          </table:table-cell>
          <table:table-cell office:value-type="float" office:value="252109" calcext:value-type="float">
            <text:p>252109</text:p>
          </table:table-cell>
          <table:table-cell office:value-type="float" office:value="245079" calcext:value-type="float">
            <text:p>245079</text:p>
          </table:table-cell>
          <table:table-cell table:formula="of:=MIN([.B23:.G23])" office:value-type="float" office:value="244848" calcext:value-type="float">
            <text:p>244848</text:p>
          </table:table-cell>
          <table:table-cell table:formula="of:=MAX([.B23:.G23])" office:value-type="float" office:value="256267" calcext:value-type="float">
            <text:p>256267</text:p>
          </table:table-cell>
          <table:table-cell table:formula="of:=AVERAGE([.B23:.G23])" office:value-type="float" office:value="250020.5" calcext:value-type="float">
            <text:p>250020,5</text:p>
          </table:table-cell>
          <table:table-cell table:formula="of:=STDEV([.B23:.G23])" office:value-type="float" office:value="4746.94519665016" calcext:value-type="float">
            <text:p>4746,94519665016</text:p>
          </table:table-cell>
        </table:table-row>
        <table:table-row table:style-name="ro1">
          <table:table-cell office:value-type="percentage" office:value="0.22000003" calcext:value-type="percentage">
            <text:p>22,00 %</text:p>
          </table:table-cell>
          <table:table-cell office:value-type="float" office:value="244724" calcext:value-type="float">
            <text:p>244724</text:p>
          </table:table-cell>
          <table:table-cell office:value-type="float" office:value="254359" calcext:value-type="float">
            <text:p>254359</text:p>
          </table:table-cell>
          <table:table-cell office:value-type="float" office:value="246621" calcext:value-type="float">
            <text:p>246621</text:p>
          </table:table-cell>
          <table:table-cell office:value-type="float" office:value="255145" calcext:value-type="float">
            <text:p>255145</text:p>
          </table:table-cell>
          <table:table-cell office:value-type="float" office:value="239522" calcext:value-type="float">
            <text:p>239522</text:p>
          </table:table-cell>
          <table:table-cell office:value-type="float" office:value="249219" calcext:value-type="float">
            <text:p>249219</text:p>
          </table:table-cell>
          <table:table-cell table:formula="of:=MIN([.B24:.G24])" office:value-type="float" office:value="239522" calcext:value-type="float">
            <text:p>239522</text:p>
          </table:table-cell>
          <table:table-cell table:formula="of:=MAX([.B24:.G24])" office:value-type="float" office:value="255145" calcext:value-type="float">
            <text:p>255145</text:p>
          </table:table-cell>
          <table:table-cell table:formula="of:=AVERAGE([.B24:.G24])" office:value-type="float" office:value="248265" calcext:value-type="float">
            <text:p>248265</text:p>
          </table:table-cell>
          <table:table-cell table:formula="of:=STDEV([.B24:.G24])" office:value-type="float" office:value="5950.845620582" calcext:value-type="float">
            <text:p>5950,845620582</text:p>
          </table:table-cell>
        </table:table-row>
        <table:table-row table:style-name="ro1">
          <table:table-cell office:value-type="percentage" office:value="0.23000003" calcext:value-type="percentage">
            <text:p>23,00 %</text:p>
          </table:table-cell>
          <table:table-cell office:value-type="float" office:value="248086" calcext:value-type="float">
            <text:p>248086</text:p>
          </table:table-cell>
          <table:table-cell office:value-type="float" office:value="246636" calcext:value-type="float">
            <text:p>246636</text:p>
          </table:table-cell>
          <table:table-cell office:value-type="float" office:value="247853" calcext:value-type="float">
            <text:p>247853</text:p>
          </table:table-cell>
          <table:table-cell office:value-type="float" office:value="248831" calcext:value-type="float">
            <text:p>248831</text:p>
          </table:table-cell>
          <table:table-cell office:value-type="float" office:value="254040" calcext:value-type="float">
            <text:p>254040</text:p>
          </table:table-cell>
          <table:table-cell office:value-type="float" office:value="250309" calcext:value-type="float">
            <text:p>250309</text:p>
          </table:table-cell>
          <table:table-cell table:formula="of:=MIN([.B25:.G25])" office:value-type="float" office:value="246636" calcext:value-type="float">
            <text:p>246636</text:p>
          </table:table-cell>
          <table:table-cell table:formula="of:=MAX([.B25:.G25])" office:value-type="float" office:value="254040" calcext:value-type="float">
            <text:p>254040</text:p>
          </table:table-cell>
          <table:table-cell table:formula="of:=AVERAGE([.B25:.G25])" office:value-type="float" office:value="249292.5" calcext:value-type="float">
            <text:p>249292,5</text:p>
          </table:table-cell>
          <table:table-cell table:formula="of:=STDEV([.B25:.G25])" office:value-type="float" office:value="2621.82400248377" calcext:value-type="float">
            <text:p>2621,82400248377</text:p>
          </table:table-cell>
        </table:table-row>
        <table:table-row table:style-name="ro1">
          <table:table-cell office:value-type="percentage" office:value="0.24000004" calcext:value-type="percentage">
            <text:p>24,00 %</text:p>
          </table:table-cell>
          <table:table-cell office:value-type="float" office:value="244130" calcext:value-type="float">
            <text:p>244130</text:p>
          </table:table-cell>
          <table:table-cell office:value-type="float" office:value="248327" calcext:value-type="float">
            <text:p>248327</text:p>
          </table:table-cell>
          <table:table-cell office:value-type="float" office:value="250740" calcext:value-type="float">
            <text:p>250740</text:p>
          </table:table-cell>
          <table:table-cell office:value-type="float" office:value="248131" calcext:value-type="float">
            <text:p>248131</text:p>
          </table:table-cell>
          <table:table-cell office:value-type="float" office:value="243616" calcext:value-type="float">
            <text:p>243616</text:p>
          </table:table-cell>
          <table:table-cell office:value-type="float" office:value="254982" calcext:value-type="float">
            <text:p>254982</text:p>
          </table:table-cell>
          <table:table-cell table:formula="of:=MIN([.B26:.G26])" office:value-type="float" office:value="243616" calcext:value-type="float">
            <text:p>243616</text:p>
          </table:table-cell>
          <table:table-cell table:formula="of:=MAX([.B26:.G26])" office:value-type="float" office:value="254982" calcext:value-type="float">
            <text:p>254982</text:p>
          </table:table-cell>
          <table:table-cell table:formula="of:=AVERAGE([.B26:.G26])" office:value-type="float" office:value="248321" calcext:value-type="float">
            <text:p>248321</text:p>
          </table:table-cell>
          <table:table-cell table:formula="of:=STDEV([.B26:.G26])" office:value-type="float" office:value="4241.65354549379" calcext:value-type="float">
            <text:p>4241,65354549379</text:p>
          </table:table-cell>
        </table:table-row>
        <table:table-row table:style-name="ro1">
          <table:table-cell office:value-type="percentage" office:value="0.25000003" calcext:value-type="percentage">
            <text:p>25,00 %</text:p>
          </table:table-cell>
          <table:table-cell office:value-type="float" office:value="253294" calcext:value-type="float">
            <text:p>253294</text:p>
          </table:table-cell>
          <table:table-cell office:value-type="float" office:value="244168" calcext:value-type="float">
            <text:p>244168</text:p>
          </table:table-cell>
          <table:table-cell office:value-type="float" office:value="251238" calcext:value-type="float">
            <text:p>251238</text:p>
          </table:table-cell>
          <table:table-cell office:value-type="float" office:value="258132" calcext:value-type="float">
            <text:p>258132</text:p>
          </table:table-cell>
          <table:table-cell office:value-type="float" office:value="251967" calcext:value-type="float">
            <text:p>251967</text:p>
          </table:table-cell>
          <table:table-cell office:value-type="float" office:value="255123" calcext:value-type="float">
            <text:p>255123</text:p>
          </table:table-cell>
          <table:table-cell table:formula="of:=MIN([.B27:.G27])" office:value-type="float" office:value="244168" calcext:value-type="float">
            <text:p>244168</text:p>
          </table:table-cell>
          <table:table-cell table:formula="of:=MAX([.B27:.G27])" office:value-type="float" office:value="258132" calcext:value-type="float">
            <text:p>258132</text:p>
          </table:table-cell>
          <table:table-cell table:formula="of:=AVERAGE([.B27:.G27])" office:value-type="float" office:value="252320.333333333" calcext:value-type="float">
            <text:p>252320,333333333</text:p>
          </table:table-cell>
          <table:table-cell table:formula="of:=STDEV([.B27:.G27])" office:value-type="float" office:value="4697.55820258426" calcext:value-type="float">
            <text:p>4697,55820258426</text:p>
          </table:table-cell>
        </table:table-row>
        <table:table-row table:style-name="ro1">
          <table:table-cell office:value-type="percentage" office:value="0.26000002" calcext:value-type="percentage">
            <text:p>26,00 %</text:p>
          </table:table-cell>
          <table:table-cell office:value-type="float" office:value="250201" calcext:value-type="float">
            <text:p>250201</text:p>
          </table:table-cell>
          <table:table-cell office:value-type="float" office:value="249706" calcext:value-type="float">
            <text:p>249706</text:p>
          </table:table-cell>
          <table:table-cell office:value-type="float" office:value="254392" calcext:value-type="float">
            <text:p>254392</text:p>
          </table:table-cell>
          <table:table-cell office:value-type="float" office:value="254094" calcext:value-type="float">
            <text:p>254094</text:p>
          </table:table-cell>
          <table:table-cell office:value-type="float" office:value="245341" calcext:value-type="float">
            <text:p>245341</text:p>
          </table:table-cell>
          <table:table-cell office:value-type="float" office:value="249146" calcext:value-type="float">
            <text:p>249146</text:p>
          </table:table-cell>
          <table:table-cell table:formula="of:=MIN([.B28:.G28])" office:value-type="float" office:value="245341" calcext:value-type="float">
            <text:p>245341</text:p>
          </table:table-cell>
          <table:table-cell table:formula="of:=MAX([.B28:.G28])" office:value-type="float" office:value="254392" calcext:value-type="float">
            <text:p>254392</text:p>
          </table:table-cell>
          <table:table-cell table:formula="of:=AVERAGE([.B28:.G28])" office:value-type="float" office:value="250480" calcext:value-type="float">
            <text:p>250480</text:p>
          </table:table-cell>
          <table:table-cell table:formula="of:=STDEV([.B28:.G28])" office:value-type="float" office:value="3383.20954124926" calcext:value-type="float">
            <text:p>3383,20954124926</text:p>
          </table:table-cell>
        </table:table-row>
        <table:table-row table:style-name="ro1">
          <table:table-cell office:value-type="percentage" office:value="0.27" calcext:value-type="percentage">
            <text:p>27,00 %</text:p>
          </table:table-cell>
          <table:table-cell office:value-type="float" office:value="247765" calcext:value-type="float">
            <text:p>247765</text:p>
          </table:table-cell>
          <table:table-cell office:value-type="float" office:value="242756" calcext:value-type="float">
            <text:p>242756</text:p>
          </table:table-cell>
          <table:table-cell office:value-type="float" office:value="253865" calcext:value-type="float">
            <text:p>253865</text:p>
          </table:table-cell>
          <table:table-cell office:value-type="float" office:value="255575" calcext:value-type="float">
            <text:p>255575</text:p>
          </table:table-cell>
          <table:table-cell office:value-type="float" office:value="250333" calcext:value-type="float">
            <text:p>250333</text:p>
          </table:table-cell>
          <table:table-cell office:value-type="float" office:value="255227" calcext:value-type="float">
            <text:p>255227</text:p>
          </table:table-cell>
          <table:table-cell table:formula="of:=MIN([.B29:.G29])" office:value-type="float" office:value="242756" calcext:value-type="float">
            <text:p>242756</text:p>
          </table:table-cell>
          <table:table-cell table:formula="of:=MAX([.B29:.G29])" office:value-type="float" office:value="255575" calcext:value-type="float">
            <text:p>255575</text:p>
          </table:table-cell>
          <table:table-cell table:formula="of:=AVERAGE([.B29:.G29])" office:value-type="float" office:value="250920.166666667" calcext:value-type="float">
            <text:p>250920,166666667</text:p>
          </table:table-cell>
          <table:table-cell table:formula="of:=STDEV([.B29:.G29])" office:value-type="float" office:value="5016.80752736904" calcext:value-type="float">
            <text:p>5016,80752736904</text:p>
          </table:table-cell>
        </table:table-row>
        <table:table-row table:style-name="ro1">
          <table:table-cell office:value-type="percentage" office:value="0.28" calcext:value-type="percentage">
            <text:p>28,00 %</text:p>
          </table:table-cell>
          <table:table-cell office:value-type="float" office:value="249718" calcext:value-type="float">
            <text:p>249718</text:p>
          </table:table-cell>
          <table:table-cell office:value-type="float" office:value="249955" calcext:value-type="float">
            <text:p>249955</text:p>
          </table:table-cell>
          <table:table-cell office:value-type="float" office:value="246635" calcext:value-type="float">
            <text:p>246635</text:p>
          </table:table-cell>
          <table:table-cell office:value-type="float" office:value="238880" calcext:value-type="float">
            <text:p>238880</text:p>
          </table:table-cell>
          <table:table-cell office:value-type="float" office:value="240358" calcext:value-type="float">
            <text:p>240358</text:p>
          </table:table-cell>
          <table:table-cell office:value-type="float" office:value="245473" calcext:value-type="float">
            <text:p>245473</text:p>
          </table:table-cell>
          <table:table-cell table:formula="of:=MIN([.B30:.G30])" office:value-type="float" office:value="238880" calcext:value-type="float">
            <text:p>238880</text:p>
          </table:table-cell>
          <table:table-cell table:formula="of:=MAX([.B30:.G30])" office:value-type="float" office:value="249955" calcext:value-type="float">
            <text:p>249955</text:p>
          </table:table-cell>
          <table:table-cell table:formula="of:=AVERAGE([.B30:.G30])" office:value-type="float" office:value="245169.833333333" calcext:value-type="float">
            <text:p>245169,833333333</text:p>
          </table:table-cell>
          <table:table-cell table:formula="of:=STDEV([.B30:.G30])" office:value-type="float" office:value="4659.14169849627" calcext:value-type="float">
            <text:p>4659,14169849627</text:p>
          </table:table-cell>
        </table:table-row>
        <table:table-row table:style-name="ro1">
          <table:table-cell office:value-type="percentage" office:value="0.29" calcext:value-type="percentage">
            <text:p>29,00 %</text:p>
          </table:table-cell>
          <table:table-cell office:value-type="float" office:value="249014" calcext:value-type="float">
            <text:p>249014</text:p>
          </table:table-cell>
          <table:table-cell office:value-type="float" office:value="246279" calcext:value-type="float">
            <text:p>246279</text:p>
          </table:table-cell>
          <table:table-cell office:value-type="float" office:value="249705" calcext:value-type="float">
            <text:p>249705</text:p>
          </table:table-cell>
          <table:table-cell office:value-type="float" office:value="250835" calcext:value-type="float">
            <text:p>250835</text:p>
          </table:table-cell>
          <table:table-cell office:value-type="float" office:value="254665" calcext:value-type="float">
            <text:p>254665</text:p>
          </table:table-cell>
          <table:table-cell office:value-type="float" office:value="255132" calcext:value-type="float">
            <text:p>255132</text:p>
          </table:table-cell>
          <table:table-cell table:formula="of:=MIN([.B31:.G31])" office:value-type="float" office:value="246279" calcext:value-type="float">
            <text:p>246279</text:p>
          </table:table-cell>
          <table:table-cell table:formula="of:=MAX([.B31:.G31])" office:value-type="float" office:value="255132" calcext:value-type="float">
            <text:p>255132</text:p>
          </table:table-cell>
          <table:table-cell table:formula="of:=AVERAGE([.B31:.G31])" office:value-type="float" office:value="250938.333333333" calcext:value-type="float">
            <text:p>250938,333333333</text:p>
          </table:table-cell>
          <table:table-cell table:formula="of:=STDEV([.B31:.G31])" office:value-type="float" office:value="3418.16088952329" calcext:value-type="float">
            <text:p>3418,16088952329</text:p>
          </table:table-cell>
        </table:table-row>
        <table:table-row table:style-name="ro1">
          <table:table-cell office:value-type="percentage" office:value="0.29999998" calcext:value-type="percentage">
            <text:p>30,00 %</text:p>
          </table:table-cell>
          <table:table-cell office:value-type="float" office:value="255229" calcext:value-type="float">
            <text:p>255229</text:p>
          </table:table-cell>
          <table:table-cell office:value-type="float" office:value="245359" calcext:value-type="float">
            <text:p>245359</text:p>
          </table:table-cell>
          <table:table-cell office:value-type="float" office:value="243874" calcext:value-type="float">
            <text:p>243874</text:p>
          </table:table-cell>
          <table:table-cell office:value-type="float" office:value="258259" calcext:value-type="float">
            <text:p>258259</text:p>
          </table:table-cell>
          <table:table-cell office:value-type="float" office:value="244095" calcext:value-type="float">
            <text:p>244095</text:p>
          </table:table-cell>
          <table:table-cell office:value-type="float" office:value="247972" calcext:value-type="float">
            <text:p>247972</text:p>
          </table:table-cell>
          <table:table-cell table:formula="of:=MIN([.B32:.G32])" office:value-type="float" office:value="243874" calcext:value-type="float">
            <text:p>243874</text:p>
          </table:table-cell>
          <table:table-cell table:formula="of:=MAX([.B32:.G32])" office:value-type="float" office:value="258259" calcext:value-type="float">
            <text:p>258259</text:p>
          </table:table-cell>
          <table:table-cell table:formula="of:=AVERAGE([.B32:.G32])" office:value-type="float" office:value="249131.333333333" calcext:value-type="float">
            <text:p>249131,333333333</text:p>
          </table:table-cell>
          <table:table-cell table:formula="of:=STDEV([.B32:.G32])" office:value-type="float" office:value="6149.38366559338" calcext:value-type="float">
            <text:p>6149,38366559338</text:p>
          </table:table-cell>
        </table:table-row>
        <table:table-row table:style-name="ro1">
          <table:table-cell office:value-type="percentage" office:value="0.30999997" calcext:value-type="percentage">
            <text:p>31,00 %</text:p>
          </table:table-cell>
          <table:table-cell office:value-type="float" office:value="235885" calcext:value-type="float">
            <text:p>235885</text:p>
          </table:table-cell>
          <table:table-cell office:value-type="float" office:value="254145" calcext:value-type="float">
            <text:p>254145</text:p>
          </table:table-cell>
          <table:table-cell office:value-type="float" office:value="246718" calcext:value-type="float">
            <text:p>246718</text:p>
          </table:table-cell>
          <table:table-cell office:value-type="float" office:value="246824" calcext:value-type="float">
            <text:p>246824</text:p>
          </table:table-cell>
          <table:table-cell office:value-type="float" office:value="247066" calcext:value-type="float">
            <text:p>247066</text:p>
          </table:table-cell>
          <table:table-cell office:value-type="float" office:value="251450" calcext:value-type="float">
            <text:p>251450</text:p>
          </table:table-cell>
          <table:table-cell table:formula="of:=MIN([.B33:.G33])" office:value-type="float" office:value="235885" calcext:value-type="float">
            <text:p>235885</text:p>
          </table:table-cell>
          <table:table-cell table:formula="of:=MAX([.B33:.G33])" office:value-type="float" office:value="254145" calcext:value-type="float">
            <text:p>254145</text:p>
          </table:table-cell>
          <table:table-cell table:formula="of:=AVERAGE([.B33:.G33])" office:value-type="float" office:value="247014.666666667" calcext:value-type="float">
            <text:p>247014,666666667</text:p>
          </table:table-cell>
          <table:table-cell table:formula="of:=STDEV([.B33:.G33])" office:value-type="float" office:value="6237.15183931469" calcext:value-type="float">
            <text:p>6237,15183931469</text:p>
          </table:table-cell>
        </table:table-row>
        <table:table-row table:style-name="ro1">
          <table:table-cell office:value-type="percentage" office:value="0.31999996" calcext:value-type="percentage">
            <text:p>32,00 %</text:p>
          </table:table-cell>
          <table:table-cell office:value-type="float" office:value="245852" calcext:value-type="float">
            <text:p>245852</text:p>
          </table:table-cell>
          <table:table-cell office:value-type="float" office:value="253721" calcext:value-type="float">
            <text:p>253721</text:p>
          </table:table-cell>
          <table:table-cell office:value-type="float" office:value="246587" calcext:value-type="float">
            <text:p>246587</text:p>
          </table:table-cell>
          <table:table-cell office:value-type="float" office:value="251301" calcext:value-type="float">
            <text:p>251301</text:p>
          </table:table-cell>
          <table:table-cell office:value-type="float" office:value="245617" calcext:value-type="float">
            <text:p>245617</text:p>
          </table:table-cell>
          <table:table-cell office:value-type="float" office:value="254152" calcext:value-type="float">
            <text:p>254152</text:p>
          </table:table-cell>
          <table:table-cell table:formula="of:=MIN([.B34:.G34])" office:value-type="float" office:value="245617" calcext:value-type="float">
            <text:p>245617</text:p>
          </table:table-cell>
          <table:table-cell table:formula="of:=MAX([.B34:.G34])" office:value-type="float" office:value="254152" calcext:value-type="float">
            <text:p>254152</text:p>
          </table:table-cell>
          <table:table-cell table:formula="of:=AVERAGE([.B34:.G34])" office:value-type="float" office:value="249538.333333333" calcext:value-type="float">
            <text:p>249538,333333333</text:p>
          </table:table-cell>
          <table:table-cell table:formula="of:=STDEV([.B34:.G34])" office:value-type="float" office:value="3989.08238404106" calcext:value-type="float">
            <text:p>3989,08238404106</text:p>
          </table:table-cell>
        </table:table-row>
        <table:table-row table:style-name="ro1">
          <table:table-cell office:value-type="percentage" office:value="0.32999995" calcext:value-type="percentage">
            <text:p>33,00 %</text:p>
          </table:table-cell>
          <table:table-cell office:value-type="float" office:value="250968" calcext:value-type="float">
            <text:p>250968</text:p>
          </table:table-cell>
          <table:table-cell office:value-type="float" office:value="251418" calcext:value-type="float">
            <text:p>251418</text:p>
          </table:table-cell>
          <table:table-cell office:value-type="float" office:value="254873" calcext:value-type="float">
            <text:p>254873</text:p>
          </table:table-cell>
          <table:table-cell office:value-type="float" office:value="244418" calcext:value-type="float">
            <text:p>244418</text:p>
          </table:table-cell>
          <table:table-cell office:value-type="float" office:value="250667" calcext:value-type="float">
            <text:p>250667</text:p>
          </table:table-cell>
          <table:table-cell office:value-type="float" office:value="247848" calcext:value-type="float">
            <text:p>247848</text:p>
          </table:table-cell>
          <table:table-cell table:formula="of:=MIN([.B35:.G35])" office:value-type="float" office:value="244418" calcext:value-type="float">
            <text:p>244418</text:p>
          </table:table-cell>
          <table:table-cell table:formula="of:=MAX([.B35:.G35])" office:value-type="float" office:value="254873" calcext:value-type="float">
            <text:p>254873</text:p>
          </table:table-cell>
          <table:table-cell table:formula="of:=AVERAGE([.B35:.G35])" office:value-type="float" office:value="250032" calcext:value-type="float">
            <text:p>250032</text:p>
          </table:table-cell>
          <table:table-cell table:formula="of:=STDEV([.B35:.G35])" office:value-type="float" office:value="3547.46247337445" calcext:value-type="float">
            <text:p>3547,46247337445</text:p>
          </table:table-cell>
        </table:table-row>
        <table:table-row table:style-name="ro1">
          <table:table-cell office:value-type="percentage" office:value="0.33999994" calcext:value-type="percentage">
            <text:p>34,00 %</text:p>
          </table:table-cell>
          <table:table-cell office:value-type="float" office:value="242679" calcext:value-type="float">
            <text:p>242679</text:p>
          </table:table-cell>
          <table:table-cell office:value-type="float" office:value="250716" calcext:value-type="float">
            <text:p>250716</text:p>
          </table:table-cell>
          <table:table-cell office:value-type="float" office:value="249339" calcext:value-type="float">
            <text:p>249339</text:p>
          </table:table-cell>
          <table:table-cell office:value-type="float" office:value="247658" calcext:value-type="float">
            <text:p>247658</text:p>
          </table:table-cell>
          <table:table-cell office:value-type="float" office:value="251259" calcext:value-type="float">
            <text:p>251259</text:p>
          </table:table-cell>
          <table:table-cell office:value-type="float" office:value="242796" calcext:value-type="float">
            <text:p>242796</text:p>
          </table:table-cell>
          <table:table-cell table:formula="of:=MIN([.B36:.G36])" office:value-type="float" office:value="242679" calcext:value-type="float">
            <text:p>242679</text:p>
          </table:table-cell>
          <table:table-cell table:formula="of:=MAX([.B36:.G36])" office:value-type="float" office:value="251259" calcext:value-type="float">
            <text:p>251259</text:p>
          </table:table-cell>
          <table:table-cell table:formula="of:=AVERAGE([.B36:.G36])" office:value-type="float" office:value="247407.833333333" calcext:value-type="float">
            <text:p>247407,833333333</text:p>
          </table:table-cell>
          <table:table-cell table:formula="of:=STDEV([.B36:.G36])" office:value-type="float" office:value="3826.18114660907" calcext:value-type="float">
            <text:p>3826,18114660907</text:p>
          </table:table-cell>
        </table:table-row>
        <table:table-row table:style-name="ro1">
          <table:table-cell office:value-type="percentage" office:value="0.34999993" calcext:value-type="percentage">
            <text:p>35,00 %</text:p>
          </table:table-cell>
          <table:table-cell office:value-type="float" office:value="247620" calcext:value-type="float">
            <text:p>247620</text:p>
          </table:table-cell>
          <table:table-cell office:value-type="float" office:value="255916" calcext:value-type="float">
            <text:p>255916</text:p>
          </table:table-cell>
          <table:table-cell office:value-type="float" office:value="252281" calcext:value-type="float">
            <text:p>252281</text:p>
          </table:table-cell>
          <table:table-cell office:value-type="float" office:value="247665" calcext:value-type="float">
            <text:p>247665</text:p>
          </table:table-cell>
          <table:table-cell office:value-type="float" office:value="250793" calcext:value-type="float">
            <text:p>250793</text:p>
          </table:table-cell>
          <table:table-cell office:value-type="float" office:value="259124" calcext:value-type="float">
            <text:p>259124</text:p>
          </table:table-cell>
          <table:table-cell table:formula="of:=MIN([.B37:.G37])" office:value-type="float" office:value="247620" calcext:value-type="float">
            <text:p>247620</text:p>
          </table:table-cell>
          <table:table-cell table:formula="of:=MAX([.B37:.G37])" office:value-type="float" office:value="259124" calcext:value-type="float">
            <text:p>259124</text:p>
          </table:table-cell>
          <table:table-cell table:formula="of:=AVERAGE([.B37:.G37])" office:value-type="float" office:value="252233.166666667" calcext:value-type="float">
            <text:p>252233,166666667</text:p>
          </table:table-cell>
          <table:table-cell table:formula="of:=STDEV([.B37:.G37])" office:value-type="float" office:value="4588.52191524315" calcext:value-type="float">
            <text:p>4588,52191524315</text:p>
          </table:table-cell>
        </table:table-row>
        <table:table-row table:style-name="ro1">
          <table:table-cell office:value-type="percentage" office:value="0.35999992" calcext:value-type="percentage">
            <text:p>36,00 %</text:p>
          </table:table-cell>
          <table:table-cell office:value-type="float" office:value="246207" calcext:value-type="float">
            <text:p>246207</text:p>
          </table:table-cell>
          <table:table-cell office:value-type="float" office:value="249593" calcext:value-type="float">
            <text:p>249593</text:p>
          </table:table-cell>
          <table:table-cell office:value-type="float" office:value="257980" calcext:value-type="float">
            <text:p>257980</text:p>
          </table:table-cell>
          <table:table-cell office:value-type="float" office:value="250102" calcext:value-type="float">
            <text:p>250102</text:p>
          </table:table-cell>
          <table:table-cell office:value-type="float" office:value="243888" calcext:value-type="float">
            <text:p>243888</text:p>
          </table:table-cell>
          <table:table-cell office:value-type="float" office:value="238021" calcext:value-type="float">
            <text:p>238021</text:p>
          </table:table-cell>
          <table:table-cell table:formula="of:=MIN([.B38:.G38])" office:value-type="float" office:value="238021" calcext:value-type="float">
            <text:p>238021</text:p>
          </table:table-cell>
          <table:table-cell table:formula="of:=MAX([.B38:.G38])" office:value-type="float" office:value="257980" calcext:value-type="float">
            <text:p>257980</text:p>
          </table:table-cell>
          <table:table-cell table:formula="of:=AVERAGE([.B38:.G38])" office:value-type="float" office:value="247631.833333333" calcext:value-type="float">
            <text:p>247631,833333333</text:p>
          </table:table-cell>
          <table:table-cell table:formula="of:=STDEV([.B38:.G38])" office:value-type="float" office:value="6714.86421059031" calcext:value-type="float">
            <text:p>6714,86421059031</text:p>
          </table:table-cell>
        </table:table-row>
        <table:table-row table:style-name="ro1">
          <table:table-cell office:value-type="percentage" office:value="0.36999992" calcext:value-type="percentage">
            <text:p>37,00 %</text:p>
          </table:table-cell>
          <table:table-cell office:value-type="float" office:value="244139" calcext:value-type="float">
            <text:p>244139</text:p>
          </table:table-cell>
          <table:table-cell office:value-type="float" office:value="248157" calcext:value-type="float">
            <text:p>248157</text:p>
          </table:table-cell>
          <table:table-cell office:value-type="float" office:value="247585" calcext:value-type="float">
            <text:p>247585</text:p>
          </table:table-cell>
          <table:table-cell office:value-type="float" office:value="249569" calcext:value-type="float">
            <text:p>249569</text:p>
          </table:table-cell>
          <table:table-cell office:value-type="float" office:value="238435" calcext:value-type="float">
            <text:p>238435</text:p>
          </table:table-cell>
          <table:table-cell office:value-type="float" office:value="253740" calcext:value-type="float">
            <text:p>253740</text:p>
          </table:table-cell>
          <table:table-cell table:formula="of:=MIN([.B39:.G39])" office:value-type="float" office:value="238435" calcext:value-type="float">
            <text:p>238435</text:p>
          </table:table-cell>
          <table:table-cell table:formula="of:=MAX([.B39:.G39])" office:value-type="float" office:value="253740" calcext:value-type="float">
            <text:p>253740</text:p>
          </table:table-cell>
          <table:table-cell table:formula="of:=AVERAGE([.B39:.G39])" office:value-type="float" office:value="246937.5" calcext:value-type="float">
            <text:p>246937,5</text:p>
          </table:table-cell>
          <table:table-cell table:formula="of:=STDEV([.B39:.G39])" office:value-type="float" office:value="5200.56426746175" calcext:value-type="float">
            <text:p>5200,56426746175</text:p>
          </table:table-cell>
        </table:table-row>
        <table:table-row table:style-name="ro1">
          <table:table-cell office:value-type="percentage" office:value="0.3799999" calcext:value-type="percentage">
            <text:p>38,00 %</text:p>
          </table:table-cell>
          <table:table-cell office:value-type="float" office:value="257596" calcext:value-type="float">
            <text:p>257596</text:p>
          </table:table-cell>
          <table:table-cell office:value-type="float" office:value="250404" calcext:value-type="float">
            <text:p>250404</text:p>
          </table:table-cell>
          <table:table-cell office:value-type="float" office:value="246623" calcext:value-type="float">
            <text:p>246623</text:p>
          </table:table-cell>
          <table:table-cell office:value-type="float" office:value="242264" calcext:value-type="float">
            <text:p>242264</text:p>
          </table:table-cell>
          <table:table-cell office:value-type="float" office:value="255460" calcext:value-type="float">
            <text:p>255460</text:p>
          </table:table-cell>
          <table:table-cell office:value-type="float" office:value="248497" calcext:value-type="float">
            <text:p>248497</text:p>
          </table:table-cell>
          <table:table-cell table:formula="of:=MIN([.B40:.G40])" office:value-type="float" office:value="242264" calcext:value-type="float">
            <text:p>242264</text:p>
          </table:table-cell>
          <table:table-cell table:formula="of:=MAX([.B40:.G40])" office:value-type="float" office:value="257596" calcext:value-type="float">
            <text:p>257596</text:p>
          </table:table-cell>
          <table:table-cell table:formula="of:=AVERAGE([.B40:.G40])" office:value-type="float" office:value="250140.666666667" calcext:value-type="float">
            <text:p>250140,666666667</text:p>
          </table:table-cell>
          <table:table-cell table:formula="of:=STDEV([.B40:.G40])" office:value-type="float" office:value="5675.63464880067" calcext:value-type="float">
            <text:p>5675,63464880067</text:p>
          </table:table-cell>
        </table:table-row>
        <table:table-row table:style-name="ro1">
          <table:table-cell office:value-type="percentage" office:value="0.3899999" calcext:value-type="percentage">
            <text:p>39,00 %</text:p>
          </table:table-cell>
          <table:table-cell office:value-type="float" office:value="244500" calcext:value-type="float">
            <text:p>244500</text:p>
          </table:table-cell>
          <table:table-cell office:value-type="float" office:value="253044" calcext:value-type="float">
            <text:p>253044</text:p>
          </table:table-cell>
          <table:table-cell office:value-type="float" office:value="256359" calcext:value-type="float">
            <text:p>256359</text:p>
          </table:table-cell>
          <table:table-cell office:value-type="float" office:value="252410" calcext:value-type="float">
            <text:p>252410</text:p>
          </table:table-cell>
          <table:table-cell office:value-type="float" office:value="244789" calcext:value-type="float">
            <text:p>244789</text:p>
          </table:table-cell>
          <table:table-cell office:value-type="float" office:value="257638" calcext:value-type="float">
            <text:p>257638</text:p>
          </table:table-cell>
          <table:table-cell table:formula="of:=MIN([.B41:.G41])" office:value-type="float" office:value="244500" calcext:value-type="float">
            <text:p>244500</text:p>
          </table:table-cell>
          <table:table-cell table:formula="of:=MAX([.B41:.G41])" office:value-type="float" office:value="257638" calcext:value-type="float">
            <text:p>257638</text:p>
          </table:table-cell>
          <table:table-cell table:formula="of:=AVERAGE([.B41:.G41])" office:value-type="float" office:value="251456.666666667" calcext:value-type="float">
            <text:p>251456,666666667</text:p>
          </table:table-cell>
          <table:table-cell table:formula="of:=STDEV([.B41:.G41])" office:value-type="float" office:value="5630.68761934692" calcext:value-type="float">
            <text:p>5630,68761934692</text:p>
          </table:table-cell>
        </table:table-row>
        <table:table-row table:style-name="ro1">
          <table:table-cell office:value-type="percentage" office:value="0.3999999" calcext:value-type="percentage">
            <text:p>40,00 %</text:p>
          </table:table-cell>
          <table:table-cell office:value-type="float" office:value="250410" calcext:value-type="float">
            <text:p>250410</text:p>
          </table:table-cell>
          <table:table-cell office:value-type="float" office:value="242313" calcext:value-type="float">
            <text:p>242313</text:p>
          </table:table-cell>
          <table:table-cell office:value-type="float" office:value="256514" calcext:value-type="float">
            <text:p>256514</text:p>
          </table:table-cell>
          <table:table-cell office:value-type="float" office:value="248693" calcext:value-type="float">
            <text:p>248693</text:p>
          </table:table-cell>
          <table:table-cell office:value-type="float" office:value="247131" calcext:value-type="float">
            <text:p>247131</text:p>
          </table:table-cell>
          <table:table-cell office:value-type="float" office:value="249538" calcext:value-type="float">
            <text:p>249538</text:p>
          </table:table-cell>
          <table:table-cell table:formula="of:=MIN([.B42:.G42])" office:value-type="float" office:value="242313" calcext:value-type="float">
            <text:p>242313</text:p>
          </table:table-cell>
          <table:table-cell table:formula="of:=MAX([.B42:.G42])" office:value-type="float" office:value="256514" calcext:value-type="float">
            <text:p>256514</text:p>
          </table:table-cell>
          <table:table-cell table:formula="of:=AVERAGE([.B42:.G42])" office:value-type="float" office:value="249099.833333333" calcext:value-type="float">
            <text:p>249099,833333333</text:p>
          </table:table-cell>
          <table:table-cell table:formula="of:=STDEV([.B42:.G42])" office:value-type="float" office:value="4625.60955622788" calcext:value-type="float">
            <text:p>4625,60955622788</text:p>
          </table:table-cell>
        </table:table-row>
        <table:table-row table:style-name="ro1">
          <table:table-cell office:value-type="percentage" office:value="0.40999988" calcext:value-type="percentage">
            <text:p>41,00 %</text:p>
          </table:table-cell>
          <table:table-cell office:value-type="float" office:value="242177" calcext:value-type="float">
            <text:p>242177</text:p>
          </table:table-cell>
          <table:table-cell office:value-type="float" office:value="238150" calcext:value-type="float">
            <text:p>238150</text:p>
          </table:table-cell>
          <table:table-cell office:value-type="float" office:value="251550" calcext:value-type="float">
            <text:p>251550</text:p>
          </table:table-cell>
          <table:table-cell office:value-type="float" office:value="247185" calcext:value-type="float">
            <text:p>247185</text:p>
          </table:table-cell>
          <table:table-cell office:value-type="float" office:value="244633" calcext:value-type="float">
            <text:p>244633</text:p>
          </table:table-cell>
          <table:table-cell office:value-type="float" office:value="250184" calcext:value-type="float">
            <text:p>250184</text:p>
          </table:table-cell>
          <table:table-cell table:formula="of:=MIN([.B43:.G43])" office:value-type="float" office:value="238150" calcext:value-type="float">
            <text:p>238150</text:p>
          </table:table-cell>
          <table:table-cell table:formula="of:=MAX([.B43:.G43])" office:value-type="float" office:value="251550" calcext:value-type="float">
            <text:p>251550</text:p>
          </table:table-cell>
          <table:table-cell table:formula="of:=AVERAGE([.B43:.G43])" office:value-type="float" office:value="245646.5" calcext:value-type="float">
            <text:p>245646,5</text:p>
          </table:table-cell>
          <table:table-cell table:formula="of:=STDEV([.B43:.G43])" office:value-type="float" office:value="5041.2166289498" calcext:value-type="float">
            <text:p>5041,2166289498</text:p>
          </table:table-cell>
        </table:table-row>
        <table:table-row table:style-name="ro1">
          <table:table-cell office:value-type="percentage" office:value="0.41999987" calcext:value-type="percentage">
            <text:p>42,00 %</text:p>
          </table:table-cell>
          <table:table-cell office:value-type="float" office:value="245277" calcext:value-type="float">
            <text:p>245277</text:p>
          </table:table-cell>
          <table:table-cell office:value-type="float" office:value="249382" calcext:value-type="float">
            <text:p>249382</text:p>
          </table:table-cell>
          <table:table-cell office:value-type="float" office:value="245083" calcext:value-type="float">
            <text:p>245083</text:p>
          </table:table-cell>
          <table:table-cell office:value-type="float" office:value="246822" calcext:value-type="float">
            <text:p>246822</text:p>
          </table:table-cell>
          <table:table-cell office:value-type="float" office:value="243124" calcext:value-type="float">
            <text:p>243124</text:p>
          </table:table-cell>
          <table:table-cell office:value-type="float" office:value="259143" calcext:value-type="float">
            <text:p>259143</text:p>
          </table:table-cell>
          <table:table-cell table:formula="of:=MIN([.B44:.G44])" office:value-type="float" office:value="243124" calcext:value-type="float">
            <text:p>243124</text:p>
          </table:table-cell>
          <table:table-cell table:formula="of:=MAX([.B44:.G44])" office:value-type="float" office:value="259143" calcext:value-type="float">
            <text:p>259143</text:p>
          </table:table-cell>
          <table:table-cell table:formula="of:=AVERAGE([.B44:.G44])" office:value-type="float" office:value="248138.5" calcext:value-type="float">
            <text:p>248138,5</text:p>
          </table:table-cell>
          <table:table-cell table:formula="of:=STDEV([.B44:.G44])" office:value-type="float" office:value="5780.10307001527" calcext:value-type="float">
            <text:p>5780,10307001527</text:p>
          </table:table-cell>
        </table:table-row>
        <table:table-row table:style-name="ro1">
          <table:table-cell office:value-type="percentage" office:value="0.42999986" calcext:value-type="percentage">
            <text:p>43,00 %</text:p>
          </table:table-cell>
          <table:table-cell office:value-type="float" office:value="252787" calcext:value-type="float">
            <text:p>252787</text:p>
          </table:table-cell>
          <table:table-cell office:value-type="float" office:value="250808" calcext:value-type="float">
            <text:p>250808</text:p>
          </table:table-cell>
          <table:table-cell office:value-type="float" office:value="242957" calcext:value-type="float">
            <text:p>242957</text:p>
          </table:table-cell>
          <table:table-cell office:value-type="float" office:value="250455" calcext:value-type="float">
            <text:p>250455</text:p>
          </table:table-cell>
          <table:table-cell office:value-type="float" office:value="244935" calcext:value-type="float">
            <text:p>244935</text:p>
          </table:table-cell>
          <table:table-cell office:value-type="float" office:value="239292" calcext:value-type="float">
            <text:p>239292</text:p>
          </table:table-cell>
          <table:table-cell table:formula="of:=MIN([.B45:.G45])" office:value-type="float" office:value="239292" calcext:value-type="float">
            <text:p>239292</text:p>
          </table:table-cell>
          <table:table-cell table:formula="of:=MAX([.B45:.G45])" office:value-type="float" office:value="252787" calcext:value-type="float">
            <text:p>252787</text:p>
          </table:table-cell>
          <table:table-cell table:formula="of:=AVERAGE([.B45:.G45])" office:value-type="float" office:value="246872.333333333" calcext:value-type="float">
            <text:p>246872,333333333</text:p>
          </table:table-cell>
          <table:table-cell table:formula="of:=STDEV([.B45:.G45])" office:value-type="float" office:value="5288.72013502952" calcext:value-type="float">
            <text:p>5288,72013502952</text:p>
          </table:table-cell>
        </table:table-row>
        <table:table-row table:style-name="ro1">
          <table:table-cell office:value-type="percentage" office:value="0.43999985" calcext:value-type="percentage">
            <text:p>44,00 %</text:p>
          </table:table-cell>
          <table:table-cell office:value-type="float" office:value="249237" calcext:value-type="float">
            <text:p>249237</text:p>
          </table:table-cell>
          <table:table-cell office:value-type="float" office:value="254527" calcext:value-type="float">
            <text:p>254527</text:p>
          </table:table-cell>
          <table:table-cell office:value-type="float" office:value="244834" calcext:value-type="float">
            <text:p>244834</text:p>
          </table:table-cell>
          <table:table-cell office:value-type="float" office:value="246026" calcext:value-type="float">
            <text:p>246026</text:p>
          </table:table-cell>
          <table:table-cell office:value-type="float" office:value="243967" calcext:value-type="float">
            <text:p>243967</text:p>
          </table:table-cell>
          <table:table-cell office:value-type="float" office:value="238189" calcext:value-type="float">
            <text:p>238189</text:p>
          </table:table-cell>
          <table:table-cell table:formula="of:=MIN([.B46:.G46])" office:value-type="float" office:value="238189" calcext:value-type="float">
            <text:p>238189</text:p>
          </table:table-cell>
          <table:table-cell table:formula="of:=MAX([.B46:.G46])" office:value-type="float" office:value="254527" calcext:value-type="float">
            <text:p>254527</text:p>
          </table:table-cell>
          <table:table-cell table:formula="of:=AVERAGE([.B46:.G46])" office:value-type="float" office:value="246130" calcext:value-type="float">
            <text:p>246130</text:p>
          </table:table-cell>
          <table:table-cell table:formula="of:=STDEV([.B46:.G46])" office:value-type="float" office:value="5469.76306616658" calcext:value-type="float">
            <text:p>5469,76306616658</text:p>
          </table:table-cell>
        </table:table-row>
        <table:table-row table:style-name="ro1">
          <table:table-cell office:value-type="percentage" office:value="0.44999984" calcext:value-type="percentage">
            <text:p>45,00 %</text:p>
          </table:table-cell>
          <table:table-cell office:value-type="float" office:value="240714" calcext:value-type="float">
            <text:p>240714</text:p>
          </table:table-cell>
          <table:table-cell office:value-type="float" office:value="246020" calcext:value-type="float">
            <text:p>246020</text:p>
          </table:table-cell>
          <table:table-cell office:value-type="float" office:value="238178" calcext:value-type="float">
            <text:p>238178</text:p>
          </table:table-cell>
          <table:table-cell office:value-type="float" office:value="243097" calcext:value-type="float">
            <text:p>243097</text:p>
          </table:table-cell>
          <table:table-cell office:value-type="float" office:value="250862" calcext:value-type="float">
            <text:p>250862</text:p>
          </table:table-cell>
          <table:table-cell office:value-type="float" office:value="246117" calcext:value-type="float">
            <text:p>246117</text:p>
          </table:table-cell>
          <table:table-cell table:formula="of:=MIN([.B47:.G47])" office:value-type="float" office:value="238178" calcext:value-type="float">
            <text:p>238178</text:p>
          </table:table-cell>
          <table:table-cell table:formula="of:=MAX([.B47:.G47])" office:value-type="float" office:value="250862" calcext:value-type="float">
            <text:p>250862</text:p>
          </table:table-cell>
          <table:table-cell table:formula="of:=AVERAGE([.B47:.G47])" office:value-type="float" office:value="244164.666666667" calcext:value-type="float">
            <text:p>244164,666666667</text:p>
          </table:table-cell>
          <table:table-cell table:formula="of:=STDEV([.B47:.G47])" office:value-type="float" office:value="4494.33713317845" calcext:value-type="float">
            <text:p>4494,33713317845</text:p>
          </table:table-cell>
        </table:table-row>
        <table:table-row table:style-name="ro1">
          <table:table-cell office:value-type="percentage" office:value="0.45999983" calcext:value-type="percentage">
            <text:p>46,00 %</text:p>
          </table:table-cell>
          <table:table-cell office:value-type="float" office:value="249911" calcext:value-type="float">
            <text:p>249911</text:p>
          </table:table-cell>
          <table:table-cell office:value-type="float" office:value="234641" calcext:value-type="float">
            <text:p>234641</text:p>
          </table:table-cell>
          <table:table-cell office:value-type="float" office:value="241834" calcext:value-type="float">
            <text:p>241834</text:p>
          </table:table-cell>
          <table:table-cell office:value-type="float" office:value="242922" calcext:value-type="float">
            <text:p>242922</text:p>
          </table:table-cell>
          <table:table-cell office:value-type="float" office:value="243751" calcext:value-type="float">
            <text:p>243751</text:p>
          </table:table-cell>
          <table:table-cell office:value-type="float" office:value="247206" calcext:value-type="float">
            <text:p>247206</text:p>
          </table:table-cell>
          <table:table-cell table:formula="of:=MIN([.B48:.G48])" office:value-type="float" office:value="234641" calcext:value-type="float">
            <text:p>234641</text:p>
          </table:table-cell>
          <table:table-cell table:formula="of:=MAX([.B48:.G48])" office:value-type="float" office:value="249911" calcext:value-type="float">
            <text:p>249911</text:p>
          </table:table-cell>
          <table:table-cell table:formula="of:=AVERAGE([.B48:.G48])" office:value-type="float" office:value="243377.5" calcext:value-type="float">
            <text:p>243377,5</text:p>
          </table:table-cell>
          <table:table-cell table:formula="of:=STDEV([.B48:.G48])" office:value-type="float" office:value="5223.02290824002" calcext:value-type="float">
            <text:p>5223,02290824002</text:p>
          </table:table-cell>
        </table:table-row>
        <table:table-row table:style-name="ro1">
          <table:table-cell office:value-type="percentage" office:value="0.46999982" calcext:value-type="percentage">
            <text:p>47,00 %</text:p>
          </table:table-cell>
          <table:table-cell office:value-type="float" office:value="250759" calcext:value-type="float">
            <text:p>250759</text:p>
          </table:table-cell>
          <table:table-cell office:value-type="float" office:value="254124" calcext:value-type="float">
            <text:p>254124</text:p>
          </table:table-cell>
          <table:table-cell office:value-type="float" office:value="247835" calcext:value-type="float">
            <text:p>247835</text:p>
          </table:table-cell>
          <table:table-cell office:value-type="float" office:value="258182" calcext:value-type="float">
            <text:p>258182</text:p>
          </table:table-cell>
          <table:table-cell office:value-type="float" office:value="252943" calcext:value-type="float">
            <text:p>252943</text:p>
          </table:table-cell>
          <table:table-cell office:value-type="float" office:value="243222" calcext:value-type="float">
            <text:p>243222</text:p>
          </table:table-cell>
          <table:table-cell table:formula="of:=MIN([.B49:.G49])" office:value-type="float" office:value="243222" calcext:value-type="float">
            <text:p>243222</text:p>
          </table:table-cell>
          <table:table-cell table:formula="of:=MAX([.B49:.G49])" office:value-type="float" office:value="258182" calcext:value-type="float">
            <text:p>258182</text:p>
          </table:table-cell>
          <table:table-cell table:formula="of:=AVERAGE([.B49:.G49])" office:value-type="float" office:value="251177.5" calcext:value-type="float">
            <text:p>251177,5</text:p>
          </table:table-cell>
          <table:table-cell table:formula="of:=STDEV([.B49:.G49])" office:value-type="float" office:value="5205.75261609693" calcext:value-type="float">
            <text:p>5205,75261609693</text:p>
          </table:table-cell>
        </table:table-row>
        <table:table-row table:style-name="ro1">
          <table:table-cell office:value-type="percentage" office:value="0.4799998" calcext:value-type="percentage">
            <text:p>48,00 %</text:p>
          </table:table-cell>
          <table:table-cell office:value-type="float" office:value="240884" calcext:value-type="float">
            <text:p>240884</text:p>
          </table:table-cell>
          <table:table-cell office:value-type="float" office:value="248535" calcext:value-type="float">
            <text:p>248535</text:p>
          </table:table-cell>
          <table:table-cell office:value-type="float" office:value="250022" calcext:value-type="float">
            <text:p>250022</text:p>
          </table:table-cell>
          <table:table-cell office:value-type="float" office:value="241881" calcext:value-type="float">
            <text:p>241881</text:p>
          </table:table-cell>
          <table:table-cell office:value-type="float" office:value="255770" calcext:value-type="float">
            <text:p>255770</text:p>
          </table:table-cell>
          <table:table-cell office:value-type="float" office:value="247919" calcext:value-type="float">
            <text:p>247919</text:p>
          </table:table-cell>
          <table:table-cell table:formula="of:=MIN([.B50:.G50])" office:value-type="float" office:value="240884" calcext:value-type="float">
            <text:p>240884</text:p>
          </table:table-cell>
          <table:table-cell table:formula="of:=MAX([.B50:.G50])" office:value-type="float" office:value="255770" calcext:value-type="float">
            <text:p>255770</text:p>
          </table:table-cell>
          <table:table-cell table:formula="of:=AVERAGE([.B50:.G50])" office:value-type="float" office:value="247501.833333333" calcext:value-type="float">
            <text:p>247501,833333333</text:p>
          </table:table-cell>
          <table:table-cell table:formula="of:=STDEV([.B50:.G50])" office:value-type="float" office:value="5501.72276352296" calcext:value-type="float">
            <text:p>5501,72276352296</text:p>
          </table:table-cell>
        </table:table-row>
        <table:table-row table:style-name="ro1">
          <table:table-cell office:value-type="percentage" office:value="0.4899998" calcext:value-type="percentage">
            <text:p>49,00 %</text:p>
          </table:table-cell>
          <table:table-cell office:value-type="float" office:value="248914" calcext:value-type="float">
            <text:p>248914</text:p>
          </table:table-cell>
          <table:table-cell office:value-type="float" office:value="249659" calcext:value-type="float">
            <text:p>249659</text:p>
          </table:table-cell>
          <table:table-cell office:value-type="float" office:value="246876" calcext:value-type="float">
            <text:p>246876</text:p>
          </table:table-cell>
          <table:table-cell office:value-type="float" office:value="245045" calcext:value-type="float">
            <text:p>245045</text:p>
          </table:table-cell>
          <table:table-cell office:value-type="float" office:value="246541" calcext:value-type="float">
            <text:p>246541</text:p>
          </table:table-cell>
          <table:table-cell office:value-type="float" office:value="240530" calcext:value-type="float">
            <text:p>240530</text:p>
          </table:table-cell>
          <table:table-cell table:formula="of:=MIN([.B51:.G51])" office:value-type="float" office:value="240530" calcext:value-type="float">
            <text:p>240530</text:p>
          </table:table-cell>
          <table:table-cell table:formula="of:=MAX([.B51:.G51])" office:value-type="float" office:value="249659" calcext:value-type="float">
            <text:p>249659</text:p>
          </table:table-cell>
          <table:table-cell table:formula="of:=AVERAGE([.B51:.G51])" office:value-type="float" office:value="246260.833333333" calcext:value-type="float">
            <text:p>246260,833333333</text:p>
          </table:table-cell>
          <table:table-cell table:formula="of:=STDEV([.B51:.G51])" office:value-type="float" office:value="3266.93908217871" calcext:value-type="float">
            <text:p>3266,93908217871</text:p>
          </table:table-cell>
        </table:table-row>
        <table:table-row table:style-name="ro1">
          <table:table-cell office:value-type="percentage" office:value="0.4999998" calcext:value-type="percentage">
            <text:p>50,00 %</text:p>
          </table:table-cell>
          <table:table-cell office:value-type="float" office:value="248540" calcext:value-type="float">
            <text:p>248540</text:p>
          </table:table-cell>
          <table:table-cell office:value-type="float" office:value="251132" calcext:value-type="float">
            <text:p>251132</text:p>
          </table:table-cell>
          <table:table-cell office:value-type="float" office:value="243578" calcext:value-type="float">
            <text:p>243578</text:p>
          </table:table-cell>
          <table:table-cell office:value-type="float" office:value="228612" calcext:value-type="float">
            <text:p>228612</text:p>
          </table:table-cell>
          <table:table-cell office:value-type="float" office:value="248063" calcext:value-type="float">
            <text:p>248063</text:p>
          </table:table-cell>
          <table:table-cell office:value-type="float" office:value="246315" calcext:value-type="float">
            <text:p>246315</text:p>
          </table:table-cell>
          <table:table-cell table:formula="of:=MIN([.B52:.G52])" office:value-type="float" office:value="228612" calcext:value-type="float">
            <text:p>228612</text:p>
          </table:table-cell>
          <table:table-cell table:formula="of:=MAX([.B52:.G52])" office:value-type="float" office:value="251132" calcext:value-type="float">
            <text:p>251132</text:p>
          </table:table-cell>
          <table:table-cell table:formula="of:=AVERAGE([.B52:.G52])" office:value-type="float" office:value="244373.333333333" calcext:value-type="float">
            <text:p>244373,333333333</text:p>
          </table:table-cell>
          <table:table-cell table:formula="of:=STDEV([.B52:.G52])" office:value-type="float" office:value="8117.59298478722" calcext:value-type="float">
            <text:p>8117,59298478722</text:p>
          </table:table-cell>
        </table:table-row>
        <table:table-row table:style-name="ro1">
          <table:table-cell office:value-type="percentage" office:value="0.5099998" calcext:value-type="percentage">
            <text:p>51,00 %</text:p>
          </table:table-cell>
          <table:table-cell office:value-type="float" office:value="251585" calcext:value-type="float">
            <text:p>251585</text:p>
          </table:table-cell>
          <table:table-cell office:value-type="float" office:value="245918" calcext:value-type="float">
            <text:p>245918</text:p>
          </table:table-cell>
          <table:table-cell office:value-type="float" office:value="250437" calcext:value-type="float">
            <text:p>250437</text:p>
          </table:table-cell>
          <table:table-cell office:value-type="float" office:value="252703" calcext:value-type="float">
            <text:p>252703</text:p>
          </table:table-cell>
          <table:table-cell office:value-type="float" office:value="248877" calcext:value-type="float">
            <text:p>248877</text:p>
          </table:table-cell>
          <table:table-cell office:value-type="float" office:value="253205" calcext:value-type="float">
            <text:p>253205</text:p>
          </table:table-cell>
          <table:table-cell table:formula="of:=MIN([.B53:.G53])" office:value-type="float" office:value="245918" calcext:value-type="float">
            <text:p>245918</text:p>
          </table:table-cell>
          <table:table-cell table:formula="of:=MAX([.B53:.G53])" office:value-type="float" office:value="253205" calcext:value-type="float">
            <text:p>253205</text:p>
          </table:table-cell>
          <table:table-cell table:formula="of:=AVERAGE([.B53:.G53])" office:value-type="float" office:value="250454.166666667" calcext:value-type="float">
            <text:p>250454,166666667</text:p>
          </table:table-cell>
          <table:table-cell table:formula="of:=STDEV([.B53:.G53])" office:value-type="float" office:value="2719.1056188877" calcext:value-type="float">
            <text:p>2719,1056188877</text:p>
          </table:table-cell>
        </table:table-row>
        <table:table-row table:style-name="ro1">
          <table:table-cell office:value-type="percentage" office:value="0.5199998" calcext:value-type="percentage">
            <text:p>52,00 %</text:p>
          </table:table-cell>
          <table:table-cell office:value-type="float" office:value="244492" calcext:value-type="float">
            <text:p>244492</text:p>
          </table:table-cell>
          <table:table-cell office:value-type="float" office:value="246137" calcext:value-type="float">
            <text:p>246137</text:p>
          </table:table-cell>
          <table:table-cell office:value-type="float" office:value="257399" calcext:value-type="float">
            <text:p>257399</text:p>
          </table:table-cell>
          <table:table-cell office:value-type="float" office:value="249863" calcext:value-type="float">
            <text:p>249863</text:p>
          </table:table-cell>
          <table:table-cell office:value-type="float" office:value="239988" calcext:value-type="float">
            <text:p>239988</text:p>
          </table:table-cell>
          <table:table-cell office:value-type="float" office:value="247482" calcext:value-type="float">
            <text:p>247482</text:p>
          </table:table-cell>
          <table:table-cell table:formula="of:=MIN([.B54:.G54])" office:value-type="float" office:value="239988" calcext:value-type="float">
            <text:p>239988</text:p>
          </table:table-cell>
          <table:table-cell table:formula="of:=MAX([.B54:.G54])" office:value-type="float" office:value="257399" calcext:value-type="float">
            <text:p>257399</text:p>
          </table:table-cell>
          <table:table-cell table:formula="of:=AVERAGE([.B54:.G54])" office:value-type="float" office:value="247560.166666667" calcext:value-type="float">
            <text:p>247560,166666667</text:p>
          </table:table-cell>
          <table:table-cell table:formula="of:=STDEV([.B54:.G54])" office:value-type="float" office:value="5846.17055572848" calcext:value-type="float">
            <text:p>5846,17055572848</text:p>
          </table:table-cell>
        </table:table-row>
        <table:table-row table:style-name="ro1">
          <table:table-cell office:value-type="percentage" office:value="0.5299998" calcext:value-type="percentage">
            <text:p>53,00 %</text:p>
          </table:table-cell>
          <table:table-cell office:value-type="float" office:value="248278" calcext:value-type="float">
            <text:p>248278</text:p>
          </table:table-cell>
          <table:table-cell office:value-type="float" office:value="245217" calcext:value-type="float">
            <text:p>245217</text:p>
          </table:table-cell>
          <table:table-cell office:value-type="float" office:value="244934" calcext:value-type="float">
            <text:p>244934</text:p>
          </table:table-cell>
          <table:table-cell office:value-type="float" office:value="239620" calcext:value-type="float">
            <text:p>239620</text:p>
          </table:table-cell>
          <table:table-cell office:value-type="float" office:value="233789" calcext:value-type="float">
            <text:p>233789</text:p>
          </table:table-cell>
          <table:table-cell office:value-type="float" office:value="243348" calcext:value-type="float">
            <text:p>243348</text:p>
          </table:table-cell>
          <table:table-cell table:formula="of:=MIN([.B55:.G55])" office:value-type="float" office:value="233789" calcext:value-type="float">
            <text:p>233789</text:p>
          </table:table-cell>
          <table:table-cell table:formula="of:=MAX([.B55:.G55])" office:value-type="float" office:value="248278" calcext:value-type="float">
            <text:p>248278</text:p>
          </table:table-cell>
          <table:table-cell table:formula="of:=AVERAGE([.B55:.G55])" office:value-type="float" office:value="242531" calcext:value-type="float">
            <text:p>242531</text:p>
          </table:table-cell>
          <table:table-cell table:formula="of:=STDEV([.B55:.G55])" office:value-type="float" office:value="5129.93153950421" calcext:value-type="float">
            <text:p>5129,93153950421</text:p>
          </table:table-cell>
        </table:table-row>
        <table:table-row table:style-name="ro1">
          <table:table-cell office:value-type="percentage" office:value="0.5399998" calcext:value-type="percentage">
            <text:p>54,00 %</text:p>
          </table:table-cell>
          <table:table-cell office:value-type="float" office:value="255644" calcext:value-type="float">
            <text:p>255644</text:p>
          </table:table-cell>
          <table:table-cell office:value-type="float" office:value="242618" calcext:value-type="float">
            <text:p>242618</text:p>
          </table:table-cell>
          <table:table-cell office:value-type="float" office:value="247301" calcext:value-type="float">
            <text:p>247301</text:p>
          </table:table-cell>
          <table:table-cell office:value-type="float" office:value="242988" calcext:value-type="float">
            <text:p>242988</text:p>
          </table:table-cell>
          <table:table-cell office:value-type="float" office:value="249128" calcext:value-type="float">
            <text:p>249128</text:p>
          </table:table-cell>
          <table:table-cell office:value-type="float" office:value="249160" calcext:value-type="float">
            <text:p>249160</text:p>
          </table:table-cell>
          <table:table-cell table:formula="of:=MIN([.B56:.G56])" office:value-type="float" office:value="242618" calcext:value-type="float">
            <text:p>242618</text:p>
          </table:table-cell>
          <table:table-cell table:formula="of:=MAX([.B56:.G56])" office:value-type="float" office:value="255644" calcext:value-type="float">
            <text:p>255644</text:p>
          </table:table-cell>
          <table:table-cell table:formula="of:=AVERAGE([.B56:.G56])" office:value-type="float" office:value="247806.5" calcext:value-type="float">
            <text:p>247806,5</text:p>
          </table:table-cell>
          <table:table-cell table:formula="of:=STDEV([.B56:.G56])" office:value-type="float" office:value="4804.13853880173" calcext:value-type="float">
            <text:p>4804,13853880173</text:p>
          </table:table-cell>
        </table:table-row>
        <table:table-row table:style-name="ro1">
          <table:table-cell office:value-type="percentage" office:value="0.5499998" calcext:value-type="percentage">
            <text:p>55,00 %</text:p>
          </table:table-cell>
          <table:table-cell office:value-type="float" office:value="237071" calcext:value-type="float">
            <text:p>237071</text:p>
          </table:table-cell>
          <table:table-cell office:value-type="float" office:value="240262" calcext:value-type="float">
            <text:p>240262</text:p>
          </table:table-cell>
          <table:table-cell office:value-type="float" office:value="254772" calcext:value-type="float">
            <text:p>254772</text:p>
          </table:table-cell>
          <table:table-cell office:value-type="float" office:value="246253" calcext:value-type="float">
            <text:p>246253</text:p>
          </table:table-cell>
          <table:table-cell office:value-type="float" office:value="251285" calcext:value-type="float">
            <text:p>251285</text:p>
          </table:table-cell>
          <table:table-cell office:value-type="float" office:value="252705" calcext:value-type="float">
            <text:p>252705</text:p>
          </table:table-cell>
          <table:table-cell table:formula="of:=MIN([.B57:.G57])" office:value-type="float" office:value="237071" calcext:value-type="float">
            <text:p>237071</text:p>
          </table:table-cell>
          <table:table-cell table:formula="of:=MAX([.B57:.G57])" office:value-type="float" office:value="254772" calcext:value-type="float">
            <text:p>254772</text:p>
          </table:table-cell>
          <table:table-cell table:formula="of:=AVERAGE([.B57:.G57])" office:value-type="float" office:value="247058" calcext:value-type="float">
            <text:p>247058</text:p>
          </table:table-cell>
          <table:table-cell table:formula="of:=STDEV([.B57:.G57])" office:value-type="float" office:value="7153.1216122753" calcext:value-type="float">
            <text:p>7153,1216122753</text:p>
          </table:table-cell>
        </table:table-row>
        <table:table-row table:style-name="ro1">
          <table:table-cell office:value-type="percentage" office:value="0.55999976" calcext:value-type="percentage">
            <text:p>56,00 %</text:p>
          </table:table-cell>
          <table:table-cell office:value-type="float" office:value="246982" calcext:value-type="float">
            <text:p>246982</text:p>
          </table:table-cell>
          <table:table-cell office:value-type="float" office:value="234435" calcext:value-type="float">
            <text:p>234435</text:p>
          </table:table-cell>
          <table:table-cell office:value-type="float" office:value="249807" calcext:value-type="float">
            <text:p>249807</text:p>
          </table:table-cell>
          <table:table-cell office:value-type="float" office:value="254145" calcext:value-type="float">
            <text:p>254145</text:p>
          </table:table-cell>
          <table:table-cell office:value-type="float" office:value="251789" calcext:value-type="float">
            <text:p>251789</text:p>
          </table:table-cell>
          <table:table-cell office:value-type="float" office:value="252328" calcext:value-type="float">
            <text:p>252328</text:p>
          </table:table-cell>
          <table:table-cell table:formula="of:=MIN([.B58:.G58])" office:value-type="float" office:value="234435" calcext:value-type="float">
            <text:p>234435</text:p>
          </table:table-cell>
          <table:table-cell table:formula="of:=MAX([.B58:.G58])" office:value-type="float" office:value="254145" calcext:value-type="float">
            <text:p>254145</text:p>
          </table:table-cell>
          <table:table-cell table:formula="of:=AVERAGE([.B58:.G58])" office:value-type="float" office:value="248247.666666667" calcext:value-type="float">
            <text:p>248247,666666667</text:p>
          </table:table-cell>
          <table:table-cell table:formula="of:=STDEV([.B58:.G58])" office:value-type="float" office:value="7194.32964678897" calcext:value-type="float">
            <text:p>7194,32964678897</text:p>
          </table:table-cell>
        </table:table-row>
        <table:table-row table:style-name="ro1">
          <table:table-cell office:value-type="percentage" office:value="0.56999975" calcext:value-type="percentage">
            <text:p>57,00 %</text:p>
          </table:table-cell>
          <table:table-cell office:value-type="float" office:value="245904" calcext:value-type="float">
            <text:p>245904</text:p>
          </table:table-cell>
          <table:table-cell office:value-type="float" office:value="244241" calcext:value-type="float">
            <text:p>244241</text:p>
          </table:table-cell>
          <table:table-cell office:value-type="float" office:value="244699" calcext:value-type="float">
            <text:p>244699</text:p>
          </table:table-cell>
          <table:table-cell office:value-type="float" office:value="247987" calcext:value-type="float">
            <text:p>247987</text:p>
          </table:table-cell>
          <table:table-cell office:value-type="float" office:value="242923" calcext:value-type="float">
            <text:p>242923</text:p>
          </table:table-cell>
          <table:table-cell office:value-type="float" office:value="247324" calcext:value-type="float">
            <text:p>247324</text:p>
          </table:table-cell>
          <table:table-cell table:formula="of:=MIN([.B59:.G59])" office:value-type="float" office:value="242923" calcext:value-type="float">
            <text:p>242923</text:p>
          </table:table-cell>
          <table:table-cell table:formula="of:=MAX([.B59:.G59])" office:value-type="float" office:value="247987" calcext:value-type="float">
            <text:p>247987</text:p>
          </table:table-cell>
          <table:table-cell table:formula="of:=AVERAGE([.B59:.G59])" office:value-type="float" office:value="245513" calcext:value-type="float">
            <text:p>245513</text:p>
          </table:table-cell>
          <table:table-cell table:formula="of:=STDEV([.B59:.G59])" office:value-type="float" office:value="1925.71846332739" calcext:value-type="float">
            <text:p>1925,71846332739</text:p>
          </table:table-cell>
        </table:table-row>
        <table:table-row table:style-name="ro1">
          <table:table-cell office:value-type="percentage" office:value="0.57999974" calcext:value-type="percentage">
            <text:p>58,00 %</text:p>
          </table:table-cell>
          <table:table-cell office:value-type="float" office:value="242841" calcext:value-type="float">
            <text:p>242841</text:p>
          </table:table-cell>
          <table:table-cell office:value-type="float" office:value="253451" calcext:value-type="float">
            <text:p>253451</text:p>
          </table:table-cell>
          <table:table-cell office:value-type="float" office:value="244781" calcext:value-type="float">
            <text:p>244781</text:p>
          </table:table-cell>
          <table:table-cell office:value-type="float" office:value="246294" calcext:value-type="float">
            <text:p>246294</text:p>
          </table:table-cell>
          <table:table-cell office:value-type="float" office:value="246349" calcext:value-type="float">
            <text:p>246349</text:p>
          </table:table-cell>
          <table:table-cell office:value-type="float" office:value="248271" calcext:value-type="float">
            <text:p>248271</text:p>
          </table:table-cell>
          <table:table-cell table:formula="of:=MIN([.B60:.G60])" office:value-type="float" office:value="242841" calcext:value-type="float">
            <text:p>242841</text:p>
          </table:table-cell>
          <table:table-cell table:formula="of:=MAX([.B60:.G60])" office:value-type="float" office:value="253451" calcext:value-type="float">
            <text:p>253451</text:p>
          </table:table-cell>
          <table:table-cell table:formula="of:=AVERAGE([.B60:.G60])" office:value-type="float" office:value="246997.833333333" calcext:value-type="float">
            <text:p>246997,833333333</text:p>
          </table:table-cell>
          <table:table-cell table:formula="of:=STDEV([.B60:.G60])" office:value-type="float" office:value="3643.46793133502" calcext:value-type="float">
            <text:p>3643,46793133502</text:p>
          </table:table-cell>
        </table:table-row>
        <table:table-row table:style-name="ro1">
          <table:table-cell office:value-type="percentage" office:value="0.59" calcext:value-type="percentage">
            <text:p>59,00 %</text:p>
          </table:table-cell>
          <table:table-cell office:value-type="float" office:value="243377" calcext:value-type="float">
            <text:p>243377</text:p>
          </table:table-cell>
          <table:table-cell office:value-type="float" office:value="241487" calcext:value-type="float">
            <text:p>241487</text:p>
          </table:table-cell>
          <table:table-cell office:value-type="float" office:value="241398" calcext:value-type="float">
            <text:p>241398</text:p>
          </table:table-cell>
          <table:table-cell office:value-type="float" office:value="241356" calcext:value-type="float">
            <text:p>241356</text:p>
          </table:table-cell>
          <table:table-cell office:value-type="float" office:value="245780" calcext:value-type="float">
            <text:p>245780</text:p>
          </table:table-cell>
          <table:table-cell office:value-type="float" office:value="246429" calcext:value-type="float">
            <text:p>246429</text:p>
          </table:table-cell>
          <table:table-cell table:formula="of:=MIN([.B61:.G61])" office:value-type="float" office:value="241356" calcext:value-type="float">
            <text:p>241356</text:p>
          </table:table-cell>
          <table:table-cell table:formula="of:=MAX([.B61:.G61])" office:value-type="float" office:value="246429" calcext:value-type="float">
            <text:p>246429</text:p>
          </table:table-cell>
          <table:table-cell table:formula="of:=AVERAGE([.B61:.G61])" office:value-type="float" office:value="243304.5" calcext:value-type="float">
            <text:p>243304,5</text:p>
          </table:table-cell>
          <table:table-cell table:formula="of:=STDEV([.B61:.G61])" office:value-type="float" office:value="2307.83697431166" calcext:value-type="float">
            <text:p>2307,83697431166</text:p>
          </table:table-cell>
        </table:table-row>
        <table:table-row table:style-name="ro1">
          <table:table-cell office:value-type="percentage" office:value="0.59999996" calcext:value-type="percentage">
            <text:p>60,00 %</text:p>
          </table:table-cell>
          <table:table-cell office:value-type="float" office:value="242509" calcext:value-type="float">
            <text:p>242509</text:p>
          </table:table-cell>
          <table:table-cell office:value-type="float" office:value="245244" calcext:value-type="float">
            <text:p>245244</text:p>
          </table:table-cell>
          <table:table-cell office:value-type="float" office:value="242202" calcext:value-type="float">
            <text:p>242202</text:p>
          </table:table-cell>
          <table:table-cell office:value-type="float" office:value="252223" calcext:value-type="float">
            <text:p>252223</text:p>
          </table:table-cell>
          <table:table-cell office:value-type="float" office:value="249173" calcext:value-type="float">
            <text:p>249173</text:p>
          </table:table-cell>
          <table:table-cell office:value-type="float" office:value="237469" calcext:value-type="float">
            <text:p>237469</text:p>
          </table:table-cell>
          <table:table-cell table:formula="of:=MIN([.B62:.G62])" office:value-type="float" office:value="237469" calcext:value-type="float">
            <text:p>237469</text:p>
          </table:table-cell>
          <table:table-cell table:formula="of:=MAX([.B62:.G62])" office:value-type="float" office:value="252223" calcext:value-type="float">
            <text:p>252223</text:p>
          </table:table-cell>
          <table:table-cell table:formula="of:=AVERAGE([.B62:.G62])" office:value-type="float" office:value="244803.333333333" calcext:value-type="float">
            <text:p>244803,333333333</text:p>
          </table:table-cell>
          <table:table-cell table:formula="of:=STDEV([.B62:.G62])" office:value-type="float" office:value="5294.58163282678" calcext:value-type="float">
            <text:p>5294,58163282678</text:p>
          </table:table-cell>
        </table:table-row>
        <table:table-row table:style-name="ro1">
          <table:table-cell office:value-type="percentage" office:value="0.60999995" calcext:value-type="percentage">
            <text:p>61,00 %</text:p>
          </table:table-cell>
          <table:table-cell office:value-type="float" office:value="247723" calcext:value-type="float">
            <text:p>247723</text:p>
          </table:table-cell>
          <table:table-cell office:value-type="float" office:value="245776" calcext:value-type="float">
            <text:p>245776</text:p>
          </table:table-cell>
          <table:table-cell office:value-type="float" office:value="244366" calcext:value-type="float">
            <text:p>244366</text:p>
          </table:table-cell>
          <table:table-cell office:value-type="float" office:value="244166" calcext:value-type="float">
            <text:p>244166</text:p>
          </table:table-cell>
          <table:table-cell office:value-type="float" office:value="241760" calcext:value-type="float">
            <text:p>241760</text:p>
          </table:table-cell>
          <table:table-cell office:value-type="float" office:value="242916" calcext:value-type="float">
            <text:p>242916</text:p>
          </table:table-cell>
          <table:table-cell table:formula="of:=MIN([.B63:.G63])" office:value-type="float" office:value="241760" calcext:value-type="float">
            <text:p>241760</text:p>
          </table:table-cell>
          <table:table-cell table:formula="of:=MAX([.B63:.G63])" office:value-type="float" office:value="247723" calcext:value-type="float">
            <text:p>247723</text:p>
          </table:table-cell>
          <table:table-cell table:formula="of:=AVERAGE([.B63:.G63])" office:value-type="float" office:value="244451.166666667" calcext:value-type="float">
            <text:p>244451,166666667</text:p>
          </table:table-cell>
          <table:table-cell table:formula="of:=STDEV([.B63:.G63])" office:value-type="float" office:value="2104.65031933256" calcext:value-type="float">
            <text:p>2104,65031933256</text:p>
          </table:table-cell>
        </table:table-row>
        <table:table-row table:style-name="ro1">
          <table:table-cell office:value-type="percentage" office:value="0.61999995" calcext:value-type="percentage">
            <text:p>62,00 %</text:p>
          </table:table-cell>
          <table:table-cell office:value-type="float" office:value="238527" calcext:value-type="float">
            <text:p>238527</text:p>
          </table:table-cell>
          <table:table-cell office:value-type="float" office:value="251415" calcext:value-type="float">
            <text:p>251415</text:p>
          </table:table-cell>
          <table:table-cell office:value-type="float" office:value="237574" calcext:value-type="float">
            <text:p>237574</text:p>
          </table:table-cell>
          <table:table-cell office:value-type="float" office:value="244353" calcext:value-type="float">
            <text:p>244353</text:p>
          </table:table-cell>
          <table:table-cell office:value-type="float" office:value="245476" calcext:value-type="float">
            <text:p>245476</text:p>
          </table:table-cell>
          <table:table-cell office:value-type="float" office:value="250342" calcext:value-type="float">
            <text:p>250342</text:p>
          </table:table-cell>
          <table:table-cell table:formula="of:=MIN([.B64:.G64])" office:value-type="float" office:value="237574" calcext:value-type="float">
            <text:p>237574</text:p>
          </table:table-cell>
          <table:table-cell table:formula="of:=MAX([.B64:.G64])" office:value-type="float" office:value="251415" calcext:value-type="float">
            <text:p>251415</text:p>
          </table:table-cell>
          <table:table-cell table:formula="of:=AVERAGE([.B64:.G64])" office:value-type="float" office:value="244614.5" calcext:value-type="float">
            <text:p>244614,5</text:p>
          </table:table-cell>
          <table:table-cell table:formula="of:=STDEV([.B64:.G64])" office:value-type="float" office:value="5770.40583494783" calcext:value-type="float">
            <text:p>5770,40583494783</text:p>
          </table:table-cell>
        </table:table-row>
        <table:table-row table:style-name="ro1">
          <table:table-cell office:value-type="percentage" office:value="0.62999994" calcext:value-type="percentage">
            <text:p>63,00 %</text:p>
          </table:table-cell>
          <table:table-cell office:value-type="float" office:value="245360" calcext:value-type="float">
            <text:p>245360</text:p>
          </table:table-cell>
          <table:table-cell office:value-type="float" office:value="244932" calcext:value-type="float">
            <text:p>244932</text:p>
          </table:table-cell>
          <table:table-cell office:value-type="float" office:value="245925" calcext:value-type="float">
            <text:p>245925</text:p>
          </table:table-cell>
          <table:table-cell office:value-type="float" office:value="245814" calcext:value-type="float">
            <text:p>245814</text:p>
          </table:table-cell>
          <table:table-cell office:value-type="float" office:value="245264" calcext:value-type="float">
            <text:p>245264</text:p>
          </table:table-cell>
          <table:table-cell office:value-type="float" office:value="248693" calcext:value-type="float">
            <text:p>248693</text:p>
          </table:table-cell>
          <table:table-cell table:formula="of:=MIN([.B65:.G65])" office:value-type="float" office:value="244932" calcext:value-type="float">
            <text:p>244932</text:p>
          </table:table-cell>
          <table:table-cell table:formula="of:=MAX([.B65:.G65])" office:value-type="float" office:value="248693" calcext:value-type="float">
            <text:p>248693</text:p>
          </table:table-cell>
          <table:table-cell table:formula="of:=AVERAGE([.B65:.G65])" office:value-type="float" office:value="245998" calcext:value-type="float">
            <text:p>245998</text:p>
          </table:table-cell>
          <table:table-cell table:formula="of:=STDEV([.B65:.G65])" office:value-type="float" office:value="1369.99021894319" calcext:value-type="float">
            <text:p>1369,99021894319</text:p>
          </table:table-cell>
        </table:table-row>
        <table:table-row table:style-name="ro1">
          <table:table-cell office:value-type="percentage" office:value="0.6399999" calcext:value-type="percentage">
            <text:p>64,00 %</text:p>
          </table:table-cell>
          <table:table-cell office:value-type="float" office:value="243240" calcext:value-type="float">
            <text:p>243240</text:p>
          </table:table-cell>
          <table:table-cell office:value-type="float" office:value="249626" calcext:value-type="float">
            <text:p>249626</text:p>
          </table:table-cell>
          <table:table-cell office:value-type="float" office:value="251486" calcext:value-type="float">
            <text:p>251486</text:p>
          </table:table-cell>
          <table:table-cell office:value-type="float" office:value="241756" calcext:value-type="float">
            <text:p>241756</text:p>
          </table:table-cell>
          <table:table-cell office:value-type="float" office:value="243416" calcext:value-type="float">
            <text:p>243416</text:p>
          </table:table-cell>
          <table:table-cell office:value-type="float" office:value="245559" calcext:value-type="float">
            <text:p>245559</text:p>
          </table:table-cell>
          <table:table-cell table:formula="of:=MIN([.B66:.G66])" office:value-type="float" office:value="241756" calcext:value-type="float">
            <text:p>241756</text:p>
          </table:table-cell>
          <table:table-cell table:formula="of:=MAX([.B66:.G66])" office:value-type="float" office:value="251486" calcext:value-type="float">
            <text:p>251486</text:p>
          </table:table-cell>
          <table:table-cell table:formula="of:=AVERAGE([.B66:.G66])" office:value-type="float" office:value="245847.166666667" calcext:value-type="float">
            <text:p>245847,166666667</text:p>
          </table:table-cell>
          <table:table-cell table:formula="of:=STDEV([.B66:.G66])" office:value-type="float" office:value="3888.56263504481" calcext:value-type="float">
            <text:p>3888,56263504481</text:p>
          </table:table-cell>
        </table:table-row>
        <table:table-row table:style-name="ro1">
          <table:table-cell office:value-type="percentage" office:value="0.6499999" calcext:value-type="percentage">
            <text:p>65,00 %</text:p>
          </table:table-cell>
          <table:table-cell office:value-type="float" office:value="253867" calcext:value-type="float">
            <text:p>253867</text:p>
          </table:table-cell>
          <table:table-cell office:value-type="float" office:value="242423" calcext:value-type="float">
            <text:p>242423</text:p>
          </table:table-cell>
          <table:table-cell office:value-type="float" office:value="245885" calcext:value-type="float">
            <text:p>245885</text:p>
          </table:table-cell>
          <table:table-cell office:value-type="float" office:value="248843" calcext:value-type="float">
            <text:p>248843</text:p>
          </table:table-cell>
          <table:table-cell office:value-type="float" office:value="248883" calcext:value-type="float">
            <text:p>248883</text:p>
          </table:table-cell>
          <table:table-cell office:value-type="float" office:value="247740" calcext:value-type="float">
            <text:p>247740</text:p>
          </table:table-cell>
          <table:table-cell table:formula="of:=MIN([.B67:.G67])" office:value-type="float" office:value="242423" calcext:value-type="float">
            <text:p>242423</text:p>
          </table:table-cell>
          <table:table-cell table:formula="of:=MAX([.B67:.G67])" office:value-type="float" office:value="253867" calcext:value-type="float">
            <text:p>253867</text:p>
          </table:table-cell>
          <table:table-cell table:formula="of:=AVERAGE([.B67:.G67])" office:value-type="float" office:value="247940.166666667" calcext:value-type="float">
            <text:p>247940,166666667</text:p>
          </table:table-cell>
          <table:table-cell table:formula="of:=STDEV([.B67:.G67])" office:value-type="float" office:value="3782.44103280761" calcext:value-type="float">
            <text:p>3782,44103280761</text:p>
          </table:table-cell>
        </table:table-row>
        <table:table-row table:style-name="ro1">
          <table:table-cell office:value-type="percentage" office:value="0.6599999" calcext:value-type="percentage">
            <text:p>66,00 %</text:p>
          </table:table-cell>
          <table:table-cell office:value-type="float" office:value="242384" calcext:value-type="float">
            <text:p>242384</text:p>
          </table:table-cell>
          <table:table-cell office:value-type="float" office:value="238812" calcext:value-type="float">
            <text:p>238812</text:p>
          </table:table-cell>
          <table:table-cell office:value-type="float" office:value="246274" calcext:value-type="float">
            <text:p>246274</text:p>
          </table:table-cell>
          <table:table-cell office:value-type="float" office:value="250145" calcext:value-type="float">
            <text:p>250145</text:p>
          </table:table-cell>
          <table:table-cell office:value-type="float" office:value="248004" calcext:value-type="float">
            <text:p>248004</text:p>
          </table:table-cell>
          <table:table-cell office:value-type="float" office:value="245709" calcext:value-type="float">
            <text:p>245709</text:p>
          </table:table-cell>
          <table:table-cell table:formula="of:=MIN([.B68:.G68])" office:value-type="float" office:value="238812" calcext:value-type="float">
            <text:p>238812</text:p>
          </table:table-cell>
          <table:table-cell table:formula="of:=MAX([.B68:.G68])" office:value-type="float" office:value="250145" calcext:value-type="float">
            <text:p>250145</text:p>
          </table:table-cell>
          <table:table-cell table:formula="of:=AVERAGE([.B68:.G68])" office:value-type="float" office:value="245221.333333333" calcext:value-type="float">
            <text:p>245221,333333333</text:p>
          </table:table-cell>
          <table:table-cell table:formula="of:=STDEV([.B68:.G68])" office:value-type="float" office:value="4061.07540765579" calcext:value-type="float">
            <text:p>4061,07540765579</text:p>
          </table:table-cell>
        </table:table-row>
        <table:table-row table:style-name="ro1">
          <table:table-cell office:value-type="percentage" office:value="0.6699999" calcext:value-type="percentage">
            <text:p>67,00 %</text:p>
          </table:table-cell>
          <table:table-cell office:value-type="float" office:value="253960" calcext:value-type="float">
            <text:p>253960</text:p>
          </table:table-cell>
          <table:table-cell office:value-type="float" office:value="237354" calcext:value-type="float">
            <text:p>237354</text:p>
          </table:table-cell>
          <table:table-cell office:value-type="float" office:value="249698" calcext:value-type="float">
            <text:p>249698</text:p>
          </table:table-cell>
          <table:table-cell office:value-type="float" office:value="242203" calcext:value-type="float">
            <text:p>242203</text:p>
          </table:table-cell>
          <table:table-cell office:value-type="float" office:value="249567" calcext:value-type="float">
            <text:p>249567</text:p>
          </table:table-cell>
          <table:table-cell office:value-type="float" office:value="248088" calcext:value-type="float">
            <text:p>248088</text:p>
          </table:table-cell>
          <table:table-cell table:formula="of:=MIN([.B69:.G69])" office:value-type="float" office:value="237354" calcext:value-type="float">
            <text:p>237354</text:p>
          </table:table-cell>
          <table:table-cell table:formula="of:=MAX([.B69:.G69])" office:value-type="float" office:value="253960" calcext:value-type="float">
            <text:p>253960</text:p>
          </table:table-cell>
          <table:table-cell table:formula="of:=AVERAGE([.B69:.G69])" office:value-type="float" office:value="246811.666666667" calcext:value-type="float">
            <text:p>246811,666666667</text:p>
          </table:table-cell>
          <table:table-cell table:formula="of:=STDEV([.B69:.G69])" office:value-type="float" office:value="5988.95225115935" calcext:value-type="float">
            <text:p>5988,95225115935</text:p>
          </table:table-cell>
        </table:table-row>
        <table:table-row table:style-name="ro1">
          <table:table-cell office:value-type="percentage" office:value="0.6799999" calcext:value-type="percentage">
            <text:p>68,00 %</text:p>
          </table:table-cell>
          <table:table-cell office:value-type="float" office:value="254764" calcext:value-type="float">
            <text:p>254764</text:p>
          </table:table-cell>
          <table:table-cell office:value-type="float" office:value="242580" calcext:value-type="float">
            <text:p>242580</text:p>
          </table:table-cell>
          <table:table-cell office:value-type="float" office:value="249276" calcext:value-type="float">
            <text:p>249276</text:p>
          </table:table-cell>
          <table:table-cell office:value-type="float" office:value="246407" calcext:value-type="float">
            <text:p>246407</text:p>
          </table:table-cell>
          <table:table-cell office:value-type="float" office:value="241063" calcext:value-type="float">
            <text:p>241063</text:p>
          </table:table-cell>
          <table:table-cell office:value-type="float" office:value="247080" calcext:value-type="float">
            <text:p>247080</text:p>
          </table:table-cell>
          <table:table-cell table:formula="of:=MIN([.B70:.G70])" office:value-type="float" office:value="241063" calcext:value-type="float">
            <text:p>241063</text:p>
          </table:table-cell>
          <table:table-cell table:formula="of:=MAX([.B70:.G70])" office:value-type="float" office:value="254764" calcext:value-type="float">
            <text:p>254764</text:p>
          </table:table-cell>
          <table:table-cell table:formula="of:=AVERAGE([.B70:.G70])" office:value-type="float" office:value="246861.666666667" calcext:value-type="float">
            <text:p>246861,666666667</text:p>
          </table:table-cell>
          <table:table-cell table:formula="of:=STDEV([.B70:.G70])" office:value-type="float" office:value="4908.9199083573" calcext:value-type="float">
            <text:p>4908,9199083573</text:p>
          </table:table-cell>
        </table:table-row>
        <table:table-row table:style-name="ro1">
          <table:table-cell office:value-type="percentage" office:value="0.6899999" calcext:value-type="percentage">
            <text:p>69,00 %</text:p>
          </table:table-cell>
          <table:table-cell office:value-type="float" office:value="246119" calcext:value-type="float">
            <text:p>246119</text:p>
          </table:table-cell>
          <table:table-cell office:value-type="float" office:value="239694" calcext:value-type="float">
            <text:p>239694</text:p>
          </table:table-cell>
          <table:table-cell office:value-type="float" office:value="250444" calcext:value-type="float">
            <text:p>250444</text:p>
          </table:table-cell>
          <table:table-cell office:value-type="float" office:value="251020" calcext:value-type="float">
            <text:p>251020</text:p>
          </table:table-cell>
          <table:table-cell office:value-type="float" office:value="244791" calcext:value-type="float">
            <text:p>244791</text:p>
          </table:table-cell>
          <table:table-cell office:value-type="float" office:value="239708" calcext:value-type="float">
            <text:p>239708</text:p>
          </table:table-cell>
          <table:table-cell table:formula="of:=MIN([.B71:.G71])" office:value-type="float" office:value="239694" calcext:value-type="float">
            <text:p>239694</text:p>
          </table:table-cell>
          <table:table-cell table:formula="of:=MAX([.B71:.G71])" office:value-type="float" office:value="251020" calcext:value-type="float">
            <text:p>251020</text:p>
          </table:table-cell>
          <table:table-cell table:formula="of:=AVERAGE([.B71:.G71])" office:value-type="float" office:value="245296" calcext:value-type="float">
            <text:p>245296</text:p>
          </table:table-cell>
          <table:table-cell table:formula="of:=STDEV([.B71:.G71])" office:value-type="float" office:value="4955.93748951699" calcext:value-type="float">
            <text:p>4955,93748951699</text:p>
          </table:table-cell>
        </table:table-row>
        <table:table-row table:style-name="ro1">
          <table:table-cell office:value-type="percentage" office:value="0.69999987" calcext:value-type="percentage">
            <text:p>70,00 %</text:p>
          </table:table-cell>
          <table:table-cell office:value-type="float" office:value="248509" calcext:value-type="float">
            <text:p>248509</text:p>
          </table:table-cell>
          <table:table-cell office:value-type="float" office:value="245626" calcext:value-type="float">
            <text:p>245626</text:p>
          </table:table-cell>
          <table:table-cell office:value-type="float" office:value="239527" calcext:value-type="float">
            <text:p>239527</text:p>
          </table:table-cell>
          <table:table-cell office:value-type="float" office:value="251218" calcext:value-type="float">
            <text:p>251218</text:p>
          </table:table-cell>
          <table:table-cell office:value-type="float" office:value="240088" calcext:value-type="float">
            <text:p>240088</text:p>
          </table:table-cell>
          <table:table-cell office:value-type="float" office:value="247430" calcext:value-type="float">
            <text:p>247430</text:p>
          </table:table-cell>
          <table:table-cell table:formula="of:=MIN([.B72:.G72])" office:value-type="float" office:value="239527" calcext:value-type="float">
            <text:p>239527</text:p>
          </table:table-cell>
          <table:table-cell table:formula="of:=MAX([.B72:.G72])" office:value-type="float" office:value="251218" calcext:value-type="float">
            <text:p>251218</text:p>
          </table:table-cell>
          <table:table-cell table:formula="of:=AVERAGE([.B72:.G72])" office:value-type="float" office:value="245399.666666667" calcext:value-type="float">
            <text:p>245399,666666667</text:p>
          </table:table-cell>
          <table:table-cell table:formula="of:=STDEV([.B72:.G72])" office:value-type="float" office:value="4698.86057110303" calcext:value-type="float">
            <text:p>4698,86057110303</text:p>
          </table:table-cell>
        </table:table-row>
        <table:table-row table:style-name="ro1">
          <table:table-cell office:value-type="percentage" office:value="0.70999986" calcext:value-type="percentage">
            <text:p>71,00 %</text:p>
          </table:table-cell>
          <table:table-cell office:value-type="float" office:value="233902" calcext:value-type="float">
            <text:p>233902</text:p>
          </table:table-cell>
          <table:table-cell office:value-type="float" office:value="245922" calcext:value-type="float">
            <text:p>245922</text:p>
          </table:table-cell>
          <table:table-cell office:value-type="float" office:value="252629" calcext:value-type="float">
            <text:p>252629</text:p>
          </table:table-cell>
          <table:table-cell office:value-type="float" office:value="244145" calcext:value-type="float">
            <text:p>244145</text:p>
          </table:table-cell>
          <table:table-cell office:value-type="float" office:value="240898" calcext:value-type="float">
            <text:p>240898</text:p>
          </table:table-cell>
          <table:table-cell office:value-type="float" office:value="246735" calcext:value-type="float">
            <text:p>246735</text:p>
          </table:table-cell>
          <table:table-cell table:formula="of:=MIN([.B73:.G73])" office:value-type="float" office:value="233902" calcext:value-type="float">
            <text:p>233902</text:p>
          </table:table-cell>
          <table:table-cell table:formula="of:=MAX([.B73:.G73])" office:value-type="float" office:value="252629" calcext:value-type="float">
            <text:p>252629</text:p>
          </table:table-cell>
          <table:table-cell table:formula="of:=AVERAGE([.B73:.G73])" office:value-type="float" office:value="244038.5" calcext:value-type="float">
            <text:p>244038,5</text:p>
          </table:table-cell>
          <table:table-cell table:formula="of:=STDEV([.B73:.G73])" office:value-type="float" office:value="6280.7338663567" calcext:value-type="float">
            <text:p>6280,7338663567</text:p>
          </table:table-cell>
        </table:table-row>
        <table:table-row table:style-name="ro1">
          <table:table-cell office:value-type="percentage" office:value="0.71999985" calcext:value-type="percentage">
            <text:p>72,00 %</text:p>
          </table:table-cell>
          <table:table-cell office:value-type="float" office:value="243340" calcext:value-type="float">
            <text:p>243340</text:p>
          </table:table-cell>
          <table:table-cell office:value-type="float" office:value="248371" calcext:value-type="float">
            <text:p>248371</text:p>
          </table:table-cell>
          <table:table-cell office:value-type="float" office:value="247039" calcext:value-type="float">
            <text:p>247039</text:p>
          </table:table-cell>
          <table:table-cell office:value-type="float" office:value="248970" calcext:value-type="float">
            <text:p>248970</text:p>
          </table:table-cell>
          <table:table-cell office:value-type="float" office:value="248752" calcext:value-type="float">
            <text:p>248752</text:p>
          </table:table-cell>
          <table:table-cell office:value-type="float" office:value="233719" calcext:value-type="float">
            <text:p>233719</text:p>
          </table:table-cell>
          <table:table-cell table:formula="of:=MIN([.B74:.G74])" office:value-type="float" office:value="233719" calcext:value-type="float">
            <text:p>233719</text:p>
          </table:table-cell>
          <table:table-cell table:formula="of:=MAX([.B74:.G74])" office:value-type="float" office:value="248970" calcext:value-type="float">
            <text:p>248970</text:p>
          </table:table-cell>
          <table:table-cell table:formula="of:=AVERAGE([.B74:.G74])" office:value-type="float" office:value="245031.833333333" calcext:value-type="float">
            <text:p>245031,833333333</text:p>
          </table:table-cell>
          <table:table-cell table:formula="of:=STDEV([.B74:.G74])" office:value-type="float" office:value="5922.33141310638" calcext:value-type="float">
            <text:p>5922,33141310638</text:p>
          </table:table-cell>
        </table:table-row>
        <table:table-row table:style-name="ro1">
          <table:table-cell office:value-type="percentage" office:value="0.72999984" calcext:value-type="percentage">
            <text:p>73,00 %</text:p>
          </table:table-cell>
          <table:table-cell office:value-type="float" office:value="242842" calcext:value-type="float">
            <text:p>242842</text:p>
          </table:table-cell>
          <table:table-cell office:value-type="float" office:value="245526" calcext:value-type="float">
            <text:p>245526</text:p>
          </table:table-cell>
          <table:table-cell office:value-type="float" office:value="249870" calcext:value-type="float">
            <text:p>249870</text:p>
          </table:table-cell>
          <table:table-cell office:value-type="float" office:value="236434" calcext:value-type="float">
            <text:p>236434</text:p>
          </table:table-cell>
          <table:table-cell office:value-type="float" office:value="244488" calcext:value-type="float">
            <text:p>244488</text:p>
          </table:table-cell>
          <table:table-cell office:value-type="float" office:value="246663" calcext:value-type="float">
            <text:p>246663</text:p>
          </table:table-cell>
          <table:table-cell table:formula="of:=MIN([.B75:.G75])" office:value-type="float" office:value="236434" calcext:value-type="float">
            <text:p>236434</text:p>
          </table:table-cell>
          <table:table-cell table:formula="of:=MAX([.B75:.G75])" office:value-type="float" office:value="249870" calcext:value-type="float">
            <text:p>249870</text:p>
          </table:table-cell>
          <table:table-cell table:formula="of:=AVERAGE([.B75:.G75])" office:value-type="float" office:value="244303.833333333" calcext:value-type="float">
            <text:p>244303,833333333</text:p>
          </table:table-cell>
          <table:table-cell table:formula="of:=STDEV([.B75:.G75])" office:value-type="float" office:value="4519.88320276826" calcext:value-type="float">
            <text:p>4519,88320276826</text:p>
          </table:table-cell>
        </table:table-row>
        <table:table-row table:style-name="ro1">
          <table:table-cell office:value-type="percentage" office:value="0.73999983" calcext:value-type="percentage">
            <text:p>74,00 %</text:p>
          </table:table-cell>
          <table:table-cell office:value-type="float" office:value="243536" calcext:value-type="float">
            <text:p>243536</text:p>
          </table:table-cell>
          <table:table-cell office:value-type="float" office:value="244208" calcext:value-type="float">
            <text:p>244208</text:p>
          </table:table-cell>
          <table:table-cell office:value-type="float" office:value="247732" calcext:value-type="float">
            <text:p>247732</text:p>
          </table:table-cell>
          <table:table-cell office:value-type="float" office:value="245766" calcext:value-type="float">
            <text:p>245766</text:p>
          </table:table-cell>
          <table:table-cell office:value-type="float" office:value="241323" calcext:value-type="float">
            <text:p>241323</text:p>
          </table:table-cell>
          <table:table-cell office:value-type="float" office:value="248106" calcext:value-type="float">
            <text:p>248106</text:p>
          </table:table-cell>
          <table:table-cell table:formula="of:=MIN([.B76:.G76])" office:value-type="float" office:value="241323" calcext:value-type="float">
            <text:p>241323</text:p>
          </table:table-cell>
          <table:table-cell table:formula="of:=MAX([.B76:.G76])" office:value-type="float" office:value="248106" calcext:value-type="float">
            <text:p>248106</text:p>
          </table:table-cell>
          <table:table-cell table:formula="of:=AVERAGE([.B76:.G76])" office:value-type="float" office:value="245111.833333333" calcext:value-type="float">
            <text:p>245111,833333333</text:p>
          </table:table-cell>
          <table:table-cell table:formula="of:=STDEV([.B76:.G76])" office:value-type="float" office:value="2604.36805514633" calcext:value-type="float">
            <text:p>2604,36805514633</text:p>
          </table:table-cell>
        </table:table-row>
        <table:table-row table:style-name="ro1">
          <table:table-cell office:value-type="percentage" office:value="0.7499998" calcext:value-type="percentage">
            <text:p>75,00 %</text:p>
          </table:table-cell>
          <table:table-cell office:value-type="float" office:value="250731" calcext:value-type="float">
            <text:p>250731</text:p>
          </table:table-cell>
          <table:table-cell office:value-type="float" office:value="245433" calcext:value-type="float">
            <text:p>245433</text:p>
          </table:table-cell>
          <table:table-cell office:value-type="float" office:value="243427" calcext:value-type="float">
            <text:p>243427</text:p>
          </table:table-cell>
          <table:table-cell office:value-type="float" office:value="243103" calcext:value-type="float">
            <text:p>243103</text:p>
          </table:table-cell>
          <table:table-cell office:value-type="float" office:value="249985" calcext:value-type="float">
            <text:p>249985</text:p>
          </table:table-cell>
          <table:table-cell office:value-type="float" office:value="247481" calcext:value-type="float">
            <text:p>247481</text:p>
          </table:table-cell>
          <table:table-cell table:formula="of:=MIN([.B77:.G77])" office:value-type="float" office:value="243103" calcext:value-type="float">
            <text:p>243103</text:p>
          </table:table-cell>
          <table:table-cell table:formula="of:=MAX([.B77:.G77])" office:value-type="float" office:value="250731" calcext:value-type="float">
            <text:p>250731</text:p>
          </table:table-cell>
          <table:table-cell table:formula="of:=AVERAGE([.B77:.G77])" office:value-type="float" office:value="246693.333333333" calcext:value-type="float">
            <text:p>246693,333333333</text:p>
          </table:table-cell>
          <table:table-cell table:formula="of:=STDEV([.B77:.G77])" office:value-type="float" office:value="3252.87895050933" calcext:value-type="float">
            <text:p>3252,87895050933</text:p>
          </table:table-cell>
        </table:table-row>
        <table:table-row table:style-name="ro1">
          <table:table-cell office:value-type="percentage" office:value="0.7599998" calcext:value-type="percentage">
            <text:p>76,00 %</text:p>
          </table:table-cell>
          <table:table-cell office:value-type="float" office:value="245727" calcext:value-type="float">
            <text:p>245727</text:p>
          </table:table-cell>
          <table:table-cell office:value-type="float" office:value="246205" calcext:value-type="float">
            <text:p>246205</text:p>
          </table:table-cell>
          <table:table-cell office:value-type="float" office:value="242554" calcext:value-type="float">
            <text:p>242554</text:p>
          </table:table-cell>
          <table:table-cell office:value-type="float" office:value="242633" calcext:value-type="float">
            <text:p>242633</text:p>
          </table:table-cell>
          <table:table-cell office:value-type="float" office:value="240569" calcext:value-type="float">
            <text:p>240569</text:p>
          </table:table-cell>
          <table:table-cell office:value-type="float" office:value="238498" calcext:value-type="float">
            <text:p>238498</text:p>
          </table:table-cell>
          <table:table-cell table:formula="of:=MIN([.B78:.G78])" office:value-type="float" office:value="238498" calcext:value-type="float">
            <text:p>238498</text:p>
          </table:table-cell>
          <table:table-cell table:formula="of:=MAX([.B78:.G78])" office:value-type="float" office:value="246205" calcext:value-type="float">
            <text:p>246205</text:p>
          </table:table-cell>
          <table:table-cell table:formula="of:=AVERAGE([.B78:.G78])" office:value-type="float" office:value="242697.666666667" calcext:value-type="float">
            <text:p>242697,666666667</text:p>
          </table:table-cell>
          <table:table-cell table:formula="of:=STDEV([.B78:.G78])" office:value-type="float" office:value="2955.38462245892" calcext:value-type="float">
            <text:p>2955,38462245892</text:p>
          </table:table-cell>
        </table:table-row>
        <table:table-row table:style-name="ro1">
          <table:table-cell office:value-type="percentage" office:value="0.7699998" calcext:value-type="percentage">
            <text:p>77,00 %</text:p>
          </table:table-cell>
          <table:table-cell office:value-type="float" office:value="242451" calcext:value-type="float">
            <text:p>242451</text:p>
          </table:table-cell>
          <table:table-cell office:value-type="float" office:value="242805" calcext:value-type="float">
            <text:p>242805</text:p>
          </table:table-cell>
          <table:table-cell office:value-type="float" office:value="238005" calcext:value-type="float">
            <text:p>238005</text:p>
          </table:table-cell>
          <table:table-cell office:value-type="float" office:value="242209" calcext:value-type="float">
            <text:p>242209</text:p>
          </table:table-cell>
          <table:table-cell office:value-type="float" office:value="247132" calcext:value-type="float">
            <text:p>247132</text:p>
          </table:table-cell>
          <table:table-cell office:value-type="float" office:value="239137" calcext:value-type="float">
            <text:p>239137</text:p>
          </table:table-cell>
          <table:table-cell table:formula="of:=MIN([.B79:.G79])" office:value-type="float" office:value="238005" calcext:value-type="float">
            <text:p>238005</text:p>
          </table:table-cell>
          <table:table-cell table:formula="of:=MAX([.B79:.G79])" office:value-type="float" office:value="247132" calcext:value-type="float">
            <text:p>247132</text:p>
          </table:table-cell>
          <table:table-cell table:formula="of:=AVERAGE([.B79:.G79])" office:value-type="float" office:value="241956.5" calcext:value-type="float">
            <text:p>241956,5</text:p>
          </table:table-cell>
          <table:table-cell table:formula="of:=STDEV([.B79:.G79])" office:value-type="float" office:value="3205.55678470995" calcext:value-type="float">
            <text:p>3205,55678470995</text:p>
          </table:table-cell>
        </table:table-row>
        <table:table-row table:style-name="ro1">
          <table:table-cell office:value-type="percentage" office:value="0.7799998" calcext:value-type="percentage">
            <text:p>78,00 %</text:p>
          </table:table-cell>
          <table:table-cell office:value-type="float" office:value="258463" calcext:value-type="float">
            <text:p>258463</text:p>
          </table:table-cell>
          <table:table-cell office:value-type="float" office:value="242744" calcext:value-type="float">
            <text:p>242744</text:p>
          </table:table-cell>
          <table:table-cell office:value-type="float" office:value="250213" calcext:value-type="float">
            <text:p>250213</text:p>
          </table:table-cell>
          <table:table-cell office:value-type="float" office:value="236814" calcext:value-type="float">
            <text:p>236814</text:p>
          </table:table-cell>
          <table:table-cell office:value-type="float" office:value="246285" calcext:value-type="float">
            <text:p>246285</text:p>
          </table:table-cell>
          <table:table-cell office:value-type="float" office:value="240510" calcext:value-type="float">
            <text:p>240510</text:p>
          </table:table-cell>
          <table:table-cell table:formula="of:=MIN([.B80:.G80])" office:value-type="float" office:value="236814" calcext:value-type="float">
            <text:p>236814</text:p>
          </table:table-cell>
          <table:table-cell table:formula="of:=MAX([.B80:.G80])" office:value-type="float" office:value="258463" calcext:value-type="float">
            <text:p>258463</text:p>
          </table:table-cell>
          <table:table-cell table:formula="of:=AVERAGE([.B80:.G80])" office:value-type="float" office:value="245838.166666667" calcext:value-type="float">
            <text:p>245838,166666667</text:p>
          </table:table-cell>
          <table:table-cell table:formula="of:=STDEV([.B80:.G80])" office:value-type="float" office:value="7721.71036537027" calcext:value-type="float">
            <text:p>7721,71036537027</text:p>
          </table:table-cell>
        </table:table-row>
        <table:table-row table:style-name="ro1">
          <table:table-cell office:value-type="percentage" office:value="0.7899998" calcext:value-type="percentage">
            <text:p>79,00 %</text:p>
          </table:table-cell>
          <table:table-cell office:value-type="float" office:value="235754" calcext:value-type="float">
            <text:p>235754</text:p>
          </table:table-cell>
          <table:table-cell office:value-type="float" office:value="241548" calcext:value-type="float">
            <text:p>241548</text:p>
          </table:table-cell>
          <table:table-cell office:value-type="float" office:value="242565" calcext:value-type="float">
            <text:p>242565</text:p>
          </table:table-cell>
          <table:table-cell office:value-type="float" office:value="245669" calcext:value-type="float">
            <text:p>245669</text:p>
          </table:table-cell>
          <table:table-cell office:value-type="float" office:value="245843" calcext:value-type="float">
            <text:p>245843</text:p>
          </table:table-cell>
          <table:table-cell office:value-type="float" office:value="244867" calcext:value-type="float">
            <text:p>244867</text:p>
          </table:table-cell>
          <table:table-cell table:formula="of:=MIN([.B81:.G81])" office:value-type="float" office:value="235754" calcext:value-type="float">
            <text:p>235754</text:p>
          </table:table-cell>
          <table:table-cell table:formula="of:=MAX([.B81:.G81])" office:value-type="float" office:value="245843" calcext:value-type="float">
            <text:p>245843</text:p>
          </table:table-cell>
          <table:table-cell table:formula="of:=AVERAGE([.B81:.G81])" office:value-type="float" office:value="242707.666666667" calcext:value-type="float">
            <text:p>242707,666666667</text:p>
          </table:table-cell>
          <table:table-cell table:formula="of:=STDEV([.B81:.G81])" office:value-type="float" office:value="3820.50235789309" calcext:value-type="float">
            <text:p>3820,50235789309</text:p>
          </table:table-cell>
        </table:table-row>
        <table:table-row table:style-name="ro1">
          <table:table-cell office:value-type="percentage" office:value="0.7999998" calcext:value-type="percentage">
            <text:p>80,00 %</text:p>
          </table:table-cell>
          <table:table-cell office:value-type="float" office:value="249404" calcext:value-type="float">
            <text:p>249404</text:p>
          </table:table-cell>
          <table:table-cell office:value-type="float" office:value="246114" calcext:value-type="float">
            <text:p>246114</text:p>
          </table:table-cell>
          <table:table-cell office:value-type="float" office:value="246901" calcext:value-type="float">
            <text:p>246901</text:p>
          </table:table-cell>
          <table:table-cell office:value-type="float" office:value="253826" calcext:value-type="float">
            <text:p>253826</text:p>
          </table:table-cell>
          <table:table-cell office:value-type="float" office:value="243151" calcext:value-type="float">
            <text:p>243151</text:p>
          </table:table-cell>
          <table:table-cell office:value-type="float" office:value="235293" calcext:value-type="float">
            <text:p>235293</text:p>
          </table:table-cell>
          <table:table-cell table:formula="of:=MIN([.B82:.G82])" office:value-type="float" office:value="235293" calcext:value-type="float">
            <text:p>235293</text:p>
          </table:table-cell>
          <table:table-cell table:formula="of:=MAX([.B82:.G82])" office:value-type="float" office:value="253826" calcext:value-type="float">
            <text:p>253826</text:p>
          </table:table-cell>
          <table:table-cell table:formula="of:=AVERAGE([.B82:.G82])" office:value-type="float" office:value="245781.5" calcext:value-type="float">
            <text:p>245781,5</text:p>
          </table:table-cell>
          <table:table-cell table:formula="of:=STDEV([.B82:.G82])" office:value-type="float" office:value="6263.04216016466" calcext:value-type="float">
            <text:p>6263,04216016466</text:p>
          </table:table-cell>
        </table:table-row>
        <table:table-row table:style-name="ro1">
          <table:table-cell office:value-type="percentage" office:value="0.80999976" calcext:value-type="percentage">
            <text:p>81,00 %</text:p>
          </table:table-cell>
          <table:table-cell office:value-type="float" office:value="244427" calcext:value-type="float">
            <text:p>244427</text:p>
          </table:table-cell>
          <table:table-cell office:value-type="float" office:value="243122" calcext:value-type="float">
            <text:p>243122</text:p>
          </table:table-cell>
          <table:table-cell office:value-type="float" office:value="241506" calcext:value-type="float">
            <text:p>241506</text:p>
          </table:table-cell>
          <table:table-cell office:value-type="float" office:value="250102" calcext:value-type="float">
            <text:p>250102</text:p>
          </table:table-cell>
          <table:table-cell office:value-type="float" office:value="251509" calcext:value-type="float">
            <text:p>251509</text:p>
          </table:table-cell>
          <table:table-cell office:value-type="float" office:value="248695" calcext:value-type="float">
            <text:p>248695</text:p>
          </table:table-cell>
          <table:table-cell table:formula="of:=MIN([.B83:.G83])" office:value-type="float" office:value="241506" calcext:value-type="float">
            <text:p>241506</text:p>
          </table:table-cell>
          <table:table-cell table:formula="of:=MAX([.B83:.G83])" office:value-type="float" office:value="251509" calcext:value-type="float">
            <text:p>251509</text:p>
          </table:table-cell>
          <table:table-cell table:formula="of:=AVERAGE([.B83:.G83])" office:value-type="float" office:value="246560.166666667" calcext:value-type="float">
            <text:p>246560,166666667</text:p>
          </table:table-cell>
          <table:table-cell table:formula="of:=STDEV([.B83:.G83])" office:value-type="float" office:value="4086.78452657669" calcext:value-type="float">
            <text:p>4086,78452657669</text:p>
          </table:table-cell>
        </table:table-row>
        <table:table-row table:style-name="ro1">
          <table:table-cell office:value-type="percentage" office:value="0.81999975" calcext:value-type="percentage">
            <text:p>82,00 %</text:p>
          </table:table-cell>
          <table:table-cell office:value-type="float" office:value="246252" calcext:value-type="float">
            <text:p>246252</text:p>
          </table:table-cell>
          <table:table-cell office:value-type="float" office:value="245415" calcext:value-type="float">
            <text:p>245415</text:p>
          </table:table-cell>
          <table:table-cell office:value-type="float" office:value="236524" calcext:value-type="float">
            <text:p>236524</text:p>
          </table:table-cell>
          <table:table-cell office:value-type="float" office:value="248920" calcext:value-type="float">
            <text:p>248920</text:p>
          </table:table-cell>
          <table:table-cell office:value-type="float" office:value="240054" calcext:value-type="float">
            <text:p>240054</text:p>
          </table:table-cell>
          <table:table-cell office:value-type="float" office:value="246558" calcext:value-type="float">
            <text:p>246558</text:p>
          </table:table-cell>
          <table:table-cell table:formula="of:=MIN([.B84:.G84])" office:value-type="float" office:value="236524" calcext:value-type="float">
            <text:p>236524</text:p>
          </table:table-cell>
          <table:table-cell table:formula="of:=MAX([.B84:.G84])" office:value-type="float" office:value="248920" calcext:value-type="float">
            <text:p>248920</text:p>
          </table:table-cell>
          <table:table-cell table:formula="of:=AVERAGE([.B84:.G84])" office:value-type="float" office:value="243953.833333333" calcext:value-type="float">
            <text:p>243953,833333333</text:p>
          </table:table-cell>
          <table:table-cell table:formula="of:=STDEV([.B84:.G84])" office:value-type="float" office:value="4674.8731925761" calcext:value-type="float">
            <text:p>4674,8731925761</text:p>
          </table:table-cell>
        </table:table-row>
        <table:table-row table:style-name="ro1">
          <table:table-cell office:value-type="percentage" office:value="0.82999974" calcext:value-type="percentage">
            <text:p>83,00 %</text:p>
          </table:table-cell>
          <table:table-cell office:value-type="float" office:value="241036" calcext:value-type="float">
            <text:p>241036</text:p>
          </table:table-cell>
          <table:table-cell office:value-type="float" office:value="235363" calcext:value-type="float">
            <text:p>235363</text:p>
          </table:table-cell>
          <table:table-cell office:value-type="float" office:value="247964" calcext:value-type="float">
            <text:p>247964</text:p>
          </table:table-cell>
          <table:table-cell office:value-type="float" office:value="231612" calcext:value-type="float">
            <text:p>231612</text:p>
          </table:table-cell>
          <table:table-cell office:value-type="float" office:value="242362" calcext:value-type="float">
            <text:p>242362</text:p>
          </table:table-cell>
          <table:table-cell office:value-type="float" office:value="236983" calcext:value-type="float">
            <text:p>236983</text:p>
          </table:table-cell>
          <table:table-cell table:formula="of:=MIN([.B85:.G85])" office:value-type="float" office:value="231612" calcext:value-type="float">
            <text:p>231612</text:p>
          </table:table-cell>
          <table:table-cell table:formula="of:=MAX([.B85:.G85])" office:value-type="float" office:value="247964" calcext:value-type="float">
            <text:p>247964</text:p>
          </table:table-cell>
          <table:table-cell table:formula="of:=AVERAGE([.B85:.G85])" office:value-type="float" office:value="239220" calcext:value-type="float">
            <text:p>239220</text:p>
          </table:table-cell>
          <table:table-cell table:formula="of:=STDEV([.B85:.G85])" office:value-type="float" office:value="5786.01482887834" calcext:value-type="float">
            <text:p>5786,01482887834</text:p>
          </table:table-cell>
        </table:table-row>
        <table:table-row table:style-name="ro1">
          <table:table-cell office:value-type="percentage" office:value="0.83999974" calcext:value-type="percentage">
            <text:p>84,00 %</text:p>
          </table:table-cell>
          <table:table-cell office:value-type="float" office:value="246127" calcext:value-type="float">
            <text:p>246127</text:p>
          </table:table-cell>
          <table:table-cell office:value-type="float" office:value="241858" calcext:value-type="float">
            <text:p>241858</text:p>
          </table:table-cell>
          <table:table-cell office:value-type="float" office:value="231799" calcext:value-type="float">
            <text:p>231799</text:p>
          </table:table-cell>
          <table:table-cell office:value-type="float" office:value="255792" calcext:value-type="float">
            <text:p>255792</text:p>
          </table:table-cell>
          <table:table-cell office:value-type="float" office:value="244349" calcext:value-type="float">
            <text:p>244349</text:p>
          </table:table-cell>
          <table:table-cell office:value-type="float" office:value="229734" calcext:value-type="float">
            <text:p>229734</text:p>
          </table:table-cell>
          <table:table-cell table:formula="of:=MIN([.B86:.G86])" office:value-type="float" office:value="229734" calcext:value-type="float">
            <text:p>229734</text:p>
          </table:table-cell>
          <table:table-cell table:formula="of:=MAX([.B86:.G86])" office:value-type="float" office:value="255792" calcext:value-type="float">
            <text:p>255792</text:p>
          </table:table-cell>
          <table:table-cell table:formula="of:=AVERAGE([.B86:.G86])" office:value-type="float" office:value="241609.833333333" calcext:value-type="float">
            <text:p>241609,833333333</text:p>
          </table:table-cell>
          <table:table-cell table:formula="of:=STDEV([.B86:.G86])" office:value-type="float" office:value="9658.06538426132" calcext:value-type="float">
            <text:p>9658,06538426132</text:p>
          </table:table-cell>
        </table:table-row>
        <table:table-row table:style-name="ro1">
          <table:table-cell office:value-type="percentage" office:value="0.8499997" calcext:value-type="percentage">
            <text:p>85,00 %</text:p>
          </table:table-cell>
          <table:table-cell office:value-type="float" office:value="240274" calcext:value-type="float">
            <text:p>240274</text:p>
          </table:table-cell>
          <table:table-cell office:value-type="float" office:value="235302" calcext:value-type="float">
            <text:p>235302</text:p>
          </table:table-cell>
          <table:table-cell office:value-type="float" office:value="241114" calcext:value-type="float">
            <text:p>241114</text:p>
          </table:table-cell>
          <table:table-cell office:value-type="float" office:value="244282" calcext:value-type="float">
            <text:p>244282</text:p>
          </table:table-cell>
          <table:table-cell office:value-type="float" office:value="248996" calcext:value-type="float">
            <text:p>248996</text:p>
          </table:table-cell>
          <table:table-cell office:value-type="float" office:value="242659" calcext:value-type="float">
            <text:p>242659</text:p>
          </table:table-cell>
          <table:table-cell table:formula="of:=MIN([.B87:.G87])" office:value-type="float" office:value="235302" calcext:value-type="float">
            <text:p>235302</text:p>
          </table:table-cell>
          <table:table-cell table:formula="of:=MAX([.B87:.G87])" office:value-type="float" office:value="248996" calcext:value-type="float">
            <text:p>248996</text:p>
          </table:table-cell>
          <table:table-cell table:formula="of:=AVERAGE([.B87:.G87])" office:value-type="float" office:value="242104.5" calcext:value-type="float">
            <text:p>242104,5</text:p>
          </table:table-cell>
          <table:table-cell table:formula="of:=STDEV([.B87:.G87])" office:value-type="float" office:value="4541.97260009349" calcext:value-type="float">
            <text:p>4541,97260009349</text:p>
          </table:table-cell>
        </table:table-row>
        <table:table-row table:style-name="ro1">
          <table:table-cell office:value-type="percentage" office:value="0.8599997" calcext:value-type="percentage">
            <text:p>86,00 %</text:p>
          </table:table-cell>
          <table:table-cell office:value-type="float" office:value="250889" calcext:value-type="float">
            <text:p>250889</text:p>
          </table:table-cell>
          <table:table-cell office:value-type="float" office:value="241224" calcext:value-type="float">
            <text:p>241224</text:p>
          </table:table-cell>
          <table:table-cell office:value-type="float" office:value="248193" calcext:value-type="float">
            <text:p>248193</text:p>
          </table:table-cell>
          <table:table-cell office:value-type="float" office:value="245862" calcext:value-type="float">
            <text:p>245862</text:p>
          </table:table-cell>
          <table:table-cell office:value-type="float" office:value="237636" calcext:value-type="float">
            <text:p>237636</text:p>
          </table:table-cell>
          <table:table-cell office:value-type="float" office:value="240079" calcext:value-type="float">
            <text:p>240079</text:p>
          </table:table-cell>
          <table:table-cell table:formula="of:=MIN([.B88:.G88])" office:value-type="float" office:value="237636" calcext:value-type="float">
            <text:p>237636</text:p>
          </table:table-cell>
          <table:table-cell table:formula="of:=MAX([.B88:.G88])" office:value-type="float" office:value="250889" calcext:value-type="float">
            <text:p>250889</text:p>
          </table:table-cell>
          <table:table-cell table:formula="of:=AVERAGE([.B88:.G88])" office:value-type="float" office:value="243980.5" calcext:value-type="float">
            <text:p>243980,5</text:p>
          </table:table-cell>
          <table:table-cell table:formula="of:=STDEV([.B88:.G88])" office:value-type="float" office:value="5139.75185198663" calcext:value-type="float">
            <text:p>5139,75185198663</text:p>
          </table:table-cell>
        </table:table-row>
        <table:table-row table:style-name="ro1">
          <table:table-cell office:value-type="percentage" office:value="0.8699997" calcext:value-type="percentage">
            <text:p>87,00 %</text:p>
          </table:table-cell>
          <table:table-cell office:value-type="float" office:value="236502" calcext:value-type="float">
            <text:p>236502</text:p>
          </table:table-cell>
          <table:table-cell office:value-type="float" office:value="245195" calcext:value-type="float">
            <text:p>245195</text:p>
          </table:table-cell>
          <table:table-cell office:value-type="float" office:value="243630" calcext:value-type="float">
            <text:p>243630</text:p>
          </table:table-cell>
          <table:table-cell office:value-type="float" office:value="240425" calcext:value-type="float">
            <text:p>240425</text:p>
          </table:table-cell>
          <table:table-cell office:value-type="float" office:value="248205" calcext:value-type="float">
            <text:p>248205</text:p>
          </table:table-cell>
          <table:table-cell office:value-type="float" office:value="246289" calcext:value-type="float">
            <text:p>246289</text:p>
          </table:table-cell>
          <table:table-cell table:formula="of:=MIN([.B89:.G89])" office:value-type="float" office:value="236502" calcext:value-type="float">
            <text:p>236502</text:p>
          </table:table-cell>
          <table:table-cell table:formula="of:=MAX([.B89:.G89])" office:value-type="float" office:value="248205" calcext:value-type="float">
            <text:p>248205</text:p>
          </table:table-cell>
          <table:table-cell table:formula="of:=AVERAGE([.B89:.G89])" office:value-type="float" office:value="243374.333333333" calcext:value-type="float">
            <text:p>243374,333333333</text:p>
          </table:table-cell>
          <table:table-cell table:formula="of:=STDEV([.B89:.G89])" office:value-type="float" office:value="4269.38748143884" calcext:value-type="float">
            <text:p>4269,38748143884</text:p>
          </table:table-cell>
        </table:table-row>
        <table:table-row table:style-name="ro1">
          <table:table-cell office:value-type="percentage" office:value="0.8799997" calcext:value-type="percentage">
            <text:p>88,00 %</text:p>
          </table:table-cell>
          <table:table-cell office:value-type="float" office:value="245617" calcext:value-type="float">
            <text:p>245617</text:p>
          </table:table-cell>
          <table:table-cell office:value-type="float" office:value="231592" calcext:value-type="float">
            <text:p>231592</text:p>
          </table:table-cell>
          <table:table-cell office:value-type="float" office:value="242360" calcext:value-type="float">
            <text:p>242360</text:p>
          </table:table-cell>
          <table:table-cell office:value-type="float" office:value="246354" calcext:value-type="float">
            <text:p>246354</text:p>
          </table:table-cell>
          <table:table-cell office:value-type="float" office:value="241897" calcext:value-type="float">
            <text:p>241897</text:p>
          </table:table-cell>
          <table:table-cell office:value-type="float" office:value="231446" calcext:value-type="float">
            <text:p>231446</text:p>
          </table:table-cell>
          <table:table-cell table:formula="of:=MIN([.B90:.G90])" office:value-type="float" office:value="231446" calcext:value-type="float">
            <text:p>231446</text:p>
          </table:table-cell>
          <table:table-cell table:formula="of:=MAX([.B90:.G90])" office:value-type="float" office:value="246354" calcext:value-type="float">
            <text:p>246354</text:p>
          </table:table-cell>
          <table:table-cell table:formula="of:=AVERAGE([.B90:.G90])" office:value-type="float" office:value="239877.666666667" calcext:value-type="float">
            <text:p>239877,666666667</text:p>
          </table:table-cell>
          <table:table-cell table:formula="of:=STDEV([.B90:.G90])" office:value-type="float" office:value="6706.23294157507" calcext:value-type="float">
            <text:p>6706,23294157507</text:p>
          </table:table-cell>
        </table:table-row>
        <table:table-row table:style-name="ro1">
          <table:table-cell office:value-type="percentage" office:value="0.8899997" calcext:value-type="percentage">
            <text:p>89,00 %</text:p>
          </table:table-cell>
          <table:table-cell office:value-type="float" office:value="240187" calcext:value-type="float">
            <text:p>240187</text:p>
          </table:table-cell>
          <table:table-cell office:value-type="float" office:value="241444" calcext:value-type="float">
            <text:p>241444</text:p>
          </table:table-cell>
          <table:table-cell office:value-type="float" office:value="245320" calcext:value-type="float">
            <text:p>245320</text:p>
          </table:table-cell>
          <table:table-cell office:value-type="float" office:value="237757" calcext:value-type="float">
            <text:p>237757</text:p>
          </table:table-cell>
          <table:table-cell office:value-type="float" office:value="241785" calcext:value-type="float">
            <text:p>241785</text:p>
          </table:table-cell>
          <table:table-cell office:value-type="float" office:value="247595" calcext:value-type="float">
            <text:p>247595</text:p>
          </table:table-cell>
          <table:table-cell table:formula="of:=MIN([.B91:.G91])" office:value-type="float" office:value="237757" calcext:value-type="float">
            <text:p>237757</text:p>
          </table:table-cell>
          <table:table-cell table:formula="of:=MAX([.B91:.G91])" office:value-type="float" office:value="247595" calcext:value-type="float">
            <text:p>247595</text:p>
          </table:table-cell>
          <table:table-cell table:formula="of:=AVERAGE([.B91:.G91])" office:value-type="float" office:value="242348" calcext:value-type="float">
            <text:p>242348</text:p>
          </table:table-cell>
          <table:table-cell table:formula="of:=STDEV([.B91:.G91])" office:value-type="float" office:value="3556.54832667855" calcext:value-type="float">
            <text:p>3556,54832667855</text:p>
          </table:table-cell>
        </table:table-row>
        <table:table-row table:style-name="ro1">
          <table:table-cell office:value-type="percentage" office:value="0.8999997" calcext:value-type="percentage">
            <text:p>90,00 %</text:p>
          </table:table-cell>
          <table:table-cell office:value-type="float" office:value="242356" calcext:value-type="float">
            <text:p>242356</text:p>
          </table:table-cell>
          <table:table-cell office:value-type="float" office:value="242554" calcext:value-type="float">
            <text:p>242554</text:p>
          </table:table-cell>
          <table:table-cell office:value-type="float" office:value="238169" calcext:value-type="float">
            <text:p>238169</text:p>
          </table:table-cell>
          <table:table-cell office:value-type="float" office:value="236745" calcext:value-type="float">
            <text:p>236745</text:p>
          </table:table-cell>
          <table:table-cell office:value-type="float" office:value="236022" calcext:value-type="float">
            <text:p>236022</text:p>
          </table:table-cell>
          <table:table-cell office:value-type="float" office:value="245398" calcext:value-type="float">
            <text:p>245398</text:p>
          </table:table-cell>
          <table:table-cell table:formula="of:=MIN([.B92:.G92])" office:value-type="float" office:value="236022" calcext:value-type="float">
            <text:p>236022</text:p>
          </table:table-cell>
          <table:table-cell table:formula="of:=MAX([.B92:.G92])" office:value-type="float" office:value="245398" calcext:value-type="float">
            <text:p>245398</text:p>
          </table:table-cell>
          <table:table-cell table:formula="of:=AVERAGE([.B92:.G92])" office:value-type="float" office:value="240207.333333333" calcext:value-type="float">
            <text:p>240207,333333333</text:p>
          </table:table-cell>
          <table:table-cell table:formula="of:=STDEV([.B92:.G92])" office:value-type="float" office:value="3761.01590885583" calcext:value-type="float">
            <text:p>3761,01590885583</text:p>
          </table:table-cell>
        </table:table-row>
        <table:table-row table:style-name="ro1">
          <table:table-cell office:value-type="percentage" office:value="0.91" calcext:value-type="percentage">
            <text:p>91,00 %</text:p>
          </table:table-cell>
          <table:table-cell office:value-type="float" office:value="242595" calcext:value-type="float">
            <text:p>242595</text:p>
          </table:table-cell>
          <table:table-cell office:value-type="float" office:value="246532" calcext:value-type="float">
            <text:p>246532</text:p>
          </table:table-cell>
          <table:table-cell office:value-type="float" office:value="248736" calcext:value-type="float">
            <text:p>248736</text:p>
          </table:table-cell>
          <table:table-cell office:value-type="float" office:value="245636" calcext:value-type="float">
            <text:p>245636</text:p>
          </table:table-cell>
          <table:table-cell office:value-type="float" office:value="237973" calcext:value-type="float">
            <text:p>237973</text:p>
          </table:table-cell>
          <table:table-cell office:value-type="float" office:value="245957" calcext:value-type="float">
            <text:p>245957</text:p>
          </table:table-cell>
          <table:table-cell table:formula="of:=MIN([.B93:.G93])" office:value-type="float" office:value="237973" calcext:value-type="float">
            <text:p>237973</text:p>
          </table:table-cell>
          <table:table-cell table:formula="of:=MAX([.B93:.G93])" office:value-type="float" office:value="248736" calcext:value-type="float">
            <text:p>248736</text:p>
          </table:table-cell>
          <table:table-cell table:formula="of:=AVERAGE([.B93:.G93])" office:value-type="float" office:value="244571.5" calcext:value-type="float">
            <text:p>244571,5</text:p>
          </table:table-cell>
          <table:table-cell table:formula="of:=STDEV([.B93:.G93])" office:value-type="float" office:value="3786.45336693851" calcext:value-type="float">
            <text:p>3786,45336693851</text:p>
          </table:table-cell>
        </table:table-row>
        <table:table-row table:style-name="ro1">
          <table:table-cell office:value-type="percentage" office:value="0.92" calcext:value-type="percentage">
            <text:p>92,00 %</text:p>
          </table:table-cell>
          <table:table-cell office:value-type="float" office:value="244353" calcext:value-type="float">
            <text:p>244353</text:p>
          </table:table-cell>
          <table:table-cell office:value-type="float" office:value="244616" calcext:value-type="float">
            <text:p>244616</text:p>
          </table:table-cell>
          <table:table-cell office:value-type="float" office:value="247395" calcext:value-type="float">
            <text:p>247395</text:p>
          </table:table-cell>
          <table:table-cell office:value-type="float" office:value="242041" calcext:value-type="float">
            <text:p>242041</text:p>
          </table:table-cell>
          <table:table-cell office:value-type="float" office:value="247482" calcext:value-type="float">
            <text:p>247482</text:p>
          </table:table-cell>
          <table:table-cell office:value-type="float" office:value="247752" calcext:value-type="float">
            <text:p>247752</text:p>
          </table:table-cell>
          <table:table-cell table:formula="of:=MIN([.B94:.G94])" office:value-type="float" office:value="242041" calcext:value-type="float">
            <text:p>242041</text:p>
          </table:table-cell>
          <table:table-cell table:formula="of:=MAX([.B94:.G94])" office:value-type="float" office:value="247752" calcext:value-type="float">
            <text:p>247752</text:p>
          </table:table-cell>
          <table:table-cell table:formula="of:=AVERAGE([.B94:.G94])" office:value-type="float" office:value="245606.5" calcext:value-type="float">
            <text:p>245606,5</text:p>
          </table:table-cell>
          <table:table-cell table:formula="of:=STDEV([.B94:.G94])" office:value-type="float" office:value="2305.84238403235" calcext:value-type="float">
            <text:p>2305,84238403235</text:p>
          </table:table-cell>
        </table:table-row>
        <table:table-row table:style-name="ro1">
          <table:table-cell office:value-type="percentage" office:value="0.93" calcext:value-type="percentage">
            <text:p>93,00 %</text:p>
          </table:table-cell>
          <table:table-cell office:value-type="float" office:value="250660" calcext:value-type="float">
            <text:p>250660</text:p>
          </table:table-cell>
          <table:table-cell office:value-type="float" office:value="237189" calcext:value-type="float">
            <text:p>237189</text:p>
          </table:table-cell>
          <table:table-cell office:value-type="float" office:value="245660" calcext:value-type="float">
            <text:p>245660</text:p>
          </table:table-cell>
          <table:table-cell office:value-type="float" office:value="237948" calcext:value-type="float">
            <text:p>237948</text:p>
          </table:table-cell>
          <table:table-cell office:value-type="float" office:value="242486" calcext:value-type="float">
            <text:p>242486</text:p>
          </table:table-cell>
          <table:table-cell office:value-type="float" office:value="237108" calcext:value-type="float">
            <text:p>237108</text:p>
          </table:table-cell>
          <table:table-cell table:formula="of:=MIN([.B95:.G95])" office:value-type="float" office:value="237108" calcext:value-type="float">
            <text:p>237108</text:p>
          </table:table-cell>
          <table:table-cell table:formula="of:=MAX([.B95:.G95])" office:value-type="float" office:value="250660" calcext:value-type="float">
            <text:p>250660</text:p>
          </table:table-cell>
          <table:table-cell table:formula="of:=AVERAGE([.B95:.G95])" office:value-type="float" office:value="241841.833333333" calcext:value-type="float">
            <text:p>241841,833333333</text:p>
          </table:table-cell>
          <table:table-cell table:formula="of:=STDEV([.B95:.G95])" office:value-type="float" office:value="5513.1367629206" calcext:value-type="float">
            <text:p>5513,1367629206</text:p>
          </table:table-cell>
        </table:table-row>
        <table:table-row table:style-name="ro1">
          <table:table-cell office:value-type="percentage" office:value="0.94" calcext:value-type="percentage">
            <text:p>94,00 %</text:p>
          </table:table-cell>
          <table:table-cell office:value-type="float" office:value="231353" calcext:value-type="float">
            <text:p>231353</text:p>
          </table:table-cell>
          <table:table-cell office:value-type="float" office:value="245504" calcext:value-type="float">
            <text:p>245504</text:p>
          </table:table-cell>
          <table:table-cell office:value-type="float" office:value="236911" calcext:value-type="float">
            <text:p>236911</text:p>
          </table:table-cell>
          <table:table-cell office:value-type="float" office:value="241726" calcext:value-type="float">
            <text:p>241726</text:p>
          </table:table-cell>
          <table:table-cell office:value-type="float" office:value="231697" calcext:value-type="float">
            <text:p>231697</text:p>
          </table:table-cell>
          <table:table-cell office:value-type="float" office:value="228960" calcext:value-type="float">
            <text:p>228960</text:p>
          </table:table-cell>
          <table:table-cell table:formula="of:=MIN([.B96:.G96])" office:value-type="float" office:value="228960" calcext:value-type="float">
            <text:p>228960</text:p>
          </table:table-cell>
          <table:table-cell table:formula="of:=MAX([.B96:.G96])" office:value-type="float" office:value="245504" calcext:value-type="float">
            <text:p>245504</text:p>
          </table:table-cell>
          <table:table-cell table:formula="of:=AVERAGE([.B96:.G96])" office:value-type="float" office:value="236025.166666667" calcext:value-type="float">
            <text:p>236025,166666667</text:p>
          </table:table-cell>
          <table:table-cell table:formula="of:=STDEV([.B96:.G96])" office:value-type="float" office:value="6536.22568204822" calcext:value-type="float">
            <text:p>6536,22568204822</text:p>
          </table:table-cell>
        </table:table-row>
        <table:table-row table:style-name="ro1">
          <table:table-cell office:value-type="percentage" office:value="0.95" calcext:value-type="percentage">
            <text:p>95,00 %</text:p>
          </table:table-cell>
          <table:table-cell office:value-type="float" office:value="234607" calcext:value-type="float">
            <text:p>234607</text:p>
          </table:table-cell>
          <table:table-cell office:value-type="float" office:value="237115" calcext:value-type="float">
            <text:p>237115</text:p>
          </table:table-cell>
          <table:table-cell office:value-type="float" office:value="234735" calcext:value-type="float">
            <text:p>234735</text:p>
          </table:table-cell>
          <table:table-cell office:value-type="float" office:value="243077" calcext:value-type="float">
            <text:p>243077</text:p>
          </table:table-cell>
          <table:table-cell office:value-type="float" office:value="247607" calcext:value-type="float">
            <text:p>247607</text:p>
          </table:table-cell>
          <table:table-cell office:value-type="float" office:value="249002" calcext:value-type="float">
            <text:p>249002</text:p>
          </table:table-cell>
          <table:table-cell table:formula="of:=MIN([.B97:.G97])" office:value-type="float" office:value="234607" calcext:value-type="float">
            <text:p>234607</text:p>
          </table:table-cell>
          <table:table-cell table:formula="of:=MAX([.B97:.G97])" office:value-type="float" office:value="249002" calcext:value-type="float">
            <text:p>249002</text:p>
          </table:table-cell>
          <table:table-cell table:formula="of:=AVERAGE([.B97:.G97])" office:value-type="float" office:value="241023.833333333" calcext:value-type="float">
            <text:p>241023,833333333</text:p>
          </table:table-cell>
          <table:table-cell table:formula="of:=STDEV([.B97:.G97])" office:value-type="float" office:value="6437.52860705618" calcext:value-type="float">
            <text:p>6437,52860705618</text:p>
          </table:table-cell>
        </table:table-row>
        <table:table-row table:style-name="ro1">
          <table:table-cell office:value-type="percentage" office:value="0.96" calcext:value-type="percentage">
            <text:p>96,00 %</text:p>
          </table:table-cell>
          <table:table-cell office:value-type="float" office:value="239081" calcext:value-type="float">
            <text:p>239081</text:p>
          </table:table-cell>
          <table:table-cell office:value-type="float" office:value="236388" calcext:value-type="float">
            <text:p>236388</text:p>
          </table:table-cell>
          <table:table-cell office:value-type="float" office:value="242423" calcext:value-type="float">
            <text:p>242423</text:p>
          </table:table-cell>
          <table:table-cell office:value-type="float" office:value="241195" calcext:value-type="float">
            <text:p>241195</text:p>
          </table:table-cell>
          <table:table-cell office:value-type="float" office:value="243710" calcext:value-type="float">
            <text:p>243710</text:p>
          </table:table-cell>
          <table:table-cell office:value-type="float" office:value="246785" calcext:value-type="float">
            <text:p>246785</text:p>
          </table:table-cell>
          <table:table-cell table:formula="of:=MIN([.B98:.G98])" office:value-type="float" office:value="236388" calcext:value-type="float">
            <text:p>236388</text:p>
          </table:table-cell>
          <table:table-cell table:formula="of:=MAX([.B98:.G98])" office:value-type="float" office:value="246785" calcext:value-type="float">
            <text:p>246785</text:p>
          </table:table-cell>
          <table:table-cell table:formula="of:=AVERAGE([.B98:.G98])" office:value-type="float" office:value="241597" calcext:value-type="float">
            <text:p>241597</text:p>
          </table:table-cell>
          <table:table-cell table:formula="of:=STDEV([.B98:.G98])" office:value-type="float" office:value="3624.58080334816" calcext:value-type="float">
            <text:p>3624,58080334816</text:p>
          </table:table-cell>
        </table:table-row>
        <table:table-row table:style-name="ro1">
          <table:table-cell office:value-type="percentage" office:value="0.96999997" calcext:value-type="percentage">
            <text:p>97,00 %</text:p>
          </table:table-cell>
          <table:table-cell office:value-type="float" office:value="246501" calcext:value-type="float">
            <text:p>246501</text:p>
          </table:table-cell>
          <table:table-cell office:value-type="float" office:value="244457" calcext:value-type="float">
            <text:p>244457</text:p>
          </table:table-cell>
          <table:table-cell office:value-type="float" office:value="244058" calcext:value-type="float">
            <text:p>244058</text:p>
          </table:table-cell>
          <table:table-cell office:value-type="float" office:value="232811" calcext:value-type="float">
            <text:p>232811</text:p>
          </table:table-cell>
          <table:table-cell office:value-type="float" office:value="246707" calcext:value-type="float">
            <text:p>246707</text:p>
          </table:table-cell>
          <table:table-cell office:value-type="float" office:value="241150" calcext:value-type="float">
            <text:p>241150</text:p>
          </table:table-cell>
          <table:table-cell table:formula="of:=MIN([.B99:.G99])" office:value-type="float" office:value="232811" calcext:value-type="float">
            <text:p>232811</text:p>
          </table:table-cell>
          <table:table-cell table:formula="of:=MAX([.B99:.G99])" office:value-type="float" office:value="246707" calcext:value-type="float">
            <text:p>246707</text:p>
          </table:table-cell>
          <table:table-cell table:formula="of:=AVERAGE([.B99:.G99])" office:value-type="float" office:value="242614" calcext:value-type="float">
            <text:p>242614</text:p>
          </table:table-cell>
          <table:table-cell table:formula="of:=STDEV([.B99:.G99])" office:value-type="float" office:value="5207.404497444" calcext:value-type="float">
            <text:p>5207,404497444</text:p>
          </table:table-cell>
        </table:table-row>
        <table:table-row table:style-name="ro1">
          <table:table-cell office:value-type="percentage" office:value="0.97999996" calcext:value-type="percentage">
            <text:p>98,00 %</text:p>
          </table:table-cell>
          <table:table-cell office:value-type="float" office:value="234176" calcext:value-type="float">
            <text:p>234176</text:p>
          </table:table-cell>
          <table:table-cell office:value-type="float" office:value="238327" calcext:value-type="float">
            <text:p>238327</text:p>
          </table:table-cell>
          <table:table-cell office:value-type="float" office:value="254125" calcext:value-type="float">
            <text:p>254125</text:p>
          </table:table-cell>
          <table:table-cell office:value-type="float" office:value="247174" calcext:value-type="float">
            <text:p>247174</text:p>
          </table:table-cell>
          <table:table-cell office:value-type="float" office:value="236708" calcext:value-type="float">
            <text:p>236708</text:p>
          </table:table-cell>
          <table:table-cell office:value-type="float" office:value="235418" calcext:value-type="float">
            <text:p>235418</text:p>
          </table:table-cell>
          <table:table-cell table:formula="of:=MIN([.B100:.G100])" office:value-type="float" office:value="234176" calcext:value-type="float">
            <text:p>234176</text:p>
          </table:table-cell>
          <table:table-cell table:formula="of:=MAX([.B100:.G100])" office:value-type="float" office:value="254125" calcext:value-type="float">
            <text:p>254125</text:p>
          </table:table-cell>
          <table:table-cell table:formula="of:=AVERAGE([.B100:.G100])" office:value-type="float" office:value="240988" calcext:value-type="float">
            <text:p>240988</text:p>
          </table:table-cell>
          <table:table-cell table:formula="of:=STDEV([.B100:.G100])" office:value-type="float" office:value="7920.542026907" calcext:value-type="float">
            <text:p>7920,542026907</text:p>
          </table:table-cell>
        </table:table-row>
        <table:table-row table:style-name="ro1">
          <table:table-cell office:value-type="percentage" office:value="0.98999995" calcext:value-type="percentage">
            <text:p>99,00 %</text:p>
          </table:table-cell>
          <table:table-cell office:value-type="float" office:value="242223" calcext:value-type="float">
            <text:p>242223</text:p>
          </table:table-cell>
          <table:table-cell office:value-type="float" office:value="233979" calcext:value-type="float">
            <text:p>233979</text:p>
          </table:table-cell>
          <table:table-cell office:value-type="float" office:value="238372" calcext:value-type="float">
            <text:p>238372</text:p>
          </table:table-cell>
          <table:table-cell office:value-type="float" office:value="243800" calcext:value-type="float">
            <text:p>243800</text:p>
          </table:table-cell>
          <table:table-cell office:value-type="float" office:value="243147" calcext:value-type="float">
            <text:p>243147</text:p>
          </table:table-cell>
          <table:table-cell office:value-type="float" office:value="247506" calcext:value-type="float">
            <text:p>247506</text:p>
          </table:table-cell>
          <table:table-cell table:formula="of:=MIN([.B101:.G101])" office:value-type="float" office:value="233979" calcext:value-type="float">
            <text:p>233979</text:p>
          </table:table-cell>
          <table:table-cell table:formula="of:=MAX([.B101:.G101])" office:value-type="float" office:value="247506" calcext:value-type="float">
            <text:p>247506</text:p>
          </table:table-cell>
          <table:table-cell table:formula="of:=AVERAGE([.B101:.G101])" office:value-type="float" office:value="241504.5" calcext:value-type="float">
            <text:p>241504,5</text:p>
          </table:table-cell>
          <table:table-cell table:formula="of:=STDEV([.B101:.G101])" office:value-type="float" office:value="4710.56424433422" calcext:value-type="float">
            <text:p>4710,56424433422</text:p>
          </table:table-cell>
        </table:table-row>
        <table:table-row table:style-name="ro1">
          <table:table-cell office:value-type="percentage" office:value="0.99999994" calcext:value-type="percentage">
            <text:p>100,00 %</text:p>
          </table:table-cell>
          <table:table-cell office:value-type="float" office:value="239862" calcext:value-type="float">
            <text:p>239862</text:p>
          </table:table-cell>
          <table:table-cell office:value-type="float" office:value="248521" calcext:value-type="float">
            <text:p>248521</text:p>
          </table:table-cell>
          <table:table-cell office:value-type="float" office:value="243411" calcext:value-type="float">
            <text:p>243411</text:p>
          </table:table-cell>
          <table:table-cell office:value-type="float" office:value="236494" calcext:value-type="float">
            <text:p>236494</text:p>
          </table:table-cell>
          <table:table-cell office:value-type="float" office:value="238645" calcext:value-type="float">
            <text:p>238645</text:p>
          </table:table-cell>
          <table:table-cell office:value-type="float" office:value="241911" calcext:value-type="float">
            <text:p>241911</text:p>
          </table:table-cell>
          <table:table-cell table:formula="of:=MIN([.B102:.G102])" office:value-type="float" office:value="236494" calcext:value-type="float">
            <text:p>236494</text:p>
          </table:table-cell>
          <table:table-cell table:formula="of:=MAX([.B102:.G102])" office:value-type="float" office:value="248521" calcext:value-type="float">
            <text:p>248521</text:p>
          </table:table-cell>
          <table:table-cell table:formula="of:=AVERAGE([.B102:.G102])" office:value-type="float" office:value="241474" calcext:value-type="float">
            <text:p>241474</text:p>
          </table:table-cell>
          <table:table-cell table:formula="of:=STDEV([.B102:.G102])" office:value-type="float" office:value="4219.13100057346" calcext:value-type="float">
            <text:p>4219,13100057346</text:p>
          </table:table-cell>
        </table:table-row>
        <table:table-row table:style-name="ro1" table:number-rows-repeated="1048473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imbus Sans" svg:font-family="'Nimbus Sans'" style:font-family-generic="system" style:font-pitch="variable"/>
    <style:font-face style:name="Noto Sans Arabic" svg:font-family="'Noto Sans Arabi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Nimbus Sans" style:language-asian="zh" style:country-asian="CN" style:font-name-complex="Noto Sans Arabic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Nimbus Sans" style:font-size-asian="12pt" style:language-asian="zh" style:country-asian="CN" style:font-name-complex="Nimbus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5">00/00/0000</text:date>, <text:time style:data-style-name="N2" text:time-value="18:45:27.42195414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5T11:05:33.891946161</meta:creation-date>
    <dc:date>2018-11-05T19:18:41.550728968</dc:date>
    <meta:editing-duration>PT9M7S</meta:editing-duration>
    <meta:editing-cycles>3</meta:editing-cycles>
    <meta:generator>LibreOffice/6.0.6.2$Linux_X86_64 LibreOffice_project/00m0$Build-2</meta:generator>
    <meta:document-statistic meta:table-count="1" meta:cell-count="112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 %</number:text>
    </number:percentage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11">
      <style:chart-properties chart:display-label="true" chart:logarithmic="false" chart:maximum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cm" svg:height="16.549cm" xlink:href=".." xlink:type="simple" chart:class="chart:scatter" chart:style-name="ch1">
        <chart:title svg:x="7.615cm" svg:y="0.483cm" chart:style-name="ch2">
          <text:p>% of Direct Copy (vs. PMX) on kroA200 in 6x3s 
With 10% of mutation (50% 2opt, 50% swap)</text:p>
        </chart:title>
        <chart:legend chart:legend-position="end" svg:x="22.809cm" svg:y="7.477cm" style:legend-expansion="high" chart:style-name="ch3"/>
        <chart:plot-area chart:style-name="ch4" table:cell-range-address="Feuille1.A1:Feuille1.A160 Feuille1.H1:Feuille1.J160" chart:data-source-has-labels="both" svg:x="1.511cm" svg:y="2.078cm" svg:width="20.798cm" svg:height="13.16cm">
          <chartooo:coordinate-region svg:x="2.873cm" svg:y="2.277cm" svg:width="18.707cm" svg:height="12.314cm"/>
          <chart:axis chart:dimension="x" chart:name="primary-x" chart:style-name="ch5" chartooo:axis-type="auto">
            <chart:title svg:x="9.921cm" svg:y="15.568cm" chart:style-name="ch6">
              <text:p>% of Direct Copy (vs. PMX)</text:p>
            </chart:title>
            <chart:categories table:cell-range-address="Feuille1.A2:Feuille1.A160"/>
          </chart:axis>
          <chart:axis chart:dimension="y" chart:name="primary-y" chart:style-name="ch7">
            <chart:title svg:x="0.451cm" svg:y="9.827cm" chart:style-name="ch8">
              <text:p>Objective value</text:p>
            </chart:title>
            <chart:grid chart:style-name="ch9" chart:class="major"/>
          </chart:axis>
          <chart:series chart:style-name="ch10" chart:values-cell-range-address="Feuille1.H2:Feuille1.H160" chart:label-cell-address="Feuille1.H1:Feuille1.H1" chart:class="chart:scatter">
            <chart:domain table:cell-range-address="Feuille1.A2:Feuille1.A160"/>
            <chart:data-point chart:repeated="159"/>
          </chart:series>
          <chart:series chart:style-name="ch11" chart:values-cell-range-address="Feuille1.I2:Feuille1.I160" chart:label-cell-address="Feuille1.I1:Feuille1.I1" chart:class="chart:scatter">
            <chart:data-point chart:repeated="159"/>
          </chart:series>
          <chart:series chart:style-name="ch12" chart:values-cell-range-address="Feuille1.J2:Feuille1.J160" chart:label-cell-address="Feuille1.J1:Feuille1.J1" chart:class="chart:scatter">
            <chart:data-point chart:repeated="15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in</text:p>
                <draw:g>
                  <svg:desc>Feuille1.H1:Feuille1.H1</svg:desc>
                </draw:g>
              </table:table-cell>
              <table:table-cell office:value-type="string">
                <text:p>max</text:p>
                <draw:g>
                  <svg:desc>Feuille1.I1:Feuille1.I1</svg:desc>
                </draw:g>
              </table:table-cell>
              <table:table-cell office:value-type="string">
                <text:p>mean</text:p>
                <draw:g>
                  <svg:desc>Feuille1.J1:Feuille1.J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Feuille1.A2:Feuille1.A160</svg:desc>
                </draw:g>
              </table:table-cell>
              <table:table-cell office:value-type="float" office:value="248292">
                <text:p>248292</text:p>
                <draw:g>
                  <svg:desc>Feuille1.H2:Feuille1.H160</svg:desc>
                </draw:g>
              </table:table-cell>
              <table:table-cell office:value-type="float" office:value="256943">
                <text:p>256943</text:p>
                <draw:g>
                  <svg:desc>Feuille1.I2:Feuille1.I160</svg:desc>
                </draw:g>
              </table:table-cell>
              <table:table-cell office:value-type="float" office:value="254258.666666667">
                <text:p>254258.666666667</text:p>
                <draw:g>
                  <svg:desc>Feuille1.J2:Feuille1.J160</svg:desc>
                </draw:g>
              </table:table-cell>
            </table:table-row>
            <table:table-row>
              <table:table-cell office:value-type="float" office:value="0.01">
                <text:p>0.01</text:p>
              </table:table-cell>
              <table:table-cell office:value-type="float" office:value="244506">
                <text:p>244506</text:p>
              </table:table-cell>
              <table:table-cell office:value-type="float" office:value="263067">
                <text:p>263067</text:p>
              </table:table-cell>
              <table:table-cell office:value-type="float" office:value="253787.833333333">
                <text:p>253787.833333333</text:p>
              </table:table-cell>
            </table:table-row>
            <table:table-row>
              <table:table-cell office:value-type="float" office:value="0.02">
                <text:p>0.02</text:p>
              </table:table-cell>
              <table:table-cell office:value-type="float" office:value="250117">
                <text:p>250117</text:p>
              </table:table-cell>
              <table:table-cell office:value-type="float" office:value="256773">
                <text:p>256773</text:p>
              </table:table-cell>
              <table:table-cell office:value-type="float" office:value="254928.333333333">
                <text:p>254928.333333333</text:p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240532">
                <text:p>240532</text:p>
              </table:table-cell>
              <table:table-cell office:value-type="float" office:value="256054">
                <text:p>256054</text:p>
              </table:table-cell>
              <table:table-cell office:value-type="float" office:value="250247">
                <text:p>250247</text:p>
              </table:table-cell>
            </table:table-row>
            <table:table-row>
              <table:table-cell office:value-type="float" office:value="0.04">
                <text:p>0.04</text:p>
              </table:table-cell>
              <table:table-cell office:value-type="float" office:value="247591">
                <text:p>247591</text:p>
              </table:table-cell>
              <table:table-cell office:value-type="float" office:value="262257">
                <text:p>262257</text:p>
              </table:table-cell>
              <table:table-cell office:value-type="float" office:value="254107.666666667">
                <text:p>254107.666666667</text:p>
              </table:table-cell>
            </table:table-row>
            <table:table-row>
              <table:table-cell office:value-type="float" office:value="0.049999997">
                <text:p>0.049999997</text:p>
              </table:table-cell>
              <table:table-cell office:value-type="float" office:value="243996">
                <text:p>243996</text:p>
              </table:table-cell>
              <table:table-cell office:value-type="float" office:value="258914">
                <text:p>258914</text:p>
              </table:table-cell>
              <table:table-cell office:value-type="float" office:value="251538.666666667">
                <text:p>251538.666666667</text:p>
              </table:table-cell>
            </table:table-row>
            <table:table-row>
              <table:table-cell office:value-type="float" office:value="0.059999995">
                <text:p>0.059999995</text:p>
              </table:table-cell>
              <table:table-cell office:value-type="float" office:value="239828">
                <text:p>239828</text:p>
              </table:table-cell>
              <table:table-cell office:value-type="float" office:value="257641">
                <text:p>257641</text:p>
              </table:table-cell>
              <table:table-cell office:value-type="float" office:value="249439.5">
                <text:p>249439.5</text:p>
              </table:table-cell>
            </table:table-row>
            <table:table-row>
              <table:table-cell office:value-type="float" office:value="0.06999999">
                <text:p>0.06999999</text:p>
              </table:table-cell>
              <table:table-cell office:value-type="float" office:value="245115">
                <text:p>245115</text:p>
              </table:table-cell>
              <table:table-cell office:value-type="float" office:value="257894">
                <text:p>257894</text:p>
              </table:table-cell>
              <table:table-cell office:value-type="float" office:value="252093.833333333">
                <text:p>252093.833333333</text:p>
              </table:table-cell>
            </table:table-row>
            <table:table-row>
              <table:table-cell office:value-type="float" office:value="0.07999999">
                <text:p>0.07999999</text:p>
              </table:table-cell>
              <table:table-cell office:value-type="float" office:value="242736">
                <text:p>242736</text:p>
              </table:table-cell>
              <table:table-cell office:value-type="float" office:value="258354">
                <text:p>258354</text:p>
              </table:table-cell>
              <table:table-cell office:value-type="float" office:value="250842.333333333">
                <text:p>250842.333333333</text:p>
              </table:table-cell>
            </table:table-row>
            <table:table-row>
              <table:table-cell office:value-type="float" office:value="0.08999999">
                <text:p>0.08999999</text:p>
              </table:table-cell>
              <table:table-cell office:value-type="float" office:value="247266">
                <text:p>247266</text:p>
              </table:table-cell>
              <table:table-cell office:value-type="float" office:value="254131">
                <text:p>254131</text:p>
              </table:table-cell>
              <table:table-cell office:value-type="float" office:value="250783.5">
                <text:p>250783.5</text:p>
              </table:table-cell>
            </table:table-row>
            <table:table-row>
              <table:table-cell office:value-type="float" office:value="0.09999999">
                <text:p>0.09999999</text:p>
              </table:table-cell>
              <table:table-cell office:value-type="float" office:value="241800">
                <text:p>241800</text:p>
              </table:table-cell>
              <table:table-cell office:value-type="float" office:value="257807">
                <text:p>257807</text:p>
              </table:table-cell>
              <table:table-cell office:value-type="float" office:value="249856.333333333">
                <text:p>249856.333333333</text:p>
              </table:table-cell>
            </table:table-row>
            <table:table-row>
              <table:table-cell office:value-type="float" office:value="0.109999985">
                <text:p>0.109999985</text:p>
              </table:table-cell>
              <table:table-cell office:value-type="float" office:value="238396">
                <text:p>238396</text:p>
              </table:table-cell>
              <table:table-cell office:value-type="float" office:value="259715">
                <text:p>259715</text:p>
              </table:table-cell>
              <table:table-cell office:value-type="float" office:value="251231">
                <text:p>251231</text:p>
              </table:table-cell>
            </table:table-row>
            <table:table-row>
              <table:table-cell office:value-type="float" office:value="0.11999998">
                <text:p>0.11999998</text:p>
              </table:table-cell>
              <table:table-cell office:value-type="float" office:value="249134">
                <text:p>249134</text:p>
              </table:table-cell>
              <table:table-cell office:value-type="float" office:value="257527">
                <text:p>257527</text:p>
              </table:table-cell>
              <table:table-cell office:value-type="float" office:value="253533.166666667">
                <text:p>253533.166666667</text:p>
              </table:table-cell>
            </table:table-row>
            <table:table-row>
              <table:table-cell office:value-type="float" office:value="0.12999998">
                <text:p>0.12999998</text:p>
              </table:table-cell>
              <table:table-cell office:value-type="float" office:value="244260">
                <text:p>244260</text:p>
              </table:table-cell>
              <table:table-cell office:value-type="float" office:value="259075">
                <text:p>259075</text:p>
              </table:table-cell>
              <table:table-cell office:value-type="float" office:value="251825.833333333">
                <text:p>251825.833333333</text:p>
              </table:table-cell>
            </table:table-row>
            <table:table-row>
              <table:table-cell office:value-type="float" office:value="0.13999999">
                <text:p>0.13999999</text:p>
              </table:table-cell>
              <table:table-cell office:value-type="float" office:value="247428">
                <text:p>247428</text:p>
              </table:table-cell>
              <table:table-cell office:value-type="float" office:value="251845">
                <text:p>251845</text:p>
              </table:table-cell>
              <table:table-cell office:value-type="float" office:value="250000.833333333">
                <text:p>250000.833333333</text:p>
              </table:table-cell>
            </table:table-row>
            <table:table-row>
              <table:table-cell office:value-type="float" office:value="0.14999999">
                <text:p>0.14999999</text:p>
              </table:table-cell>
              <table:table-cell office:value-type="float" office:value="240636">
                <text:p>240636</text:p>
              </table:table-cell>
              <table:table-cell office:value-type="float" office:value="257013">
                <text:p>257013</text:p>
              </table:table-cell>
              <table:table-cell office:value-type="float" office:value="249801.833333333">
                <text:p>249801.833333333</text:p>
              </table:table-cell>
            </table:table-row>
            <table:table-row>
              <table:table-cell office:value-type="float" office:value="0.16">
                <text:p>0.16</text:p>
              </table:table-cell>
              <table:table-cell office:value-type="float" office:value="241006">
                <text:p>241006</text:p>
              </table:table-cell>
              <table:table-cell office:value-type="float" office:value="256572">
                <text:p>256572</text:p>
              </table:table-cell>
              <table:table-cell office:value-type="float" office:value="249253.666666667">
                <text:p>249253.666666667</text:p>
              </table:table-cell>
            </table:table-row>
            <table:table-row>
              <table:table-cell office:value-type="float" office:value="0.17">
                <text:p>0.17</text:p>
              </table:table-cell>
              <table:table-cell office:value-type="float" office:value="241726">
                <text:p>241726</text:p>
              </table:table-cell>
              <table:table-cell office:value-type="float" office:value="257304">
                <text:p>257304</text:p>
              </table:table-cell>
              <table:table-cell office:value-type="float" office:value="251843.666666667">
                <text:p>251843.666666667</text:p>
              </table:table-cell>
            </table:table-row>
            <table:table-row>
              <table:table-cell office:value-type="float" office:value="0.18">
                <text:p>0.18</text:p>
              </table:table-cell>
              <table:table-cell office:value-type="float" office:value="245680">
                <text:p>245680</text:p>
              </table:table-cell>
              <table:table-cell office:value-type="float" office:value="257892">
                <text:p>257892</text:p>
              </table:table-cell>
              <table:table-cell office:value-type="float" office:value="253461.166666667">
                <text:p>253461.166666667</text:p>
              </table:table-cell>
            </table:table-row>
            <table:table-row>
              <table:table-cell office:value-type="float" office:value="0.19000001">
                <text:p>0.19000001</text:p>
              </table:table-cell>
              <table:table-cell office:value-type="float" office:value="238028">
                <text:p>238028</text:p>
              </table:table-cell>
              <table:table-cell office:value-type="float" office:value="258124">
                <text:p>258124</text:p>
              </table:table-cell>
              <table:table-cell office:value-type="float" office:value="248456.333333333">
                <text:p>248456.333333333</text:p>
              </table:table-cell>
            </table:table-row>
            <table:table-row>
              <table:table-cell office:value-type="float" office:value="0.20000002">
                <text:p>0.20000002</text:p>
              </table:table-cell>
              <table:table-cell office:value-type="float" office:value="245873">
                <text:p>245873</text:p>
              </table:table-cell>
              <table:table-cell office:value-type="float" office:value="258447">
                <text:p>258447</text:p>
              </table:table-cell>
              <table:table-cell office:value-type="float" office:value="251460.5">
                <text:p>251460.5</text:p>
              </table:table-cell>
            </table:table-row>
            <table:table-row>
              <table:table-cell office:value-type="float" office:value="0.21000002">
                <text:p>0.21000002</text:p>
              </table:table-cell>
              <table:table-cell office:value-type="float" office:value="244848">
                <text:p>244848</text:p>
              </table:table-cell>
              <table:table-cell office:value-type="float" office:value="256267">
                <text:p>256267</text:p>
              </table:table-cell>
              <table:table-cell office:value-type="float" office:value="250020.5">
                <text:p>250020.5</text:p>
              </table:table-cell>
            </table:table-row>
            <table:table-row>
              <table:table-cell office:value-type="float" office:value="0.22000003">
                <text:p>0.22000003</text:p>
              </table:table-cell>
              <table:table-cell office:value-type="float" office:value="239522">
                <text:p>239522</text:p>
              </table:table-cell>
              <table:table-cell office:value-type="float" office:value="255145">
                <text:p>255145</text:p>
              </table:table-cell>
              <table:table-cell office:value-type="float" office:value="248265">
                <text:p>248265</text:p>
              </table:table-cell>
            </table:table-row>
            <table:table-row>
              <table:table-cell office:value-type="float" office:value="0.23000003">
                <text:p>0.23000003</text:p>
              </table:table-cell>
              <table:table-cell office:value-type="float" office:value="246636">
                <text:p>246636</text:p>
              </table:table-cell>
              <table:table-cell office:value-type="float" office:value="254040">
                <text:p>254040</text:p>
              </table:table-cell>
              <table:table-cell office:value-type="float" office:value="249292.5">
                <text:p>249292.5</text:p>
              </table:table-cell>
            </table:table-row>
            <table:table-row>
              <table:table-cell office:value-type="float" office:value="0.24000004">
                <text:p>0.24000004</text:p>
              </table:table-cell>
              <table:table-cell office:value-type="float" office:value="243616">
                <text:p>243616</text:p>
              </table:table-cell>
              <table:table-cell office:value-type="float" office:value="254982">
                <text:p>254982</text:p>
              </table:table-cell>
              <table:table-cell office:value-type="float" office:value="248321">
                <text:p>248321</text:p>
              </table:table-cell>
            </table:table-row>
            <table:table-row>
              <table:table-cell office:value-type="float" office:value="0.25000003">
                <text:p>0.25000003</text:p>
              </table:table-cell>
              <table:table-cell office:value-type="float" office:value="244168">
                <text:p>244168</text:p>
              </table:table-cell>
              <table:table-cell office:value-type="float" office:value="258132">
                <text:p>258132</text:p>
              </table:table-cell>
              <table:table-cell office:value-type="float" office:value="252320.333333333">
                <text:p>252320.333333333</text:p>
              </table:table-cell>
            </table:table-row>
            <table:table-row>
              <table:table-cell office:value-type="float" office:value="0.26000002">
                <text:p>0.26000002</text:p>
              </table:table-cell>
              <table:table-cell office:value-type="float" office:value="245341">
                <text:p>245341</text:p>
              </table:table-cell>
              <table:table-cell office:value-type="float" office:value="254392">
                <text:p>254392</text:p>
              </table:table-cell>
              <table:table-cell office:value-type="float" office:value="250480">
                <text:p>250480</text:p>
              </table:table-cell>
            </table:table-row>
            <table:table-row>
              <table:table-cell office:value-type="float" office:value="0.27">
                <text:p>0.27</text:p>
              </table:table-cell>
              <table:table-cell office:value-type="float" office:value="242756">
                <text:p>242756</text:p>
              </table:table-cell>
              <table:table-cell office:value-type="float" office:value="255575">
                <text:p>255575</text:p>
              </table:table-cell>
              <table:table-cell office:value-type="float" office:value="250920.166666667">
                <text:p>250920.166666667</text:p>
              </table:table-cell>
            </table:table-row>
            <table:table-row>
              <table:table-cell office:value-type="float" office:value="0.28">
                <text:p>0.28</text:p>
              </table:table-cell>
              <table:table-cell office:value-type="float" office:value="238880">
                <text:p>238880</text:p>
              </table:table-cell>
              <table:table-cell office:value-type="float" office:value="249955">
                <text:p>249955</text:p>
              </table:table-cell>
              <table:table-cell office:value-type="float" office:value="245169.833333333">
                <text:p>245169.833333333</text:p>
              </table:table-cell>
            </table:table-row>
            <table:table-row>
              <table:table-cell office:value-type="float" office:value="0.29">
                <text:p>0.29</text:p>
              </table:table-cell>
              <table:table-cell office:value-type="float" office:value="246279">
                <text:p>246279</text:p>
              </table:table-cell>
              <table:table-cell office:value-type="float" office:value="255132">
                <text:p>255132</text:p>
              </table:table-cell>
              <table:table-cell office:value-type="float" office:value="250938.333333333">
                <text:p>250938.333333333</text:p>
              </table:table-cell>
            </table:table-row>
            <table:table-row>
              <table:table-cell office:value-type="float" office:value="0.29999998">
                <text:p>0.29999998</text:p>
              </table:table-cell>
              <table:table-cell office:value-type="float" office:value="243874">
                <text:p>243874</text:p>
              </table:table-cell>
              <table:table-cell office:value-type="float" office:value="258259">
                <text:p>258259</text:p>
              </table:table-cell>
              <table:table-cell office:value-type="float" office:value="249131.333333333">
                <text:p>249131.333333333</text:p>
              </table:table-cell>
            </table:table-row>
            <table:table-row>
              <table:table-cell office:value-type="float" office:value="0.30999997">
                <text:p>0.30999997</text:p>
              </table:table-cell>
              <table:table-cell office:value-type="float" office:value="235885">
                <text:p>235885</text:p>
              </table:table-cell>
              <table:table-cell office:value-type="float" office:value="254145">
                <text:p>254145</text:p>
              </table:table-cell>
              <table:table-cell office:value-type="float" office:value="247014.666666667">
                <text:p>247014.666666667</text:p>
              </table:table-cell>
            </table:table-row>
            <table:table-row>
              <table:table-cell office:value-type="float" office:value="0.31999996">
                <text:p>0.31999996</text:p>
              </table:table-cell>
              <table:table-cell office:value-type="float" office:value="245617">
                <text:p>245617</text:p>
              </table:table-cell>
              <table:table-cell office:value-type="float" office:value="254152">
                <text:p>254152</text:p>
              </table:table-cell>
              <table:table-cell office:value-type="float" office:value="249538.333333333">
                <text:p>249538.333333333</text:p>
              </table:table-cell>
            </table:table-row>
            <table:table-row>
              <table:table-cell office:value-type="float" office:value="0.32999995">
                <text:p>0.32999995</text:p>
              </table:table-cell>
              <table:table-cell office:value-type="float" office:value="244418">
                <text:p>244418</text:p>
              </table:table-cell>
              <table:table-cell office:value-type="float" office:value="254873">
                <text:p>254873</text:p>
              </table:table-cell>
              <table:table-cell office:value-type="float" office:value="250032">
                <text:p>250032</text:p>
              </table:table-cell>
            </table:table-row>
            <table:table-row>
              <table:table-cell office:value-type="float" office:value="0.33999994">
                <text:p>0.33999994</text:p>
              </table:table-cell>
              <table:table-cell office:value-type="float" office:value="242679">
                <text:p>242679</text:p>
              </table:table-cell>
              <table:table-cell office:value-type="float" office:value="251259">
                <text:p>251259</text:p>
              </table:table-cell>
              <table:table-cell office:value-type="float" office:value="247407.833333333">
                <text:p>247407.833333333</text:p>
              </table:table-cell>
            </table:table-row>
            <table:table-row>
              <table:table-cell office:value-type="float" office:value="0.34999993">
                <text:p>0.34999993</text:p>
              </table:table-cell>
              <table:table-cell office:value-type="float" office:value="247620">
                <text:p>247620</text:p>
              </table:table-cell>
              <table:table-cell office:value-type="float" office:value="259124">
                <text:p>259124</text:p>
              </table:table-cell>
              <table:table-cell office:value-type="float" office:value="252233.166666667">
                <text:p>252233.166666667</text:p>
              </table:table-cell>
            </table:table-row>
            <table:table-row>
              <table:table-cell office:value-type="float" office:value="0.35999992">
                <text:p>0.35999992</text:p>
              </table:table-cell>
              <table:table-cell office:value-type="float" office:value="238021">
                <text:p>238021</text:p>
              </table:table-cell>
              <table:table-cell office:value-type="float" office:value="257980">
                <text:p>257980</text:p>
              </table:table-cell>
              <table:table-cell office:value-type="float" office:value="247631.833333333">
                <text:p>247631.833333333</text:p>
              </table:table-cell>
            </table:table-row>
            <table:table-row>
              <table:table-cell office:value-type="float" office:value="0.36999992">
                <text:p>0.36999992</text:p>
              </table:table-cell>
              <table:table-cell office:value-type="float" office:value="238435">
                <text:p>238435</text:p>
              </table:table-cell>
              <table:table-cell office:value-type="float" office:value="253740">
                <text:p>253740</text:p>
              </table:table-cell>
              <table:table-cell office:value-type="float" office:value="246937.5">
                <text:p>246937.5</text:p>
              </table:table-cell>
            </table:table-row>
            <table:table-row>
              <table:table-cell office:value-type="float" office:value="0.3799999">
                <text:p>0.3799999</text:p>
              </table:table-cell>
              <table:table-cell office:value-type="float" office:value="242264">
                <text:p>242264</text:p>
              </table:table-cell>
              <table:table-cell office:value-type="float" office:value="257596">
                <text:p>257596</text:p>
              </table:table-cell>
              <table:table-cell office:value-type="float" office:value="250140.666666667">
                <text:p>250140.666666667</text:p>
              </table:table-cell>
            </table:table-row>
            <table:table-row>
              <table:table-cell office:value-type="float" office:value="0.3899999">
                <text:p>0.3899999</text:p>
              </table:table-cell>
              <table:table-cell office:value-type="float" office:value="244500">
                <text:p>244500</text:p>
              </table:table-cell>
              <table:table-cell office:value-type="float" office:value="257638">
                <text:p>257638</text:p>
              </table:table-cell>
              <table:table-cell office:value-type="float" office:value="251456.666666667">
                <text:p>251456.666666667</text:p>
              </table:table-cell>
            </table:table-row>
            <table:table-row>
              <table:table-cell office:value-type="float" office:value="0.3999999">
                <text:p>0.3999999</text:p>
              </table:table-cell>
              <table:table-cell office:value-type="float" office:value="242313">
                <text:p>242313</text:p>
              </table:table-cell>
              <table:table-cell office:value-type="float" office:value="256514">
                <text:p>256514</text:p>
              </table:table-cell>
              <table:table-cell office:value-type="float" office:value="249099.833333333">
                <text:p>249099.833333333</text:p>
              </table:table-cell>
            </table:table-row>
            <table:table-row>
              <table:table-cell office:value-type="float" office:value="0.40999988">
                <text:p>0.40999988</text:p>
              </table:table-cell>
              <table:table-cell office:value-type="float" office:value="238150">
                <text:p>238150</text:p>
              </table:table-cell>
              <table:table-cell office:value-type="float" office:value="251550">
                <text:p>251550</text:p>
              </table:table-cell>
              <table:table-cell office:value-type="float" office:value="245646.5">
                <text:p>245646.5</text:p>
              </table:table-cell>
            </table:table-row>
            <table:table-row>
              <table:table-cell office:value-type="float" office:value="0.41999987">
                <text:p>0.41999987</text:p>
              </table:table-cell>
              <table:table-cell office:value-type="float" office:value="243124">
                <text:p>243124</text:p>
              </table:table-cell>
              <table:table-cell office:value-type="float" office:value="259143">
                <text:p>259143</text:p>
              </table:table-cell>
              <table:table-cell office:value-type="float" office:value="248138.5">
                <text:p>248138.5</text:p>
              </table:table-cell>
            </table:table-row>
            <table:table-row>
              <table:table-cell office:value-type="float" office:value="0.42999986">
                <text:p>0.42999986</text:p>
              </table:table-cell>
              <table:table-cell office:value-type="float" office:value="239292">
                <text:p>239292</text:p>
              </table:table-cell>
              <table:table-cell office:value-type="float" office:value="252787">
                <text:p>252787</text:p>
              </table:table-cell>
              <table:table-cell office:value-type="float" office:value="246872.333333333">
                <text:p>246872.333333333</text:p>
              </table:table-cell>
            </table:table-row>
            <table:table-row>
              <table:table-cell office:value-type="float" office:value="0.43999985">
                <text:p>0.43999985</text:p>
              </table:table-cell>
              <table:table-cell office:value-type="float" office:value="238189">
                <text:p>238189</text:p>
              </table:table-cell>
              <table:table-cell office:value-type="float" office:value="254527">
                <text:p>254527</text:p>
              </table:table-cell>
              <table:table-cell office:value-type="float" office:value="246130">
                <text:p>246130</text:p>
              </table:table-cell>
            </table:table-row>
            <table:table-row>
              <table:table-cell office:value-type="float" office:value="0.44999984">
                <text:p>0.44999984</text:p>
              </table:table-cell>
              <table:table-cell office:value-type="float" office:value="238178">
                <text:p>238178</text:p>
              </table:table-cell>
              <table:table-cell office:value-type="float" office:value="250862">
                <text:p>250862</text:p>
              </table:table-cell>
              <table:table-cell office:value-type="float" office:value="244164.666666667">
                <text:p>244164.666666667</text:p>
              </table:table-cell>
            </table:table-row>
            <table:table-row>
              <table:table-cell office:value-type="float" office:value="0.45999983">
                <text:p>0.45999983</text:p>
              </table:table-cell>
              <table:table-cell office:value-type="float" office:value="234641">
                <text:p>234641</text:p>
              </table:table-cell>
              <table:table-cell office:value-type="float" office:value="249911">
                <text:p>249911</text:p>
              </table:table-cell>
              <table:table-cell office:value-type="float" office:value="243377.5">
                <text:p>243377.5</text:p>
              </table:table-cell>
            </table:table-row>
            <table:table-row>
              <table:table-cell office:value-type="float" office:value="0.46999982">
                <text:p>0.46999982</text:p>
              </table:table-cell>
              <table:table-cell office:value-type="float" office:value="243222">
                <text:p>243222</text:p>
              </table:table-cell>
              <table:table-cell office:value-type="float" office:value="258182">
                <text:p>258182</text:p>
              </table:table-cell>
              <table:table-cell office:value-type="float" office:value="251177.5">
                <text:p>251177.5</text:p>
              </table:table-cell>
            </table:table-row>
            <table:table-row>
              <table:table-cell office:value-type="float" office:value="0.4799998">
                <text:p>0.4799998</text:p>
              </table:table-cell>
              <table:table-cell office:value-type="float" office:value="240884">
                <text:p>240884</text:p>
              </table:table-cell>
              <table:table-cell office:value-type="float" office:value="255770">
                <text:p>255770</text:p>
              </table:table-cell>
              <table:table-cell office:value-type="float" office:value="247501.833333333">
                <text:p>247501.833333333</text:p>
              </table:table-cell>
            </table:table-row>
            <table:table-row>
              <table:table-cell office:value-type="float" office:value="0.4899998">
                <text:p>0.4899998</text:p>
              </table:table-cell>
              <table:table-cell office:value-type="float" office:value="240530">
                <text:p>240530</text:p>
              </table:table-cell>
              <table:table-cell office:value-type="float" office:value="249659">
                <text:p>249659</text:p>
              </table:table-cell>
              <table:table-cell office:value-type="float" office:value="246260.833333333">
                <text:p>246260.833333333</text:p>
              </table:table-cell>
            </table:table-row>
            <table:table-row>
              <table:table-cell office:value-type="float" office:value="0.4999998">
                <text:p>0.4999998</text:p>
              </table:table-cell>
              <table:table-cell office:value-type="float" office:value="228612">
                <text:p>228612</text:p>
              </table:table-cell>
              <table:table-cell office:value-type="float" office:value="251132">
                <text:p>251132</text:p>
              </table:table-cell>
              <table:table-cell office:value-type="float" office:value="244373.333333333">
                <text:p>244373.333333333</text:p>
              </table:table-cell>
            </table:table-row>
            <table:table-row>
              <table:table-cell office:value-type="float" office:value="0.5099998">
                <text:p>0.5099998</text:p>
              </table:table-cell>
              <table:table-cell office:value-type="float" office:value="245918">
                <text:p>245918</text:p>
              </table:table-cell>
              <table:table-cell office:value-type="float" office:value="253205">
                <text:p>253205</text:p>
              </table:table-cell>
              <table:table-cell office:value-type="float" office:value="250454.166666667">
                <text:p>250454.166666667</text:p>
              </table:table-cell>
            </table:table-row>
            <table:table-row>
              <table:table-cell office:value-type="float" office:value="0.5199998">
                <text:p>0.5199998</text:p>
              </table:table-cell>
              <table:table-cell office:value-type="float" office:value="239988">
                <text:p>239988</text:p>
              </table:table-cell>
              <table:table-cell office:value-type="float" office:value="257399">
                <text:p>257399</text:p>
              </table:table-cell>
              <table:table-cell office:value-type="float" office:value="247560.166666667">
                <text:p>247560.166666667</text:p>
              </table:table-cell>
            </table:table-row>
            <table:table-row>
              <table:table-cell office:value-type="float" office:value="0.5299998">
                <text:p>0.5299998</text:p>
              </table:table-cell>
              <table:table-cell office:value-type="float" office:value="233789">
                <text:p>233789</text:p>
              </table:table-cell>
              <table:table-cell office:value-type="float" office:value="248278">
                <text:p>248278</text:p>
              </table:table-cell>
              <table:table-cell office:value-type="float" office:value="242531">
                <text:p>242531</text:p>
              </table:table-cell>
            </table:table-row>
            <table:table-row>
              <table:table-cell office:value-type="float" office:value="0.5399998">
                <text:p>0.5399998</text:p>
              </table:table-cell>
              <table:table-cell office:value-type="float" office:value="242618">
                <text:p>242618</text:p>
              </table:table-cell>
              <table:table-cell office:value-type="float" office:value="255644">
                <text:p>255644</text:p>
              </table:table-cell>
              <table:table-cell office:value-type="float" office:value="247806.5">
                <text:p>247806.5</text:p>
              </table:table-cell>
            </table:table-row>
            <table:table-row>
              <table:table-cell office:value-type="float" office:value="0.5499998">
                <text:p>0.5499998</text:p>
              </table:table-cell>
              <table:table-cell office:value-type="float" office:value="237071">
                <text:p>237071</text:p>
              </table:table-cell>
              <table:table-cell office:value-type="float" office:value="254772">
                <text:p>254772</text:p>
              </table:table-cell>
              <table:table-cell office:value-type="float" office:value="247058">
                <text:p>247058</text:p>
              </table:table-cell>
            </table:table-row>
            <table:table-row>
              <table:table-cell office:value-type="float" office:value="0.55999976">
                <text:p>0.55999976</text:p>
              </table:table-cell>
              <table:table-cell office:value-type="float" office:value="234435">
                <text:p>234435</text:p>
              </table:table-cell>
              <table:table-cell office:value-type="float" office:value="254145">
                <text:p>254145</text:p>
              </table:table-cell>
              <table:table-cell office:value-type="float" office:value="248247.666666667">
                <text:p>248247.666666667</text:p>
              </table:table-cell>
            </table:table-row>
            <table:table-row>
              <table:table-cell office:value-type="float" office:value="0.56999975">
                <text:p>0.56999975</text:p>
              </table:table-cell>
              <table:table-cell office:value-type="float" office:value="242923">
                <text:p>242923</text:p>
              </table:table-cell>
              <table:table-cell office:value-type="float" office:value="247987">
                <text:p>247987</text:p>
              </table:table-cell>
              <table:table-cell office:value-type="float" office:value="245513">
                <text:p>245513</text:p>
              </table:table-cell>
            </table:table-row>
            <table:table-row>
              <table:table-cell office:value-type="float" office:value="0.57999974">
                <text:p>0.57999974</text:p>
              </table:table-cell>
              <table:table-cell office:value-type="float" office:value="242841">
                <text:p>242841</text:p>
              </table:table-cell>
              <table:table-cell office:value-type="float" office:value="253451">
                <text:p>253451</text:p>
              </table:table-cell>
              <table:table-cell office:value-type="float" office:value="246997.833333333">
                <text:p>246997.833333333</text:p>
              </table:table-cell>
            </table:table-row>
            <table:table-row>
              <table:table-cell office:value-type="float" office:value="0.59">
                <text:p>0.59</text:p>
              </table:table-cell>
              <table:table-cell office:value-type="float" office:value="241356">
                <text:p>241356</text:p>
              </table:table-cell>
              <table:table-cell office:value-type="float" office:value="246429">
                <text:p>246429</text:p>
              </table:table-cell>
              <table:table-cell office:value-type="float" office:value="243304.5">
                <text:p>243304.5</text:p>
              </table:table-cell>
            </table:table-row>
            <table:table-row>
              <table:table-cell office:value-type="float" office:value="0.59999996">
                <text:p>0.59999996</text:p>
              </table:table-cell>
              <table:table-cell office:value-type="float" office:value="237469">
                <text:p>237469</text:p>
              </table:table-cell>
              <table:table-cell office:value-type="float" office:value="252223">
                <text:p>252223</text:p>
              </table:table-cell>
              <table:table-cell office:value-type="float" office:value="244803.333333333">
                <text:p>244803.333333333</text:p>
              </table:table-cell>
            </table:table-row>
            <table:table-row>
              <table:table-cell office:value-type="float" office:value="0.60999995">
                <text:p>0.60999995</text:p>
              </table:table-cell>
              <table:table-cell office:value-type="float" office:value="241760">
                <text:p>241760</text:p>
              </table:table-cell>
              <table:table-cell office:value-type="float" office:value="247723">
                <text:p>247723</text:p>
              </table:table-cell>
              <table:table-cell office:value-type="float" office:value="244451.166666667">
                <text:p>244451.166666667</text:p>
              </table:table-cell>
            </table:table-row>
            <table:table-row>
              <table:table-cell office:value-type="float" office:value="0.61999995">
                <text:p>0.61999995</text:p>
              </table:table-cell>
              <table:table-cell office:value-type="float" office:value="237574">
                <text:p>237574</text:p>
              </table:table-cell>
              <table:table-cell office:value-type="float" office:value="251415">
                <text:p>251415</text:p>
              </table:table-cell>
              <table:table-cell office:value-type="float" office:value="244614.5">
                <text:p>244614.5</text:p>
              </table:table-cell>
            </table:table-row>
            <table:table-row>
              <table:table-cell office:value-type="float" office:value="0.62999994">
                <text:p>0.62999994</text:p>
              </table:table-cell>
              <table:table-cell office:value-type="float" office:value="244932">
                <text:p>244932</text:p>
              </table:table-cell>
              <table:table-cell office:value-type="float" office:value="248693">
                <text:p>248693</text:p>
              </table:table-cell>
              <table:table-cell office:value-type="float" office:value="245998">
                <text:p>245998</text:p>
              </table:table-cell>
            </table:table-row>
            <table:table-row>
              <table:table-cell office:value-type="float" office:value="0.6399999">
                <text:p>0.6399999</text:p>
              </table:table-cell>
              <table:table-cell office:value-type="float" office:value="241756">
                <text:p>241756</text:p>
              </table:table-cell>
              <table:table-cell office:value-type="float" office:value="251486">
                <text:p>251486</text:p>
              </table:table-cell>
              <table:table-cell office:value-type="float" office:value="245847.166666667">
                <text:p>245847.166666667</text:p>
              </table:table-cell>
            </table:table-row>
            <table:table-row>
              <table:table-cell office:value-type="float" office:value="0.6499999">
                <text:p>0.6499999</text:p>
              </table:table-cell>
              <table:table-cell office:value-type="float" office:value="242423">
                <text:p>242423</text:p>
              </table:table-cell>
              <table:table-cell office:value-type="float" office:value="253867">
                <text:p>253867</text:p>
              </table:table-cell>
              <table:table-cell office:value-type="float" office:value="247940.166666667">
                <text:p>247940.166666667</text:p>
              </table:table-cell>
            </table:table-row>
            <table:table-row>
              <table:table-cell office:value-type="float" office:value="0.6599999">
                <text:p>0.6599999</text:p>
              </table:table-cell>
              <table:table-cell office:value-type="float" office:value="238812">
                <text:p>238812</text:p>
              </table:table-cell>
              <table:table-cell office:value-type="float" office:value="250145">
                <text:p>250145</text:p>
              </table:table-cell>
              <table:table-cell office:value-type="float" office:value="245221.333333333">
                <text:p>245221.333333333</text:p>
              </table:table-cell>
            </table:table-row>
            <table:table-row>
              <table:table-cell office:value-type="float" office:value="0.6699999">
                <text:p>0.6699999</text:p>
              </table:table-cell>
              <table:table-cell office:value-type="float" office:value="237354">
                <text:p>237354</text:p>
              </table:table-cell>
              <table:table-cell office:value-type="float" office:value="253960">
                <text:p>253960</text:p>
              </table:table-cell>
              <table:table-cell office:value-type="float" office:value="246811.666666667">
                <text:p>246811.666666667</text:p>
              </table:table-cell>
            </table:table-row>
            <table:table-row>
              <table:table-cell office:value-type="float" office:value="0.6799999">
                <text:p>0.6799999</text:p>
              </table:table-cell>
              <table:table-cell office:value-type="float" office:value="241063">
                <text:p>241063</text:p>
              </table:table-cell>
              <table:table-cell office:value-type="float" office:value="254764">
                <text:p>254764</text:p>
              </table:table-cell>
              <table:table-cell office:value-type="float" office:value="246861.666666667">
                <text:p>246861.666666667</text:p>
              </table:table-cell>
            </table:table-row>
            <table:table-row>
              <table:table-cell office:value-type="float" office:value="0.6899999">
                <text:p>0.6899999</text:p>
              </table:table-cell>
              <table:table-cell office:value-type="float" office:value="239694">
                <text:p>239694</text:p>
              </table:table-cell>
              <table:table-cell office:value-type="float" office:value="251020">
                <text:p>251020</text:p>
              </table:table-cell>
              <table:table-cell office:value-type="float" office:value="245296">
                <text:p>245296</text:p>
              </table:table-cell>
            </table:table-row>
            <table:table-row>
              <table:table-cell office:value-type="float" office:value="0.69999987">
                <text:p>0.69999987</text:p>
              </table:table-cell>
              <table:table-cell office:value-type="float" office:value="239527">
                <text:p>239527</text:p>
              </table:table-cell>
              <table:table-cell office:value-type="float" office:value="251218">
                <text:p>251218</text:p>
              </table:table-cell>
              <table:table-cell office:value-type="float" office:value="245399.666666667">
                <text:p>245399.666666667</text:p>
              </table:table-cell>
            </table:table-row>
            <table:table-row>
              <table:table-cell office:value-type="float" office:value="0.70999986">
                <text:p>0.70999986</text:p>
              </table:table-cell>
              <table:table-cell office:value-type="float" office:value="233902">
                <text:p>233902</text:p>
              </table:table-cell>
              <table:table-cell office:value-type="float" office:value="252629">
                <text:p>252629</text:p>
              </table:table-cell>
              <table:table-cell office:value-type="float" office:value="244038.5">
                <text:p>244038.5</text:p>
              </table:table-cell>
            </table:table-row>
            <table:table-row>
              <table:table-cell office:value-type="float" office:value="0.71999985">
                <text:p>0.71999985</text:p>
              </table:table-cell>
              <table:table-cell office:value-type="float" office:value="233719">
                <text:p>233719</text:p>
              </table:table-cell>
              <table:table-cell office:value-type="float" office:value="248970">
                <text:p>248970</text:p>
              </table:table-cell>
              <table:table-cell office:value-type="float" office:value="245031.833333333">
                <text:p>245031.833333333</text:p>
              </table:table-cell>
            </table:table-row>
            <table:table-row>
              <table:table-cell office:value-type="float" office:value="0.72999984">
                <text:p>0.72999984</text:p>
              </table:table-cell>
              <table:table-cell office:value-type="float" office:value="236434">
                <text:p>236434</text:p>
              </table:table-cell>
              <table:table-cell office:value-type="float" office:value="249870">
                <text:p>249870</text:p>
              </table:table-cell>
              <table:table-cell office:value-type="float" office:value="244303.833333333">
                <text:p>244303.833333333</text:p>
              </table:table-cell>
            </table:table-row>
            <table:table-row>
              <table:table-cell office:value-type="float" office:value="0.73999983">
                <text:p>0.73999983</text:p>
              </table:table-cell>
              <table:table-cell office:value-type="float" office:value="241323">
                <text:p>241323</text:p>
              </table:table-cell>
              <table:table-cell office:value-type="float" office:value="248106">
                <text:p>248106</text:p>
              </table:table-cell>
              <table:table-cell office:value-type="float" office:value="245111.833333333">
                <text:p>245111.833333333</text:p>
              </table:table-cell>
            </table:table-row>
            <table:table-row>
              <table:table-cell office:value-type="float" office:value="0.7499998">
                <text:p>0.7499998</text:p>
              </table:table-cell>
              <table:table-cell office:value-type="float" office:value="243103">
                <text:p>243103</text:p>
              </table:table-cell>
              <table:table-cell office:value-type="float" office:value="250731">
                <text:p>250731</text:p>
              </table:table-cell>
              <table:table-cell office:value-type="float" office:value="246693.333333333">
                <text:p>246693.333333333</text:p>
              </table:table-cell>
            </table:table-row>
            <table:table-row>
              <table:table-cell office:value-type="float" office:value="0.7599998">
                <text:p>0.7599998</text:p>
              </table:table-cell>
              <table:table-cell office:value-type="float" office:value="238498">
                <text:p>238498</text:p>
              </table:table-cell>
              <table:table-cell office:value-type="float" office:value="246205">
                <text:p>246205</text:p>
              </table:table-cell>
              <table:table-cell office:value-type="float" office:value="242697.666666667">
                <text:p>242697.666666667</text:p>
              </table:table-cell>
            </table:table-row>
            <table:table-row>
              <table:table-cell office:value-type="float" office:value="0.7699998">
                <text:p>0.7699998</text:p>
              </table:table-cell>
              <table:table-cell office:value-type="float" office:value="238005">
                <text:p>238005</text:p>
              </table:table-cell>
              <table:table-cell office:value-type="float" office:value="247132">
                <text:p>247132</text:p>
              </table:table-cell>
              <table:table-cell office:value-type="float" office:value="241956.5">
                <text:p>241956.5</text:p>
              </table:table-cell>
            </table:table-row>
            <table:table-row>
              <table:table-cell office:value-type="float" office:value="0.7799998">
                <text:p>0.7799998</text:p>
              </table:table-cell>
              <table:table-cell office:value-type="float" office:value="236814">
                <text:p>236814</text:p>
              </table:table-cell>
              <table:table-cell office:value-type="float" office:value="258463">
                <text:p>258463</text:p>
              </table:table-cell>
              <table:table-cell office:value-type="float" office:value="245838.166666667">
                <text:p>245838.166666667</text:p>
              </table:table-cell>
            </table:table-row>
            <table:table-row>
              <table:table-cell office:value-type="float" office:value="0.7899998">
                <text:p>0.7899998</text:p>
              </table:table-cell>
              <table:table-cell office:value-type="float" office:value="235754">
                <text:p>235754</text:p>
              </table:table-cell>
              <table:table-cell office:value-type="float" office:value="245843">
                <text:p>245843</text:p>
              </table:table-cell>
              <table:table-cell office:value-type="float" office:value="242707.666666667">
                <text:p>242707.666666667</text:p>
              </table:table-cell>
            </table:table-row>
            <table:table-row>
              <table:table-cell office:value-type="float" office:value="0.7999998">
                <text:p>0.7999998</text:p>
              </table:table-cell>
              <table:table-cell office:value-type="float" office:value="235293">
                <text:p>235293</text:p>
              </table:table-cell>
              <table:table-cell office:value-type="float" office:value="253826">
                <text:p>253826</text:p>
              </table:table-cell>
              <table:table-cell office:value-type="float" office:value="245781.5">
                <text:p>245781.5</text:p>
              </table:table-cell>
            </table:table-row>
            <table:table-row>
              <table:table-cell office:value-type="float" office:value="0.80999976">
                <text:p>0.80999976</text:p>
              </table:table-cell>
              <table:table-cell office:value-type="float" office:value="241506">
                <text:p>241506</text:p>
              </table:table-cell>
              <table:table-cell office:value-type="float" office:value="251509">
                <text:p>251509</text:p>
              </table:table-cell>
              <table:table-cell office:value-type="float" office:value="246560.166666667">
                <text:p>246560.166666667</text:p>
              </table:table-cell>
            </table:table-row>
            <table:table-row>
              <table:table-cell office:value-type="float" office:value="0.81999975">
                <text:p>0.81999975</text:p>
              </table:table-cell>
              <table:table-cell office:value-type="float" office:value="236524">
                <text:p>236524</text:p>
              </table:table-cell>
              <table:table-cell office:value-type="float" office:value="248920">
                <text:p>248920</text:p>
              </table:table-cell>
              <table:table-cell office:value-type="float" office:value="243953.833333333">
                <text:p>243953.833333333</text:p>
              </table:table-cell>
            </table:table-row>
            <table:table-row>
              <table:table-cell office:value-type="float" office:value="0.82999974">
                <text:p>0.82999974</text:p>
              </table:table-cell>
              <table:table-cell office:value-type="float" office:value="231612">
                <text:p>231612</text:p>
              </table:table-cell>
              <table:table-cell office:value-type="float" office:value="247964">
                <text:p>247964</text:p>
              </table:table-cell>
              <table:table-cell office:value-type="float" office:value="239220">
                <text:p>239220</text:p>
              </table:table-cell>
            </table:table-row>
            <table:table-row>
              <table:table-cell office:value-type="float" office:value="0.83999974">
                <text:p>0.83999974</text:p>
              </table:table-cell>
              <table:table-cell office:value-type="float" office:value="229734">
                <text:p>229734</text:p>
              </table:table-cell>
              <table:table-cell office:value-type="float" office:value="255792">
                <text:p>255792</text:p>
              </table:table-cell>
              <table:table-cell office:value-type="float" office:value="241609.833333333">
                <text:p>241609.833333333</text:p>
              </table:table-cell>
            </table:table-row>
            <table:table-row>
              <table:table-cell office:value-type="float" office:value="0.8499997">
                <text:p>0.8499997</text:p>
              </table:table-cell>
              <table:table-cell office:value-type="float" office:value="235302">
                <text:p>235302</text:p>
              </table:table-cell>
              <table:table-cell office:value-type="float" office:value="248996">
                <text:p>248996</text:p>
              </table:table-cell>
              <table:table-cell office:value-type="float" office:value="242104.5">
                <text:p>242104.5</text:p>
              </table:table-cell>
            </table:table-row>
            <table:table-row>
              <table:table-cell office:value-type="float" office:value="0.8599997">
                <text:p>0.8599997</text:p>
              </table:table-cell>
              <table:table-cell office:value-type="float" office:value="237636">
                <text:p>237636</text:p>
              </table:table-cell>
              <table:table-cell office:value-type="float" office:value="250889">
                <text:p>250889</text:p>
              </table:table-cell>
              <table:table-cell office:value-type="float" office:value="243980.5">
                <text:p>243980.5</text:p>
              </table:table-cell>
            </table:table-row>
            <table:table-row>
              <table:table-cell office:value-type="float" office:value="0.8699997">
                <text:p>0.8699997</text:p>
              </table:table-cell>
              <table:table-cell office:value-type="float" office:value="236502">
                <text:p>236502</text:p>
              </table:table-cell>
              <table:table-cell office:value-type="float" office:value="248205">
                <text:p>248205</text:p>
              </table:table-cell>
              <table:table-cell office:value-type="float" office:value="243374.333333333">
                <text:p>243374.333333333</text:p>
              </table:table-cell>
            </table:table-row>
            <table:table-row>
              <table:table-cell office:value-type="float" office:value="0.8799997">
                <text:p>0.8799997</text:p>
              </table:table-cell>
              <table:table-cell office:value-type="float" office:value="231446">
                <text:p>231446</text:p>
              </table:table-cell>
              <table:table-cell office:value-type="float" office:value="246354">
                <text:p>246354</text:p>
              </table:table-cell>
              <table:table-cell office:value-type="float" office:value="239877.666666667">
                <text:p>239877.666666667</text:p>
              </table:table-cell>
            </table:table-row>
            <table:table-row>
              <table:table-cell office:value-type="float" office:value="0.8899997">
                <text:p>0.8899997</text:p>
              </table:table-cell>
              <table:table-cell office:value-type="float" office:value="237757">
                <text:p>237757</text:p>
              </table:table-cell>
              <table:table-cell office:value-type="float" office:value="247595">
                <text:p>247595</text:p>
              </table:table-cell>
              <table:table-cell office:value-type="float" office:value="242348">
                <text:p>242348</text:p>
              </table:table-cell>
            </table:table-row>
            <table:table-row>
              <table:table-cell office:value-type="float" office:value="0.8999997">
                <text:p>0.8999997</text:p>
              </table:table-cell>
              <table:table-cell office:value-type="float" office:value="236022">
                <text:p>236022</text:p>
              </table:table-cell>
              <table:table-cell office:value-type="float" office:value="245398">
                <text:p>245398</text:p>
              </table:table-cell>
              <table:table-cell office:value-type="float" office:value="240207.333333333">
                <text:p>240207.333333333</text:p>
              </table:table-cell>
            </table:table-row>
            <table:table-row>
              <table:table-cell office:value-type="float" office:value="0.91">
                <text:p>0.91</text:p>
              </table:table-cell>
              <table:table-cell office:value-type="float" office:value="237973">
                <text:p>237973</text:p>
              </table:table-cell>
              <table:table-cell office:value-type="float" office:value="248736">
                <text:p>248736</text:p>
              </table:table-cell>
              <table:table-cell office:value-type="float" office:value="244571.5">
                <text:p>244571.5</text:p>
              </table:table-cell>
            </table:table-row>
            <table:table-row>
              <table:table-cell office:value-type="float" office:value="0.92">
                <text:p>0.92</text:p>
              </table:table-cell>
              <table:table-cell office:value-type="float" office:value="242041">
                <text:p>242041</text:p>
              </table:table-cell>
              <table:table-cell office:value-type="float" office:value="247752">
                <text:p>247752</text:p>
              </table:table-cell>
              <table:table-cell office:value-type="float" office:value="245606.5">
                <text:p>245606.5</text:p>
              </table:table-cell>
            </table:table-row>
            <table:table-row>
              <table:table-cell office:value-type="float" office:value="0.93">
                <text:p>0.93</text:p>
              </table:table-cell>
              <table:table-cell office:value-type="float" office:value="237108">
                <text:p>237108</text:p>
              </table:table-cell>
              <table:table-cell office:value-type="float" office:value="250660">
                <text:p>250660</text:p>
              </table:table-cell>
              <table:table-cell office:value-type="float" office:value="241841.833333333">
                <text:p>241841.833333333</text:p>
              </table:table-cell>
            </table:table-row>
            <table:table-row>
              <table:table-cell office:value-type="float" office:value="0.94">
                <text:p>0.94</text:p>
              </table:table-cell>
              <table:table-cell office:value-type="float" office:value="228960">
                <text:p>228960</text:p>
              </table:table-cell>
              <table:table-cell office:value-type="float" office:value="245504">
                <text:p>245504</text:p>
              </table:table-cell>
              <table:table-cell office:value-type="float" office:value="236025.166666667">
                <text:p>236025.166666667</text:p>
              </table:table-cell>
            </table:table-row>
            <table:table-row>
              <table:table-cell office:value-type="float" office:value="0.95">
                <text:p>0.95</text:p>
              </table:table-cell>
              <table:table-cell office:value-type="float" office:value="234607">
                <text:p>234607</text:p>
              </table:table-cell>
              <table:table-cell office:value-type="float" office:value="249002">
                <text:p>249002</text:p>
              </table:table-cell>
              <table:table-cell office:value-type="float" office:value="241023.833333333">
                <text:p>241023.833333333</text:p>
              </table:table-cell>
            </table:table-row>
            <table:table-row>
              <table:table-cell office:value-type="float" office:value="0.96">
                <text:p>0.96</text:p>
              </table:table-cell>
              <table:table-cell office:value-type="float" office:value="236388">
                <text:p>236388</text:p>
              </table:table-cell>
              <table:table-cell office:value-type="float" office:value="246785">
                <text:p>246785</text:p>
              </table:table-cell>
              <table:table-cell office:value-type="float" office:value="241597">
                <text:p>241597</text:p>
              </table:table-cell>
            </table:table-row>
            <table:table-row>
              <table:table-cell office:value-type="float" office:value="0.96999997">
                <text:p>0.96999997</text:p>
              </table:table-cell>
              <table:table-cell office:value-type="float" office:value="232811">
                <text:p>232811</text:p>
              </table:table-cell>
              <table:table-cell office:value-type="float" office:value="246707">
                <text:p>246707</text:p>
              </table:table-cell>
              <table:table-cell office:value-type="float" office:value="242614">
                <text:p>242614</text:p>
              </table:table-cell>
            </table:table-row>
            <table:table-row>
              <table:table-cell office:value-type="float" office:value="0.97999996">
                <text:p>0.97999996</text:p>
              </table:table-cell>
              <table:table-cell office:value-type="float" office:value="234176">
                <text:p>234176</text:p>
              </table:table-cell>
              <table:table-cell office:value-type="float" office:value="254125">
                <text:p>254125</text:p>
              </table:table-cell>
              <table:table-cell office:value-type="float" office:value="240988">
                <text:p>240988</text:p>
              </table:table-cell>
            </table:table-row>
            <table:table-row>
              <table:table-cell office:value-type="float" office:value="0.98999995">
                <text:p>0.98999995</text:p>
              </table:table-cell>
              <table:table-cell office:value-type="float" office:value="233979">
                <text:p>233979</text:p>
              </table:table-cell>
              <table:table-cell office:value-type="float" office:value="247506">
                <text:p>247506</text:p>
              </table:table-cell>
              <table:table-cell office:value-type="float" office:value="241504.5">
                <text:p>241504.5</text:p>
              </table:table-cell>
            </table:table-row>
            <table:table-row>
              <table:table-cell office:value-type="float" office:value="0.99999994">
                <text:p>0.99999994</text:p>
              </table:table-cell>
              <table:table-cell office:value-type="float" office:value="236494">
                <text:p>236494</text:p>
              </table:table-cell>
              <table:table-cell office:value-type="float" office:value="248521">
                <text:p>248521</text:p>
              </table:table-cell>
              <table:table-cell office:value-type="float" office:value="241474">
                <text:p>241474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